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6.62mm"/>
    </style:style>
    <style:style style:name="co2" style:family="table-column">
      <style:table-column-properties fo:break-before="auto" style:column-width="18.77mm"/>
    </style:style>
    <style:style style:name="co3" style:family="table-column">
      <style:table-column-properties fo:break-before="auto" style:column-width="22.49mm"/>
    </style:style>
    <style:style style:name="co4" style:family="table-column">
      <style:table-column-properties fo:break-before="auto" style:column-width="14.02mm"/>
    </style:style>
    <style:style style:name="co5" style:family="table-column">
      <style:table-column-properties fo:break-before="auto" style:column-width="12.38mm"/>
    </style:style>
    <style:style style:name="co6" style:family="table-column">
      <style:table-column-properties fo:break-before="auto" style:column-width="24.34mm"/>
    </style:style>
    <style:style style:name="co8" style:family="table-column">
      <style:table-column-properties fo:break-before="auto" style:column-width="33.64mm"/>
    </style:style>
    <style:style style:name="co7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181.84mm"/>
    </style:style>
    <style:style style:name="co10" style:family="table-column">
      <style:table-column-properties fo:break-before="auto" style:column-width="35.4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2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>
      <style:text-properties style:text-position="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84"/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data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media</text:p>
          </table:table-cell>
          <table:table-cell table:style-name="Default" office:value-type="string" calcext:value-type="string">
            <text:p>start</text:p>
          </table:table-cell>
          <table:table-cell table:style-name="Default" office:value-type="string" calcext:value-type="string">
            <text:p>end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terror</text:p>
          </table:table-cell>
          <table:table-cell office:value-type="string" calcext:value-type="string">
            <text:p>terror_attack</text:p>
          </table:table-cell>
        </table:table-row>
        <table:table-row table:style-name="ro1">
          <table:table-cell office:value-type="string" calcext:value-type="string">
            <text:p>US_Nytime</text:p>
          </table:table-cell>
          <table:table-cell office:value-type="date" office:date-value="2001-07-31" calcext:value-type="date">
            <text:p>2001-07-31</text:p>
          </table:table-cell>
          <table:table-cell table:formula="of:=[.B2]+6" office:value-type="date" office:date-value="2001-08-06" calcext:value-type="date">
            <text:p>2001-08-06</text:p>
          </table:table-cell>
          <table:table-cell office:value-type="float" office:value="3580" calcext:value-type="float">
            <text:p>3580</text:p>
          </table:table-cell>
          <table:table-cell office:value-type="float" office:value="42" calcext:value-type="float">
            <text:p>42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string" calcext:value-type="string">
            <text:p>US_Nytime</text:p>
          </table:table-cell>
          <table:table-cell table:formula="of:=[.B2]+7" office:value-type="date" office:date-value="2001-08-07" calcext:value-type="date">
            <text:p>2001-08-07</text:p>
          </table:table-cell>
          <table:table-cell table:formula="of:=[.B3]+6" office:value-type="date" office:date-value="2001-08-13" calcext:value-type="date">
            <text:p>2001-08-13</text:p>
          </table:table-cell>
          <table:table-cell office:value-type="float" office:value="3438" calcext:value-type="float">
            <text:p>3438</text:p>
          </table:table-cell>
          <table:table-cell office:value-type="float" office:value="39" calcext:value-type="float">
            <text:p>39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string" calcext:value-type="string">
            <text:p>US_Nytime</text:p>
          </table:table-cell>
          <table:table-cell table:formula="of:=[.B3]+7" office:value-type="date" office:date-value="2001-08-14" calcext:value-type="date">
            <text:p>2001-08-14</text:p>
          </table:table-cell>
          <table:table-cell table:formula="of:=[.B4]+6" office:value-type="date" office:date-value="2001-08-20" calcext:value-type="date">
            <text:p>2001-08-20</text:p>
          </table:table-cell>
          <table:table-cell office:value-type="float" office:value="3578" calcext:value-type="float">
            <text:p>3578</text:p>
          </table:table-cell>
          <table:table-cell office:value-type="float" office:value="32" calcext:value-type="float">
            <text:p>32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string" calcext:value-type="string">
            <text:p>US_Nytime</text:p>
          </table:table-cell>
          <table:table-cell table:formula="of:=[.B4]+7" office:value-type="date" office:date-value="2001-08-21" calcext:value-type="date">
            <text:p>2001-08-21</text:p>
          </table:table-cell>
          <table:table-cell table:formula="of:=[.B5]+6" office:value-type="date" office:date-value="2001-08-27" calcext:value-type="date">
            <text:p>2001-08-27</text:p>
          </table:table-cell>
          <table:table-cell office:value-type="float" office:value="3502" calcext:value-type="float">
            <text:p>3502</text:p>
          </table:table-cell>
          <table:table-cell office:value-type="float" office:value="37" calcext:value-type="float">
            <text:p>37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US_Nytime</text:p>
          </table:table-cell>
          <table:table-cell table:formula="of:=[.B5]+7" office:value-type="date" office:date-value="2001-08-28" calcext:value-type="date">
            <text:p>2001-08-28</text:p>
          </table:table-cell>
          <table:table-cell table:formula="of:=[.B6]+6" office:value-type="date" office:date-value="2001-09-03" calcext:value-type="date">
            <text:p>2001-09-03</text:p>
          </table:table-cell>
          <table:table-cell office:value-type="float" office:value="3381" calcext:value-type="float">
            <text:p>3381</text:p>
          </table:table-cell>
          <table:table-cell office:value-type="float" office:value="28" calcext:value-type="float">
            <text:p>2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string" calcext:value-type="string">
            <text:p>US_Nytime</text:p>
          </table:table-cell>
          <table:table-cell table:formula="of:=[.B6]+7" office:value-type="date" office:date-value="2001-09-04" calcext:value-type="date">
            <text:p>2001-09-04</text:p>
          </table:table-cell>
          <table:table-cell table:formula="of:=[.B7]+6" office:value-type="date" office:date-value="2001-09-10" calcext:value-type="date">
            <text:p>2001-09-10</text:p>
          </table:table-cell>
          <table:table-cell office:value-type="float" office:value="3543" calcext:value-type="float">
            <text:p>3543</text:p>
          </table:table-cell>
          <table:table-cell office:value-type="float" office:value="52" calcext:value-type="float">
            <text:p>52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string" calcext:value-type="string">
            <text:p>US_Nytime</text:p>
          </table:table-cell>
          <table:table-cell table:formula="of:=[.B7]+7" office:value-type="date" office:date-value="2001-09-11" calcext:value-type="date">
            <text:p>2001-09-11</text:p>
          </table:table-cell>
          <table:table-cell table:formula="of:=[.B8]+6" office:value-type="date" office:date-value="2001-09-17" calcext:value-type="date">
            <text:p>2001-09-17</text:p>
          </table:table-cell>
          <table:table-cell office:value-type="float" office:value="3201" calcext:value-type="float">
            <text:p>3201</text:p>
          </table:table-cell>
          <table:table-cell office:value-type="float" office:value="573" calcext:value-type="float">
            <text:p>573</text:p>
          </table:table-cell>
          <table:table-cell office:value-type="float" office:value="1393" calcext:value-type="float">
            <text:p>1393</text:p>
          </table:table-cell>
        </table:table-row>
        <table:table-row table:style-name="ro1">
          <table:table-cell office:value-type="string" calcext:value-type="string">
            <text:p>US_Nytime</text:p>
          </table:table-cell>
          <table:table-cell table:formula="of:=[.B8]+7" office:value-type="date" office:date-value="2001-09-18" calcext:value-type="date">
            <text:p>2001-09-18</text:p>
          </table:table-cell>
          <table:table-cell table:formula="of:=[.B9]+6" office:value-type="date" office:date-value="2001-09-24" calcext:value-type="date">
            <text:p>2001-09-24</text:p>
          </table:table-cell>
          <table:table-cell office:value-type="float" office:value="3528" calcext:value-type="float">
            <text:p>3528</text:p>
          </table:table-cell>
          <table:table-cell office:value-type="float" office:value="789" calcext:value-type="float">
            <text:p>789</text:p>
          </table:table-cell>
          <table:table-cell office:value-type="float" office:value="1697" calcext:value-type="float">
            <text:p>1697</text:p>
          </table:table-cell>
        </table:table-row>
        <table:table-row table:style-name="ro1">
          <table:table-cell office:value-type="string" calcext:value-type="string">
            <text:p>US_Nytime</text:p>
          </table:table-cell>
          <table:table-cell table:formula="of:=[.B9]+7" office:value-type="date" office:date-value="2001-09-25" calcext:value-type="date">
            <text:p>2001-09-25</text:p>
          </table:table-cell>
          <table:table-cell table:formula="of:=[.B10]+6" office:value-type="date" office:date-value="2001-10-01" calcext:value-type="date">
            <text:p>2001-10-01</text:p>
          </table:table-cell>
          <table:table-cell office:value-type="float" office:value="3770" calcext:value-type="float">
            <text:p>3770</text:p>
          </table:table-cell>
          <table:table-cell office:value-type="float" office:value="728" calcext:value-type="float">
            <text:p>728</text:p>
          </table:table-cell>
          <table:table-cell office:value-type="float" office:value="1595" calcext:value-type="float">
            <text:p>1595</text:p>
          </table:table-cell>
        </table:table-row>
        <table:table-row table:style-name="ro1">
          <table:table-cell office:value-type="string" calcext:value-type="string">
            <text:p>US_Nytime</text:p>
          </table:table-cell>
          <table:table-cell table:formula="of:=[.B10]+7" office:value-type="date" office:date-value="2001-10-02" calcext:value-type="date">
            <text:p>2001-10-02</text:p>
          </table:table-cell>
          <table:table-cell table:formula="of:=[.B11]+6" office:value-type="date" office:date-value="2001-10-08" calcext:value-type="date">
            <text:p>2001-10-08</text:p>
          </table:table-cell>
          <table:table-cell office:value-type="float" office:value="3871" calcext:value-type="float">
            <text:p>3871</text:p>
          </table:table-cell>
          <table:table-cell office:value-type="float" office:value="684" calcext:value-type="float">
            <text:p>684</text:p>
          </table:table-cell>
          <table:table-cell office:value-type="float" office:value="1440" calcext:value-type="float">
            <text:p>1440</text:p>
          </table:table-cell>
        </table:table-row>
        <table:table-row table:style-name="ro1">
          <table:table-cell office:value-type="string" calcext:value-type="string">
            <text:p>US_Nytime</text:p>
          </table:table-cell>
          <table:table-cell table:formula="of:=[.B11]+7" office:value-type="date" office:date-value="2001-10-09" calcext:value-type="date">
            <text:p>2001-10-09</text:p>
          </table:table-cell>
          <table:table-cell table:formula="of:=[.B12]+6" office:value-type="date" office:date-value="2001-10-15" calcext:value-type="date">
            <text:p>2001-10-15</text:p>
          </table:table-cell>
          <table:table-cell office:value-type="float" office:value="3923" calcext:value-type="float">
            <text:p>3923</text:p>
          </table:table-cell>
          <table:table-cell office:value-type="float" office:value="636" calcext:value-type="float">
            <text:p>636</text:p>
          </table:table-cell>
          <table:table-cell office:value-type="float" office:value="1369" calcext:value-type="float">
            <text:p>1369</text:p>
          </table:table-cell>
        </table:table-row>
        <table:table-row table:style-name="ro1">
          <table:table-cell office:value-type="string" calcext:value-type="string">
            <text:p>US_Nytime</text:p>
          </table:table-cell>
          <table:table-cell table:formula="of:=[.B12]+7" office:value-type="date" office:date-value="2001-10-16" calcext:value-type="date">
            <text:p>2001-10-16</text:p>
          </table:table-cell>
          <table:table-cell table:formula="of:=[.B13]+6" office:value-type="date" office:date-value="2001-10-22" calcext:value-type="date">
            <text:p>2001-10-22</text:p>
          </table:table-cell>
          <table:table-cell office:value-type="float" office:value="3883" calcext:value-type="float">
            <text:p>3883</text:p>
          </table:table-cell>
          <table:table-cell office:value-type="float" office:value="532" calcext:value-type="float">
            <text:p>532</text:p>
          </table:table-cell>
          <table:table-cell office:value-type="float" office:value="1142" calcext:value-type="float">
            <text:p>1142</text:p>
          </table:table-cell>
        </table:table-row>
        <table:table-row table:style-name="ro1">
          <table:table-cell office:value-type="string" calcext:value-type="string">
            <text:p>US_Nytime</text:p>
          </table:table-cell>
          <table:table-cell table:formula="of:=[.B13]+7" office:value-type="date" office:date-value="2001-10-23" calcext:value-type="date">
            <text:p>2001-10-23</text:p>
          </table:table-cell>
          <table:table-cell table:formula="of:=[.B14]+6" office:value-type="date" office:date-value="2001-10-29" calcext:value-type="date">
            <text:p>2001-10-29</text:p>
          </table:table-cell>
          <table:table-cell office:value-type="float" office:value="3828" calcext:value-type="float">
            <text:p>3828</text:p>
          </table:table-cell>
          <table:table-cell office:value-type="float" office:value="491" calcext:value-type="float">
            <text:p>491</text:p>
          </table:table-cell>
          <table:table-cell office:value-type="float" office:value="1109" calcext:value-type="float">
            <text:p>1109</text:p>
          </table:table-cell>
        </table:table-row>
        <table:table-row table:style-name="ro1">
          <table:table-cell office:value-type="string" calcext:value-type="string">
            <text:p>US_Nytime</text:p>
          </table:table-cell>
          <table:table-cell table:formula="of:=[.B14]+7" office:value-type="date" office:date-value="2001-10-30" calcext:value-type="date">
            <text:p>2001-10-30</text:p>
          </table:table-cell>
          <table:table-cell table:formula="of:=[.B15]+6" office:value-type="date" office:date-value="2001-11-05" calcext:value-type="date">
            <text:p>2001-11-05</text:p>
          </table:table-cell>
          <table:table-cell office:value-type="float" office:value="3989" calcext:value-type="float">
            <text:p>3989</text:p>
          </table:table-cell>
          <table:table-cell office:value-type="float" office:value="467" calcext:value-type="float">
            <text:p>467</text:p>
          </table:table-cell>
          <table:table-cell office:value-type="float" office:value="1022" calcext:value-type="float">
            <text:p>1022</text:p>
          </table:table-cell>
        </table:table-row>
        <table:table-row table:style-name="ro1">
          <table:table-cell office:value-type="string" calcext:value-type="string">
            <text:p>US_Nytime</text:p>
          </table:table-cell>
          <table:table-cell table:formula="of:=[.B15]+7" office:value-type="date" office:date-value="2001-11-06" calcext:value-type="date">
            <text:p>2001-11-06</text:p>
          </table:table-cell>
          <table:table-cell table:formula="of:=[.B16]+6" office:value-type="date" office:date-value="2001-11-12" calcext:value-type="date">
            <text:p>2001-11-12</text:p>
          </table:table-cell>
          <table:table-cell office:value-type="float" office:value="3967" calcext:value-type="float">
            <text:p>3967</text:p>
          </table:table-cell>
          <table:table-cell office:value-type="float" office:value="474" calcext:value-type="float">
            <text:p>474</text:p>
          </table:table-cell>
          <table:table-cell office:value-type="float" office:value="1023" calcext:value-type="float">
            <text:p>1023</text:p>
          </table:table-cell>
        </table:table-row>
        <table:table-row table:style-name="ro1">
          <table:table-cell office:value-type="string" calcext:value-type="string">
            <text:p>US_Nytime</text:p>
          </table:table-cell>
          <table:table-cell table:formula="of:=[.B16]+7" office:value-type="date" office:date-value="2001-11-13" calcext:value-type="date">
            <text:p>2001-11-13</text:p>
          </table:table-cell>
          <table:table-cell table:formula="of:=[.B17]+6" office:value-type="date" office:date-value="2001-11-19" calcext:value-type="date">
            <text:p>2001-11-19</text:p>
          </table:table-cell>
          <table:table-cell office:value-type="float" office:value="3851" calcext:value-type="float">
            <text:p>3851</text:p>
          </table:table-cell>
          <table:table-cell office:value-type="float" office:value="413" calcext:value-type="float">
            <text:p>413</text:p>
          </table:table-cell>
          <table:table-cell office:value-type="float" office:value="861" calcext:value-type="float">
            <text:p>861</text:p>
          </table:table-cell>
        </table:table-row>
        <table:table-row table:style-name="ro1">
          <table:table-cell office:value-type="string" calcext:value-type="string">
            <text:p>US_Nytime</text:p>
          </table:table-cell>
          <table:table-cell table:formula="of:=[.B17]+7" office:value-type="date" office:date-value="2001-11-20" calcext:value-type="date">
            <text:p>2001-11-20</text:p>
          </table:table-cell>
          <table:table-cell table:formula="of:=[.B18]+6" office:value-type="date" office:date-value="2001-11-26" calcext:value-type="date">
            <text:p>2001-11-26</text:p>
          </table:table-cell>
          <table:table-cell office:value-type="float" office:value="3472" calcext:value-type="float">
            <text:p>3472</text:p>
          </table:table-cell>
          <table:table-cell office:value-type="float" office:value="357" calcext:value-type="float">
            <text:p>357</text:p>
          </table:table-cell>
          <table:table-cell office:value-type="float" office:value="743" calcext:value-type="float">
            <text:p>743</text:p>
          </table:table-cell>
        </table:table-row>
        <table:table-row table:style-name="ro1">
          <table:table-cell office:value-type="string" calcext:value-type="string">
            <text:p>US_Nytime</text:p>
          </table:table-cell>
          <table:table-cell table:formula="of:=[.B18]+7" office:value-type="date" office:date-value="2001-11-27" calcext:value-type="date">
            <text:p>2001-11-27</text:p>
          </table:table-cell>
          <table:table-cell table:formula="of:=[.B19]+6" office:value-type="date" office:date-value="2001-12-03" calcext:value-type="date">
            <text:p>2001-12-03</text:p>
          </table:table-cell>
          <table:table-cell office:value-type="float" office:value="3829" calcext:value-type="float">
            <text:p>3829</text:p>
          </table:table-cell>
          <table:table-cell office:value-type="float" office:value="367" calcext:value-type="float">
            <text:p>367</text:p>
          </table:table-cell>
          <table:table-cell office:value-type="float" office:value="815" calcext:value-type="float">
            <text:p>815</text:p>
          </table:table-cell>
        </table:table-row>
        <table:table-row table:style-name="ro1">
          <table:table-cell office:value-type="string" calcext:value-type="string">
            <text:p>US_Nytime</text:p>
          </table:table-cell>
          <table:table-cell table:formula="of:=[.B19]+7" office:value-type="date" office:date-value="2001-12-04" calcext:value-type="date">
            <text:p>2001-12-04</text:p>
          </table:table-cell>
          <table:table-cell table:formula="of:=[.B20]+6" office:value-type="date" office:date-value="2001-12-10" calcext:value-type="date">
            <text:p>2001-12-10</text:p>
          </table:table-cell>
          <table:table-cell office:value-type="float" office:value="4039" calcext:value-type="float">
            <text:p>4039</text:p>
          </table:table-cell>
          <table:table-cell office:value-type="float" office:value="376" calcext:value-type="float">
            <text:p>376</text:p>
          </table:table-cell>
          <table:table-cell office:value-type="float" office:value="793" calcext:value-type="float">
            <text:p>793</text:p>
          </table:table-cell>
        </table:table-row>
        <table:table-row table:style-name="ro1">
          <table:table-cell office:value-type="string" calcext:value-type="string">
            <text:p>US_Nytime</text:p>
          </table:table-cell>
          <table:table-cell table:formula="of:=[.B20]+7" office:value-type="date" office:date-value="2001-12-11" calcext:value-type="date">
            <text:p>2001-12-11</text:p>
          </table:table-cell>
          <table:table-cell table:formula="of:=[.B21]+6" office:value-type="date" office:date-value="2001-12-17" calcext:value-type="date">
            <text:p>2001-12-17</text:p>
          </table:table-cell>
          <table:table-cell office:value-type="float" office:value="3894" calcext:value-type="float">
            <text:p>3894</text:p>
          </table:table-cell>
          <table:table-cell office:value-type="float" office:value="362" calcext:value-type="float">
            <text:p>362</text:p>
          </table:table-cell>
          <table:table-cell office:value-type="float" office:value="782" calcext:value-type="float">
            <text:p>782</text:p>
          </table:table-cell>
        </table:table-row>
        <table:table-row table:style-name="ro1">
          <table:table-cell office:value-type="string" calcext:value-type="string">
            <text:p>US_Nytime</text:p>
          </table:table-cell>
          <table:table-cell table:formula="of:=[.B21]+7" office:value-type="date" office:date-value="2001-12-18" calcext:value-type="date">
            <text:p>2001-12-18</text:p>
          </table:table-cell>
          <table:table-cell table:formula="of:=[.B22]+6" office:value-type="date" office:date-value="2001-12-24" calcext:value-type="date">
            <text:p>2001-12-24</text:p>
          </table:table-cell>
          <table:table-cell office:value-type="float" office:value="3705" calcext:value-type="float">
            <text:p>3705</text:p>
          </table:table-cell>
          <table:table-cell office:value-type="float" office:value="288" calcext:value-type="float">
            <text:p>288</text:p>
          </table:table-cell>
          <table:table-cell office:value-type="float" office:value="677" calcext:value-type="float">
            <text:p>677</text:p>
          </table:table-cell>
        </table:table-row>
        <table:table-row table:style-name="ro1">
          <table:table-cell office:value-type="string" calcext:value-type="string">
            <text:p>US_Nytime</text:p>
          </table:table-cell>
          <table:table-cell table:formula="of:=[.B22]+7" office:value-type="date" office:date-value="2001-12-25" calcext:value-type="date">
            <text:p>2001-12-25</text:p>
          </table:table-cell>
          <table:table-cell table:formula="of:=[.B23]+6" office:value-type="date" office:date-value="2001-12-31" calcext:value-type="date">
            <text:p>2001-12-31</text:p>
          </table:table-cell>
          <table:table-cell office:value-type="float" office:value="3164" calcext:value-type="float">
            <text:p>3164</text:p>
          </table:table-cell>
          <table:table-cell office:value-type="float" office:value="290" calcext:value-type="float">
            <text:p>290</text:p>
          </table:table-cell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string" calcext:value-type="string">
            <text:p>AG_Reuters</text:p>
          </table:table-cell>
          <table:table-cell office:value-type="date" office:date-value="2001-07-31" calcext:value-type="date">
            <text:p>2001-07-31</text:p>
          </table:table-cell>
          <table:table-cell table:formula="of:=[.B24]+6" office:value-type="date" office:date-value="2001-08-06" calcext:value-type="date">
            <text:p>2001-08-06</text:p>
          </table:table-cell>
          <table:table-cell office:value-type="float" office:value="13754" calcext:value-type="float">
            <text:p>13754</text:p>
          </table:table-cell>
          <table:table-cell office:value-type="float" office:value="107" calcext:value-type="float">
            <text:p>107</text:p>
          </table:table-cell>
          <table:table-cell office:value-type="float" office:value="543" calcext:value-type="float">
            <text:p>543</text:p>
          </table:table-cell>
        </table:table-row>
        <table:table-row table:style-name="ro1">
          <table:table-cell office:value-type="string" calcext:value-type="string">
            <text:p>AG_Reuters</text:p>
          </table:table-cell>
          <table:table-cell table:formula="of:=[.B24]+7" office:value-type="date" office:date-value="2001-08-07" calcext:value-type="date">
            <text:p>2001-08-07</text:p>
          </table:table-cell>
          <table:table-cell table:formula="of:=[.B25]+6" office:value-type="date" office:date-value="2001-08-13" calcext:value-type="date">
            <text:p>2001-08-13</text:p>
          </table:table-cell>
          <table:table-cell office:value-type="float" office:value="13888" calcext:value-type="float">
            <text:p>13888</text:p>
          </table:table-cell>
          <table:table-cell office:value-type="float" office:value="143" calcext:value-type="float">
            <text:p>143</text:p>
          </table:table-cell>
          <table:table-cell office:value-type="float" office:value="703" calcext:value-type="float">
            <text:p>703</text:p>
          </table:table-cell>
        </table:table-row>
        <table:table-row table:style-name="ro1">
          <table:table-cell office:value-type="string" calcext:value-type="string">
            <text:p>AG_Reuters</text:p>
          </table:table-cell>
          <table:table-cell table:formula="of:=[.B25]+7" office:value-type="date" office:date-value="2001-08-14" calcext:value-type="date">
            <text:p>2001-08-14</text:p>
          </table:table-cell>
          <table:table-cell table:formula="of:=[.B26]+6" office:value-type="date" office:date-value="2001-08-20" calcext:value-type="date">
            <text:p>2001-08-20</text:p>
          </table:table-cell>
          <table:table-cell office:value-type="float" office:value="13106" calcext:value-type="float">
            <text:p>13106</text:p>
          </table:table-cell>
          <table:table-cell office:value-type="float" office:value="131" calcext:value-type="float">
            <text:p>131</text:p>
          </table:table-cell>
          <table:table-cell office:value-type="float" office:value="593" calcext:value-type="float">
            <text:p>593</text:p>
          </table:table-cell>
        </table:table-row>
        <table:table-row table:style-name="ro1">
          <table:table-cell office:value-type="string" calcext:value-type="string">
            <text:p>AG_Reuters</text:p>
          </table:table-cell>
          <table:table-cell table:formula="of:=[.B26]+7" office:value-type="date" office:date-value="2001-08-21" calcext:value-type="date">
            <text:p>2001-08-21</text:p>
          </table:table-cell>
          <table:table-cell table:formula="of:=[.B27]+6" office:value-type="date" office:date-value="2001-08-27" calcext:value-type="date">
            <text:p>2001-08-27</text:p>
          </table:table-cell>
          <table:table-cell office:value-type="float" office:value="13336" calcext:value-type="float">
            <text:p>13336</text:p>
          </table:table-cell>
          <table:table-cell office:value-type="float" office:value="122" calcext:value-type="float">
            <text:p>122</text:p>
          </table:table-cell>
          <table:table-cell office:value-type="float" office:value="577" calcext:value-type="float">
            <text:p>577</text:p>
          </table:table-cell>
        </table:table-row>
        <table:table-row table:style-name="ro1">
          <table:table-cell office:value-type="string" calcext:value-type="string">
            <text:p>AG_Reuters</text:p>
          </table:table-cell>
          <table:table-cell table:formula="of:=[.B27]+7" office:value-type="date" office:date-value="2001-08-28" calcext:value-type="date">
            <text:p>2001-08-28</text:p>
          </table:table-cell>
          <table:table-cell table:formula="of:=[.B28]+6" office:value-type="date" office:date-value="2001-09-03" calcext:value-type="date">
            <text:p>2001-09-03</text:p>
          </table:table-cell>
          <table:table-cell office:value-type="float" office:value="13290" calcext:value-type="float">
            <text:p>13290</text:p>
          </table:table-cell>
          <table:table-cell office:value-type="float" office:value="93" calcext:value-type="float">
            <text:p>93</text:p>
          </table:table-cell>
          <table:table-cell office:value-type="float" office:value="551" calcext:value-type="float">
            <text:p>551</text:p>
          </table:table-cell>
        </table:table-row>
        <table:table-row table:style-name="ro1">
          <table:table-cell office:value-type="string" calcext:value-type="string">
            <text:p>AG_Reuters</text:p>
          </table:table-cell>
          <table:table-cell table:formula="of:=[.B28]+7" office:value-type="date" office:date-value="2001-09-04" calcext:value-type="date">
            <text:p>2001-09-04</text:p>
          </table:table-cell>
          <table:table-cell table:formula="of:=[.B29]+6" office:value-type="date" office:date-value="2001-09-10" calcext:value-type="date">
            <text:p>2001-09-10</text:p>
          </table:table-cell>
          <table:table-cell office:value-type="float" office:value="15183" calcext:value-type="float">
            <text:p>15183</text:p>
          </table:table-cell>
          <table:table-cell office:value-type="float" office:value="144" calcext:value-type="float">
            <text:p>144</text:p>
          </table:table-cell>
          <table:table-cell office:value-type="float" office:value="583" calcext:value-type="float">
            <text:p>583</text:p>
          </table:table-cell>
        </table:table-row>
        <table:table-row table:style-name="ro1">
          <table:table-cell office:value-type="string" calcext:value-type="string">
            <text:p>AG_Reuters</text:p>
          </table:table-cell>
          <table:table-cell table:formula="of:=[.B29]+7" office:value-type="date" office:date-value="2001-09-11" calcext:value-type="date">
            <text:p>2001-09-11</text:p>
          </table:table-cell>
          <table:table-cell table:formula="of:=[.B30]+6" office:value-type="date" office:date-value="2001-09-17" calcext:value-type="date">
            <text:p>2001-09-17</text:p>
          </table:table-cell>
          <table:table-cell office:value-type="float" office:value="15021" calcext:value-type="float">
            <text:p>15021</text:p>
          </table:table-cell>
          <table:table-cell office:value-type="float" office:value="4952" calcext:value-type="float">
            <text:p>4952</text:p>
          </table:table-cell>
          <table:table-cell office:value-type="float" office:value="7701" calcext:value-type="float">
            <text:p>7701</text:p>
          </table:table-cell>
        </table:table-row>
        <table:table-row table:style-name="ro1">
          <table:table-cell office:value-type="string" calcext:value-type="string">
            <text:p>AG_Reuters</text:p>
          </table:table-cell>
          <table:table-cell table:formula="of:=[.B30]+7" office:value-type="date" office:date-value="2001-09-18" calcext:value-type="date">
            <text:p>2001-09-18</text:p>
          </table:table-cell>
          <table:table-cell table:formula="of:=[.B31]+6" office:value-type="date" office:date-value="2001-09-24" calcext:value-type="date">
            <text:p>2001-09-24</text:p>
          </table:table-cell>
          <table:table-cell office:value-type="float" office:value="15239" calcext:value-type="float">
            <text:p>15239</text:p>
          </table:table-cell>
          <table:table-cell office:value-type="float" office:value="2220" calcext:value-type="float">
            <text:p>2220</text:p>
          </table:table-cell>
          <table:table-cell office:value-type="float" office:value="6894" calcext:value-type="float">
            <text:p>6894</text:p>
          </table:table-cell>
        </table:table-row>
        <table:table-row table:style-name="ro1">
          <table:table-cell office:value-type="string" calcext:value-type="string">
            <text:p>AG_Reuters</text:p>
          </table:table-cell>
          <table:table-cell table:formula="of:=[.B31]+7" office:value-type="date" office:date-value="2001-09-25" calcext:value-type="date">
            <text:p>2001-09-25</text:p>
          </table:table-cell>
          <table:table-cell table:formula="of:=[.B32]+6" office:value-type="date" office:date-value="2001-10-01" calcext:value-type="date">
            <text:p>2001-10-01</text:p>
          </table:table-cell>
          <table:table-cell office:value-type="float" office:value="15189" calcext:value-type="float">
            <text:p>15189</text:p>
          </table:table-cell>
          <table:table-cell office:value-type="float" office:value="1678" calcext:value-type="float">
            <text:p>1678</text:p>
          </table:table-cell>
          <table:table-cell office:value-type="float" office:value="5551" calcext:value-type="float">
            <text:p>5551</text:p>
          </table:table-cell>
        </table:table-row>
        <table:table-row table:style-name="ro1">
          <table:table-cell office:value-type="string" calcext:value-type="string">
            <text:p>AG_Reuters</text:p>
          </table:table-cell>
          <table:table-cell table:formula="of:=[.B32]+7" office:value-type="date" office:date-value="2001-10-02" calcext:value-type="date">
            <text:p>2001-10-02</text:p>
          </table:table-cell>
          <table:table-cell table:formula="of:=[.B33]+6" office:value-type="date" office:date-value="2001-10-08" calcext:value-type="date">
            <text:p>2001-10-08</text:p>
          </table:table-cell>
          <table:table-cell office:value-type="float" office:value="14103" calcext:value-type="float">
            <text:p>14103</text:p>
          </table:table-cell>
          <table:table-cell office:value-type="float" office:value="1652" calcext:value-type="float">
            <text:p>1652</text:p>
          </table:table-cell>
          <table:table-cell office:value-type="float" office:value="5402" calcext:value-type="float">
            <text:p>5402</text:p>
          </table:table-cell>
        </table:table-row>
        <table:table-row table:style-name="ro1">
          <table:table-cell office:value-type="string" calcext:value-type="string">
            <text:p>AG_Reuters</text:p>
          </table:table-cell>
          <table:table-cell table:formula="of:=[.B33]+7" office:value-type="date" office:date-value="2001-10-09" calcext:value-type="date">
            <text:p>2001-10-09</text:p>
          </table:table-cell>
          <table:table-cell table:formula="of:=[.B34]+6" office:value-type="date" office:date-value="2001-10-15" calcext:value-type="date">
            <text:p>2001-10-15</text:p>
          </table:table-cell>
          <table:table-cell office:value-type="float" office:value="14694" calcext:value-type="float">
            <text:p>14694</text:p>
          </table:table-cell>
          <table:table-cell office:value-type="float" office:value="1587" calcext:value-type="float">
            <text:p>1587</text:p>
          </table:table-cell>
          <table:table-cell office:value-type="float" office:value="4933" calcext:value-type="float">
            <text:p>4933</text:p>
          </table:table-cell>
        </table:table-row>
        <table:table-row table:style-name="ro1">
          <table:table-cell office:value-type="string" calcext:value-type="string">
            <text:p>AG_Reuters</text:p>
          </table:table-cell>
          <table:table-cell table:formula="of:=[.B34]+7" office:value-type="date" office:date-value="2001-10-16" calcext:value-type="date">
            <text:p>2001-10-16</text:p>
          </table:table-cell>
          <table:table-cell table:formula="of:=[.B35]+6" office:value-type="date" office:date-value="2001-10-22" calcext:value-type="date">
            <text:p>2001-10-22</text:p>
          </table:table-cell>
          <table:table-cell office:value-type="float" office:value="15899" calcext:value-type="float">
            <text:p>15899</text:p>
          </table:table-cell>
          <table:table-cell office:value-type="float" office:value="1407" calcext:value-type="float">
            <text:p>1407</text:p>
          </table:table-cell>
          <table:table-cell office:value-type="float" office:value="4527" calcext:value-type="float">
            <text:p>4527</text:p>
          </table:table-cell>
        </table:table-row>
        <table:table-row table:style-name="ro1">
          <table:table-cell office:value-type="string" calcext:value-type="string">
            <text:p>AG_Reuters</text:p>
          </table:table-cell>
          <table:table-cell table:formula="of:=[.B35]+7" office:value-type="date" office:date-value="2001-10-23" calcext:value-type="date">
            <text:p>2001-10-23</text:p>
          </table:table-cell>
          <table:table-cell table:formula="of:=[.B36]+6" office:value-type="date" office:date-value="2001-10-29" calcext:value-type="date">
            <text:p>2001-10-29</text:p>
          </table:table-cell>
          <table:table-cell office:value-type="float" office:value="16497" calcext:value-type="float">
            <text:p>16497</text:p>
          </table:table-cell>
          <table:table-cell office:value-type="float" office:value="1017" calcext:value-type="float">
            <text:p>1017</text:p>
          </table:table-cell>
          <table:table-cell office:value-type="float" office:value="3843" calcext:value-type="float">
            <text:p>3843</text:p>
          </table:table-cell>
        </table:table-row>
        <table:table-row table:style-name="ro1">
          <table:table-cell office:value-type="string" calcext:value-type="string">
            <text:p>AG_Reuters</text:p>
          </table:table-cell>
          <table:table-cell table:formula="of:=[.B36]+7" office:value-type="date" office:date-value="2001-10-30" calcext:value-type="date">
            <text:p>2001-10-30</text:p>
          </table:table-cell>
          <table:table-cell table:formula="of:=[.B37]+6" office:value-type="date" office:date-value="2001-11-05" calcext:value-type="date">
            <text:p>2001-11-05</text:p>
          </table:table-cell>
          <table:table-cell office:value-type="float" office:value="15231" calcext:value-type="float">
            <text:p>15231</text:p>
          </table:table-cell>
          <table:table-cell office:value-type="float" office:value="1080" calcext:value-type="float">
            <text:p>1080</text:p>
          </table:table-cell>
          <table:table-cell office:value-type="float" office:value="3370" calcext:value-type="float">
            <text:p>3370</text:p>
          </table:table-cell>
        </table:table-row>
        <table:table-row table:style-name="ro1">
          <table:table-cell office:value-type="string" calcext:value-type="string">
            <text:p>AG_Reuters</text:p>
          </table:table-cell>
          <table:table-cell table:formula="of:=[.B37]+7" office:value-type="date" office:date-value="2001-11-06" calcext:value-type="date">
            <text:p>2001-11-06</text:p>
          </table:table-cell>
          <table:table-cell table:formula="of:=[.B38]+6" office:value-type="date" office:date-value="2001-11-12" calcext:value-type="date">
            <text:p>2001-11-12</text:p>
          </table:table-cell>
          <table:table-cell office:value-type="float" office:value="15716" calcext:value-type="float">
            <text:p>15716</text:p>
          </table:table-cell>
          <table:table-cell office:value-type="float" office:value="1029" calcext:value-type="float">
            <text:p>1029</text:p>
          </table:table-cell>
          <table:table-cell office:value-type="float" office:value="3225" calcext:value-type="float">
            <text:p>3225</text:p>
          </table:table-cell>
        </table:table-row>
        <table:table-row table:style-name="ro1">
          <table:table-cell office:value-type="string" calcext:value-type="string">
            <text:p>AG_Reuters</text:p>
          </table:table-cell>
          <table:table-cell table:formula="of:=[.B38]+7" office:value-type="date" office:date-value="2001-11-13" calcext:value-type="date">
            <text:p>2001-11-13</text:p>
          </table:table-cell>
          <table:table-cell table:formula="of:=[.B39]+6" office:value-type="date" office:date-value="2001-11-19" calcext:value-type="date">
            <text:p>2001-11-19</text:p>
          </table:table-cell>
          <table:table-cell office:value-type="float" office:value="16096" calcext:value-type="float">
            <text:p>16096</text:p>
          </table:table-cell>
          <table:table-cell office:value-type="float" office:value="871" calcext:value-type="float">
            <text:p>871</text:p>
          </table:table-cell>
          <table:table-cell office:value-type="float" office:value="2972" calcext:value-type="float">
            <text:p>2972</text:p>
          </table:table-cell>
        </table:table-row>
        <table:table-row table:style-name="ro1">
          <table:table-cell office:value-type="string" calcext:value-type="string">
            <text:p>AG_Reuters</text:p>
          </table:table-cell>
          <table:table-cell table:formula="of:=[.B39]+7" office:value-type="date" office:date-value="2001-11-20" calcext:value-type="date">
            <text:p>2001-11-20</text:p>
          </table:table-cell>
          <table:table-cell table:formula="of:=[.B40]+6" office:value-type="date" office:date-value="2001-11-26" calcext:value-type="date">
            <text:p>2001-11-26</text:p>
          </table:table-cell>
          <table:table-cell office:value-type="float" office:value="14241" calcext:value-type="float">
            <text:p>14241</text:p>
          </table:table-cell>
          <table:table-cell office:value-type="float" office:value="541" calcext:value-type="float">
            <text:p>541</text:p>
          </table:table-cell>
          <table:table-cell office:value-type="float" office:value="2033" calcext:value-type="float">
            <text:p>2033</text:p>
          </table:table-cell>
        </table:table-row>
        <table:table-row table:style-name="ro1">
          <table:table-cell office:value-type="string" calcext:value-type="string">
            <text:p>AG_Reuters</text:p>
          </table:table-cell>
          <table:table-cell table:formula="of:=[.B40]+7" office:value-type="date" office:date-value="2001-11-27" calcext:value-type="date">
            <text:p>2001-11-27</text:p>
          </table:table-cell>
          <table:table-cell table:formula="of:=[.B41]+6" office:value-type="date" office:date-value="2001-12-03" calcext:value-type="date">
            <text:p>2001-12-03</text:p>
          </table:table-cell>
          <table:table-cell office:value-type="float" office:value="14566" calcext:value-type="float">
            <text:p>14566</text:p>
          </table:table-cell>
          <table:table-cell office:value-type="float" office:value="715" calcext:value-type="float">
            <text:p>715</text:p>
          </table:table-cell>
          <table:table-cell office:value-type="float" office:value="2242" calcext:value-type="float">
            <text:p>2242</text:p>
          </table:table-cell>
        </table:table-row>
        <table:table-row table:style-name="ro1">
          <table:table-cell office:value-type="string" calcext:value-type="string">
            <text:p>AG_Reuters</text:p>
          </table:table-cell>
          <table:table-cell table:formula="of:=[.B41]+7" office:value-type="date" office:date-value="2001-12-04" calcext:value-type="date">
            <text:p>2001-12-04</text:p>
          </table:table-cell>
          <table:table-cell table:formula="of:=[.B42]+6" office:value-type="date" office:date-value="2001-12-10" calcext:value-type="date">
            <text:p>2001-12-10</text:p>
          </table:table-cell>
          <table:table-cell office:value-type="float" office:value="13615" calcext:value-type="float">
            <text:p>13615</text:p>
          </table:table-cell>
          <table:table-cell office:value-type="float" office:value="764" calcext:value-type="float">
            <text:p>764</text:p>
          </table:table-cell>
          <table:table-cell office:value-type="float" office:value="2191" calcext:value-type="float">
            <text:p>2191</text:p>
          </table:table-cell>
        </table:table-row>
        <table:table-row table:style-name="ro1">
          <table:table-cell office:value-type="string" calcext:value-type="string">
            <text:p>AG_Reuters</text:p>
          </table:table-cell>
          <table:table-cell table:formula="of:=[.B42]+7" office:value-type="date" office:date-value="2001-12-11" calcext:value-type="date">
            <text:p>2001-12-11</text:p>
          </table:table-cell>
          <table:table-cell table:formula="of:=[.B43]+6" office:value-type="date" office:date-value="2001-12-17" calcext:value-type="date">
            <text:p>2001-12-17</text:p>
          </table:table-cell>
          <table:table-cell office:value-type="float" office:value="13038" calcext:value-type="float">
            <text:p>13038</text:p>
          </table:table-cell>
          <table:table-cell office:value-type="float" office:value="634" calcext:value-type="float">
            <text:p>634</text:p>
          </table:table-cell>
          <table:table-cell office:value-type="float" office:value="1917" calcext:value-type="float">
            <text:p>1917</text:p>
          </table:table-cell>
        </table:table-row>
        <table:table-row table:style-name="ro1">
          <table:table-cell office:value-type="string" calcext:value-type="string">
            <text:p>AG_Reuters</text:p>
          </table:table-cell>
          <table:table-cell table:formula="of:=[.B43]+7" office:value-type="date" office:date-value="2001-12-18" calcext:value-type="date">
            <text:p>2001-12-18</text:p>
          </table:table-cell>
          <table:table-cell table:formula="of:=[.B44]+6" office:value-type="date" office:date-value="2001-12-24" calcext:value-type="date">
            <text:p>2001-12-24</text:p>
          </table:table-cell>
          <table:table-cell office:value-type="float" office:value="11588" calcext:value-type="float">
            <text:p>11588</text:p>
          </table:table-cell>
          <table:table-cell office:value-type="float" office:value="566" calcext:value-type="float">
            <text:p>566</text:p>
          </table:table-cell>
          <table:table-cell office:value-type="float" office:value="1718" calcext:value-type="float">
            <text:p>1718</text:p>
          </table:table-cell>
        </table:table-row>
        <table:table-row table:style-name="ro1">
          <table:table-cell office:value-type="string" calcext:value-type="string">
            <text:p>AG_Reuters</text:p>
          </table:table-cell>
          <table:table-cell table:formula="of:=[.B44]+7" office:value-type="date" office:date-value="2001-12-25" calcext:value-type="date">
            <text:p>2001-12-25</text:p>
          </table:table-cell>
          <table:table-cell table:formula="of:=[.B45]+6" office:value-type="date" office:date-value="2001-12-31" calcext:value-type="date">
            <text:p>2001-12-31</text:p>
          </table:table-cell>
          <table:table-cell office:value-type="float" office:value="6671" calcext:value-type="float">
            <text:p>6671</text:p>
          </table:table-cell>
          <table:table-cell office:value-type="float" office:value="350" calcext:value-type="float">
            <text:p>350</text:p>
          </table:table-cell>
          <table:table-cell office:value-type="float" office:value="999" calcext:value-type="float">
            <text:p>999</text:p>
          </table:table-cell>
        </table:table-row>
        <table:table-row table:style-name="ro1">
          <table:table-cell office:value-type="string" calcext:value-type="string">
            <text:p>AG_AFP</text:p>
          </table:table-cell>
          <table:table-cell office:value-type="date" office:date-value="2001-07-31" calcext:value-type="date">
            <text:p>2001-07-31</text:p>
          </table:table-cell>
          <table:table-cell table:formula="of:=[.B46]+6" office:value-type="date" office:date-value="2001-08-06" calcext:value-type="date">
            <text:p>2001-08-06</text:p>
          </table:table-cell>
          <table:table-cell office:value-type="float" office:value="4252" calcext:value-type="float">
            <text:p>4252</text:p>
          </table:table-cell>
          <table:table-cell office:value-type="float" office:value="288" calcext:value-type="float">
            <text:p>288</text:p>
          </table:table-cell>
          <table:table-cell office:value-type="float" office:value="827" calcext:value-type="float">
            <text:p>827</text:p>
          </table:table-cell>
        </table:table-row>
        <table:table-row table:style-name="ro1">
          <table:table-cell office:value-type="string" calcext:value-type="string">
            <text:p>AG_AFP</text:p>
          </table:table-cell>
          <table:table-cell table:formula="of:=[.B46]+7" office:value-type="date" office:date-value="2001-08-07" calcext:value-type="date">
            <text:p>2001-08-07</text:p>
          </table:table-cell>
          <table:table-cell table:formula="of:=[.B47]+6" office:value-type="date" office:date-value="2001-08-13" calcext:value-type="date">
            <text:p>2001-08-13</text:p>
          </table:table-cell>
          <table:table-cell office:value-type="float" office:value="4729" calcext:value-type="float">
            <text:p>4729</text:p>
          </table:table-cell>
          <table:table-cell office:value-type="float" office:value="231" calcext:value-type="float">
            <text:p>231</text:p>
          </table:table-cell>
          <table:table-cell office:value-type="float" office:value="895" calcext:value-type="float">
            <text:p>895</text:p>
          </table:table-cell>
        </table:table-row>
        <table:table-row table:style-name="ro1">
          <table:table-cell office:value-type="string" calcext:value-type="string">
            <text:p>AG_AFP</text:p>
          </table:table-cell>
          <table:table-cell table:formula="of:=[.B47]+7" office:value-type="date" office:date-value="2001-08-14" calcext:value-type="date">
            <text:p>2001-08-14</text:p>
          </table:table-cell>
          <table:table-cell table:formula="of:=[.B48]+6" office:value-type="date" office:date-value="2001-08-20" calcext:value-type="date">
            <text:p>2001-08-20</text:p>
          </table:table-cell>
          <table:table-cell office:value-type="float" office:value="4353" calcext:value-type="float">
            <text:p>4353</text:p>
          </table:table-cell>
          <table:table-cell office:value-type="float" office:value="277" calcext:value-type="float">
            <text:p>277</text:p>
          </table:table-cell>
          <table:table-cell office:value-type="float" office:value="749" calcext:value-type="float">
            <text:p>749</text:p>
          </table:table-cell>
        </table:table-row>
        <table:table-row table:style-name="ro1">
          <table:table-cell office:value-type="string" calcext:value-type="string">
            <text:p>AG_AFP</text:p>
          </table:table-cell>
          <table:table-cell table:formula="of:=[.B48]+7" office:value-type="date" office:date-value="2001-08-21" calcext:value-type="date">
            <text:p>2001-08-21</text:p>
          </table:table-cell>
          <table:table-cell table:formula="of:=[.B49]+6" office:value-type="date" office:date-value="2001-08-27" calcext:value-type="date">
            <text:p>2001-08-27</text:p>
          </table:table-cell>
          <table:table-cell office:value-type="float" office:value="4655" calcext:value-type="float">
            <text:p>4655</text:p>
          </table:table-cell>
          <table:table-cell office:value-type="float" office:value="220" calcext:value-type="float">
            <text:p>220</text:p>
          </table:table-cell>
          <table:table-cell office:value-type="float" office:value="793" calcext:value-type="float">
            <text:p>793</text:p>
          </table:table-cell>
        </table:table-row>
        <table:table-row table:style-name="ro1">
          <table:table-cell office:value-type="string" calcext:value-type="string">
            <text:p>AG_AFP</text:p>
          </table:table-cell>
          <table:table-cell table:formula="of:=[.B49]+7" office:value-type="date" office:date-value="2001-08-28" calcext:value-type="date">
            <text:p>2001-08-28</text:p>
          </table:table-cell>
          <table:table-cell table:formula="of:=[.B50]+6" office:value-type="date" office:date-value="2001-09-03" calcext:value-type="date">
            <text:p>2001-09-03</text:p>
          </table:table-cell>
          <table:table-cell office:value-type="float" office:value="4871" calcext:value-type="float">
            <text:p>4871</text:p>
          </table:table-cell>
          <table:table-cell office:value-type="float" office:value="183" calcext:value-type="float">
            <text:p>183</text:p>
          </table:table-cell>
          <table:table-cell office:value-type="float" office:value="641" calcext:value-type="float">
            <text:p>641</text:p>
          </table:table-cell>
        </table:table-row>
        <table:table-row table:style-name="ro1">
          <table:table-cell office:value-type="string" calcext:value-type="string">
            <text:p>AG_AFP</text:p>
          </table:table-cell>
          <table:table-cell table:formula="of:=[.B50]+7" office:value-type="date" office:date-value="2001-09-04" calcext:value-type="date">
            <text:p>2001-09-04</text:p>
          </table:table-cell>
          <table:table-cell table:formula="of:=[.B51]+6" office:value-type="date" office:date-value="2001-09-10" calcext:value-type="date">
            <text:p>2001-09-10</text:p>
          </table:table-cell>
          <table:table-cell office:value-type="float" office:value="4925" calcext:value-type="float">
            <text:p>4925</text:p>
          </table:table-cell>
          <table:table-cell office:value-type="float" office:value="227" calcext:value-type="float">
            <text:p>227</text:p>
          </table:table-cell>
          <table:table-cell office:value-type="float" office:value="753" calcext:value-type="float">
            <text:p>753</text:p>
          </table:table-cell>
        </table:table-row>
        <table:table-row table:style-name="ro1">
          <table:table-cell office:value-type="string" calcext:value-type="string">
            <text:p>AG_AFP</text:p>
          </table:table-cell>
          <table:table-cell table:formula="of:=[.B51]+7" office:value-type="date" office:date-value="2001-09-11" calcext:value-type="date">
            <text:p>2001-09-11</text:p>
          </table:table-cell>
          <table:table-cell table:formula="of:=[.B52]+6" office:value-type="date" office:date-value="2001-09-17" calcext:value-type="date">
            <text:p>2001-09-17</text:p>
          </table:table-cell>
          <table:table-cell office:value-type="float" office:value="6009" calcext:value-type="float">
            <text:p>6009</text:p>
          </table:table-cell>
          <table:table-cell office:value-type="float" office:value="3526" calcext:value-type="float">
            <text:p>3526</text:p>
          </table:table-cell>
          <table:table-cell office:value-type="float" office:value="4153" calcext:value-type="float">
            <text:p>4153</text:p>
          </table:table-cell>
        </table:table-row>
        <table:table-row table:style-name="ro1">
          <table:table-cell office:value-type="string" calcext:value-type="string">
            <text:p>AG_AFP</text:p>
          </table:table-cell>
          <table:table-cell table:formula="of:=[.B52]+7" office:value-type="date" office:date-value="2001-09-18" calcext:value-type="date">
            <text:p>2001-09-18</text:p>
          </table:table-cell>
          <table:table-cell table:formula="of:=[.B53]+6" office:value-type="date" office:date-value="2001-09-24" calcext:value-type="date">
            <text:p>2001-09-24</text:p>
          </table:table-cell>
          <table:table-cell office:value-type="float" office:value="5583" calcext:value-type="float">
            <text:p>5583</text:p>
          </table:table-cell>
          <table:table-cell office:value-type="float" office:value="3088" calcext:value-type="float">
            <text:p>3088</text:p>
          </table:table-cell>
          <table:table-cell office:value-type="float" office:value="3579" calcext:value-type="float">
            <text:p>3579</text:p>
          </table:table-cell>
        </table:table-row>
        <table:table-row table:style-name="ro1">
          <table:table-cell office:value-type="string" calcext:value-type="string">
            <text:p>AG_AFP</text:p>
          </table:table-cell>
          <table:table-cell table:formula="of:=[.B53]+7" office:value-type="date" office:date-value="2001-09-25" calcext:value-type="date">
            <text:p>2001-09-25</text:p>
          </table:table-cell>
          <table:table-cell table:formula="of:=[.B54]+6" office:value-type="date" office:date-value="2001-10-01" calcext:value-type="date">
            <text:p>2001-10-01</text:p>
          </table:table-cell>
          <table:table-cell office:value-type="float" office:value="5337" calcext:value-type="float">
            <text:p>5337</text:p>
          </table:table-cell>
          <table:table-cell office:value-type="float" office:value="2614" calcext:value-type="float">
            <text:p>2614</text:p>
          </table:table-cell>
          <table:table-cell office:value-type="float" office:value="3023" calcext:value-type="float">
            <text:p>3023</text:p>
          </table:table-cell>
        </table:table-row>
        <table:table-row table:style-name="ro1">
          <table:table-cell office:value-type="string" calcext:value-type="string">
            <text:p>AG_AFP</text:p>
          </table:table-cell>
          <table:table-cell table:formula="of:=[.B54]+7" office:value-type="date" office:date-value="2001-10-02" calcext:value-type="date">
            <text:p>2001-10-02</text:p>
          </table:table-cell>
          <table:table-cell table:formula="of:=[.B55]+6" office:value-type="date" office:date-value="2001-10-08" calcext:value-type="date">
            <text:p>2001-10-08</text:p>
          </table:table-cell>
          <table:table-cell office:value-type="float" office:value="5832" calcext:value-type="float">
            <text:p>5832</text:p>
          </table:table-cell>
          <table:table-cell office:value-type="float" office:value="2786" calcext:value-type="float">
            <text:p>2786</text:p>
          </table:table-cell>
          <table:table-cell office:value-type="float" office:value="3391" calcext:value-type="float">
            <text:p>3391</text:p>
          </table:table-cell>
        </table:table-row>
        <table:table-row table:style-name="ro1">
          <table:table-cell office:value-type="string" calcext:value-type="string">
            <text:p>AG_AFP</text:p>
          </table:table-cell>
          <table:table-cell table:formula="of:=[.B55]+7" office:value-type="date" office:date-value="2001-10-09" calcext:value-type="date">
            <text:p>2001-10-09</text:p>
          </table:table-cell>
          <table:table-cell table:formula="of:=[.B56]+6" office:value-type="date" office:date-value="2001-10-15" calcext:value-type="date">
            <text:p>2001-10-15</text:p>
          </table:table-cell>
          <table:table-cell office:value-type="float" office:value="5811" calcext:value-type="float">
            <text:p>5811</text:p>
          </table:table-cell>
          <table:table-cell office:value-type="float" office:value="2529" calcext:value-type="float">
            <text:p>2529</text:p>
          </table:table-cell>
          <table:table-cell office:value-type="float" office:value="3108" calcext:value-type="float">
            <text:p>3108</text:p>
          </table:table-cell>
        </table:table-row>
        <table:table-row table:style-name="ro1">
          <table:table-cell office:value-type="string" calcext:value-type="string">
            <text:p>AG_AFP</text:p>
          </table:table-cell>
          <table:table-cell table:formula="of:=[.B56]+7" office:value-type="date" office:date-value="2001-10-16" calcext:value-type="date">
            <text:p>2001-10-16</text:p>
          </table:table-cell>
          <table:table-cell table:formula="of:=[.B57]+6" office:value-type="date" office:date-value="2001-10-22" calcext:value-type="date">
            <text:p>2001-10-22</text:p>
          </table:table-cell>
          <table:table-cell office:value-type="float" office:value="5810" calcext:value-type="float">
            <text:p>5810</text:p>
          </table:table-cell>
          <table:table-cell office:value-type="float" office:value="2144" calcext:value-type="float">
            <text:p>2144</text:p>
          </table:table-cell>
          <table:table-cell office:value-type="float" office:value="2774" calcext:value-type="float">
            <text:p>2774</text:p>
          </table:table-cell>
        </table:table-row>
        <table:table-row table:style-name="ro1">
          <table:table-cell office:value-type="string" calcext:value-type="string">
            <text:p>AG_AFP</text:p>
          </table:table-cell>
          <table:table-cell table:formula="of:=[.B57]+7" office:value-type="date" office:date-value="2001-10-23" calcext:value-type="date">
            <text:p>2001-10-23</text:p>
          </table:table-cell>
          <table:table-cell table:formula="of:=[.B58]+6" office:value-type="date" office:date-value="2001-10-29" calcext:value-type="date">
            <text:p>2001-10-29</text:p>
          </table:table-cell>
          <table:table-cell office:value-type="float" office:value="5505" calcext:value-type="float">
            <text:p>5505</text:p>
          </table:table-cell>
          <table:table-cell office:value-type="float" office:value="1668" calcext:value-type="float">
            <text:p>1668</text:p>
          </table:table-cell>
          <table:table-cell office:value-type="float" office:value="2283" calcext:value-type="float">
            <text:p>2283</text:p>
          </table:table-cell>
        </table:table-row>
        <table:table-row table:style-name="ro1">
          <table:table-cell office:value-type="string" calcext:value-type="string">
            <text:p>AG_AFP</text:p>
          </table:table-cell>
          <table:table-cell table:formula="of:=[.B58]+7" office:value-type="date" office:date-value="2001-10-30" calcext:value-type="date">
            <text:p>2001-10-30</text:p>
          </table:table-cell>
          <table:table-cell table:formula="of:=[.B59]+6" office:value-type="date" office:date-value="2001-11-05" calcext:value-type="date">
            <text:p>2001-11-05</text:p>
          </table:table-cell>
          <table:table-cell office:value-type="float" office:value="5523" calcext:value-type="float">
            <text:p>5523</text:p>
          </table:table-cell>
          <table:table-cell office:value-type="float" office:value="1722" calcext:value-type="float">
            <text:p>1722</text:p>
          </table:table-cell>
          <table:table-cell office:value-type="float" office:value="2266" calcext:value-type="float">
            <text:p>2266</text:p>
          </table:table-cell>
        </table:table-row>
        <table:table-row table:style-name="ro1">
          <table:table-cell office:value-type="string" calcext:value-type="string">
            <text:p>AG_AFP</text:p>
          </table:table-cell>
          <table:table-cell table:formula="of:=[.B59]+7" office:value-type="date" office:date-value="2001-11-06" calcext:value-type="date">
            <text:p>2001-11-06</text:p>
          </table:table-cell>
          <table:table-cell table:formula="of:=[.B60]+6" office:value-type="date" office:date-value="2001-11-12" calcext:value-type="date">
            <text:p>2001-11-12</text:p>
          </table:table-cell>
          <table:table-cell office:value-type="float" office:value="5705" calcext:value-type="float">
            <text:p>5705</text:p>
          </table:table-cell>
          <table:table-cell office:value-type="float" office:value="1636" calcext:value-type="float">
            <text:p>1636</text:p>
          </table:table-cell>
          <table:table-cell office:value-type="float" office:value="2190" calcext:value-type="float">
            <text:p>2190</text:p>
          </table:table-cell>
        </table:table-row>
        <table:table-row table:style-name="ro1">
          <table:table-cell office:value-type="string" calcext:value-type="string">
            <text:p>AG_AFP</text:p>
          </table:table-cell>
          <table:table-cell table:formula="of:=[.B60]+7" office:value-type="date" office:date-value="2001-11-13" calcext:value-type="date">
            <text:p>2001-11-13</text:p>
          </table:table-cell>
          <table:table-cell table:formula="of:=[.B61]+6" office:value-type="date" office:date-value="2001-11-19" calcext:value-type="date">
            <text:p>2001-11-19</text:p>
          </table:table-cell>
          <table:table-cell office:value-type="float" office:value="5562" calcext:value-type="float">
            <text:p>5562</text:p>
          </table:table-cell>
          <table:table-cell office:value-type="float" office:value="1407" calcext:value-type="float">
            <text:p>1407</text:p>
          </table:table-cell>
          <table:table-cell office:value-type="float" office:value="1992" calcext:value-type="float">
            <text:p>1992</text:p>
          </table:table-cell>
        </table:table-row>
        <table:table-row table:style-name="ro1">
          <table:table-cell office:value-type="string" calcext:value-type="string">
            <text:p>AG_AFP</text:p>
          </table:table-cell>
          <table:table-cell table:formula="of:=[.B61]+7" office:value-type="date" office:date-value="2001-11-20" calcext:value-type="date">
            <text:p>2001-11-20</text:p>
          </table:table-cell>
          <table:table-cell table:formula="of:=[.B62]+6" office:value-type="date" office:date-value="2001-11-26" calcext:value-type="date">
            <text:p>2001-11-26</text:p>
          </table:table-cell>
          <table:table-cell office:value-type="float" office:value="4896" calcext:value-type="float">
            <text:p>4896</text:p>
          </table:table-cell>
          <table:table-cell office:value-type="float" office:value="1077" calcext:value-type="float">
            <text:p>1077</text:p>
          </table:table-cell>
          <table:table-cell office:value-type="float" office:value="1622" calcext:value-type="float">
            <text:p>1622</text:p>
          </table:table-cell>
        </table:table-row>
        <table:table-row table:style-name="ro1">
          <table:table-cell office:value-type="string" calcext:value-type="string">
            <text:p>AG_AFP</text:p>
          </table:table-cell>
          <table:table-cell table:formula="of:=[.B62]+7" office:value-type="date" office:date-value="2001-11-27" calcext:value-type="date">
            <text:p>2001-11-27</text:p>
          </table:table-cell>
          <table:table-cell table:formula="of:=[.B63]+6" office:value-type="date" office:date-value="2001-12-03" calcext:value-type="date">
            <text:p>2001-12-03</text:p>
          </table:table-cell>
          <table:table-cell office:value-type="float" office:value="5566" calcext:value-type="float">
            <text:p>5566</text:p>
          </table:table-cell>
          <table:table-cell office:value-type="float" office:value="1221" calcext:value-type="float">
            <text:p>1221</text:p>
          </table:table-cell>
          <table:table-cell office:value-type="float" office:value="1902" calcext:value-type="float">
            <text:p>1902</text:p>
          </table:table-cell>
        </table:table-row>
        <table:table-row table:style-name="ro1">
          <table:table-cell office:value-type="string" calcext:value-type="string">
            <text:p>AG_AFP</text:p>
          </table:table-cell>
          <table:table-cell table:formula="of:=[.B63]+7" office:value-type="date" office:date-value="2001-12-04" calcext:value-type="date">
            <text:p>2001-12-04</text:p>
          </table:table-cell>
          <table:table-cell table:formula="of:=[.B64]+6" office:value-type="date" office:date-value="2001-12-10" calcext:value-type="date">
            <text:p>2001-12-10</text:p>
          </table:table-cell>
          <table:table-cell office:value-type="float" office:value="5286" calcext:value-type="float">
            <text:p>5286</text:p>
          </table:table-cell>
          <table:table-cell office:value-type="float" office:value="1323" calcext:value-type="float">
            <text:p>1323</text:p>
          </table:table-cell>
          <table:table-cell office:value-type="float" office:value="1900" calcext:value-type="float">
            <text:p>1900</text:p>
          </table:table-cell>
        </table:table-row>
        <table:table-row table:style-name="ro1">
          <table:table-cell office:value-type="string" calcext:value-type="string">
            <text:p>AG_AFP</text:p>
          </table:table-cell>
          <table:table-cell table:formula="of:=[.B64]+7" office:value-type="date" office:date-value="2001-12-11" calcext:value-type="date">
            <text:p>2001-12-11</text:p>
          </table:table-cell>
          <table:table-cell table:formula="of:=[.B65]+6" office:value-type="date" office:date-value="2001-12-17" calcext:value-type="date">
            <text:p>2001-12-17</text:p>
          </table:table-cell>
          <table:table-cell office:value-type="float" office:value="5210" calcext:value-type="float">
            <text:p>5210</text:p>
          </table:table-cell>
          <table:table-cell office:value-type="float" office:value="1253" calcext:value-type="float">
            <text:p>1253</text:p>
          </table:table-cell>
          <table:table-cell office:value-type="float" office:value="1985" calcext:value-type="float">
            <text:p>1985</text:p>
          </table:table-cell>
        </table:table-row>
        <table:table-row table:style-name="ro1">
          <table:table-cell office:value-type="string" calcext:value-type="string">
            <text:p>AG_AFP</text:p>
          </table:table-cell>
          <table:table-cell table:formula="of:=[.B65]+7" office:value-type="date" office:date-value="2001-12-18" calcext:value-type="date">
            <text:p>2001-12-18</text:p>
          </table:table-cell>
          <table:table-cell table:formula="of:=[.B66]+6" office:value-type="date" office:date-value="2001-12-24" calcext:value-type="date">
            <text:p>2001-12-24</text:p>
          </table:table-cell>
          <table:table-cell office:value-type="float" office:value="4572" calcext:value-type="float">
            <text:p>4572</text:p>
          </table:table-cell>
          <table:table-cell office:value-type="float" office:value="1000" calcext:value-type="float">
            <text:p>1000</text:p>
          </table:table-cell>
          <table:table-cell office:value-type="float" office:value="1538" calcext:value-type="float">
            <text:p>1538</text:p>
          </table:table-cell>
        </table:table-row>
        <table:table-row table:style-name="ro1">
          <table:table-cell office:value-type="string" calcext:value-type="string">
            <text:p>AG_AFP</text:p>
          </table:table-cell>
          <table:table-cell table:formula="of:=[.B66]+7" office:value-type="date" office:date-value="2001-12-25" calcext:value-type="date">
            <text:p>2001-12-25</text:p>
          </table:table-cell>
          <table:table-cell table:formula="of:=[.B67]+6" office:value-type="date" office:date-value="2001-12-31" calcext:value-type="date">
            <text:p>2001-12-31</text:p>
          </table:table-cell>
          <table:table-cell office:value-type="float" office:value="3604" calcext:value-type="float">
            <text:p>3604</text:p>
          </table:table-cell>
          <table:table-cell office:value-type="float" office:value="808" calcext:value-type="float">
            <text:p>808</text:p>
          </table:table-cell>
          <table:table-cell office:value-type="float" office:value="1189" calcext:value-type="float">
            <text:p>1189</text:p>
          </table:table-cell>
        </table:table-row>
        <table:table-row table:style-name="ro1">
          <table:table-cell office:value-type="string" calcext:value-type="string">
            <text:p>AG_Tass</text:p>
          </table:table-cell>
          <table:table-cell office:value-type="date" office:date-value="2001-07-31" calcext:value-type="date">
            <text:p>2001-07-31</text:p>
          </table:table-cell>
          <table:table-cell table:formula="of:=[.B68]+6" office:value-type="date" office:date-value="2001-08-06" calcext:value-type="date">
            <text:p>2001-08-06</text:p>
          </table:table-cell>
          <table:table-cell office:value-type="float" office:value="1124" calcext:value-type="float">
            <text:p>1124</text:p>
          </table:table-cell>
          <table:table-cell table:number-columns-repeated="2"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AG_Tass</text:p>
          </table:table-cell>
          <table:table-cell table:formula="of:=[.B68]+7" office:value-type="date" office:date-value="2001-08-07" calcext:value-type="date">
            <text:p>2001-08-07</text:p>
          </table:table-cell>
          <table:table-cell table:formula="of:=[.B69]+6" office:value-type="date" office:date-value="2001-08-13" calcext:value-type="date">
            <text:p>2001-08-13</text:p>
          </table:table-cell>
          <table:table-cell office:value-type="float" office:value="976" calcext:value-type="float">
            <text:p>976</text:p>
          </table:table-cell>
          <table:table-cell table:number-columns-repeated="2"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AG_Tass</text:p>
          </table:table-cell>
          <table:table-cell table:formula="of:=[.B69]+7" office:value-type="date" office:date-value="2001-08-14" calcext:value-type="date">
            <text:p>2001-08-14</text:p>
          </table:table-cell>
          <table:table-cell table:formula="of:=[.B70]+6" office:value-type="date" office:date-value="2001-08-20" calcext:value-type="date">
            <text:p>2001-08-20</text:p>
          </table:table-cell>
          <table:table-cell office:value-type="float" office:value="1005" calcext:value-type="float">
            <text:p>1005</text:p>
          </table:table-cell>
          <table:table-cell table:number-columns-repeated="2"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AG_Tass</text:p>
          </table:table-cell>
          <table:table-cell table:formula="of:=[.B70]+7" office:value-type="date" office:date-value="2001-08-21" calcext:value-type="date">
            <text:p>2001-08-21</text:p>
          </table:table-cell>
          <table:table-cell table:formula="of:=[.B71]+6" office:value-type="date" office:date-value="2001-08-27" calcext:value-type="date">
            <text:p>2001-08-27</text:p>
          </table:table-cell>
          <table:table-cell office:value-type="float" office:value="1061" calcext:value-type="float">
            <text:p>1061</text:p>
          </table:table-cell>
          <table:table-cell table:number-columns-repeated="2"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AG_Tass</text:p>
          </table:table-cell>
          <table:table-cell table:formula="of:=[.B71]+7" office:value-type="date" office:date-value="2001-08-28" calcext:value-type="date">
            <text:p>2001-08-28</text:p>
          </table:table-cell>
          <table:table-cell table:formula="of:=[.B72]+6" office:value-type="date" office:date-value="2001-09-03" calcext:value-type="date">
            <text:p>2001-09-03</text:p>
          </table:table-cell>
          <table:table-cell office:value-type="float" office:value="1190" calcext:value-type="float">
            <text:p>1190</text:p>
          </table:table-cell>
          <table:table-cell table:number-columns-repeated="2"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AG_Tass</text:p>
          </table:table-cell>
          <table:table-cell table:formula="of:=[.B72]+7" office:value-type="date" office:date-value="2001-09-04" calcext:value-type="date">
            <text:p>2001-09-04</text:p>
          </table:table-cell>
          <table:table-cell table:formula="of:=[.B73]+6" office:value-type="date" office:date-value="2001-09-10" calcext:value-type="date">
            <text:p>2001-09-10</text:p>
          </table:table-cell>
          <table:table-cell office:value-type="float" office:value="1287" calcext:value-type="float">
            <text:p>1287</text:p>
          </table:table-cell>
          <table:table-cell table:number-columns-repeated="2"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AG_Tass</text:p>
          </table:table-cell>
          <table:table-cell table:formula="of:=[.B73]+7" office:value-type="date" office:date-value="2001-09-11" calcext:value-type="date">
            <text:p>2001-09-11</text:p>
          </table:table-cell>
          <table:table-cell table:formula="of:=[.B74]+6" office:value-type="date" office:date-value="2001-09-17" calcext:value-type="date">
            <text:p>2001-09-17</text:p>
          </table:table-cell>
          <table:table-cell office:value-type="float" office:value="1324" calcext:value-type="float">
            <text:p>1324</text:p>
          </table:table-cell>
          <table:table-cell table:number-columns-repeated="2" office:value-type="float" office:value="404" calcext:value-type="float">
            <text:p>404</text:p>
          </table:table-cell>
        </table:table-row>
        <table:table-row table:style-name="ro1">
          <table:table-cell office:value-type="string" calcext:value-type="string">
            <text:p>AG_Tass</text:p>
          </table:table-cell>
          <table:table-cell table:formula="of:=[.B74]+7" office:value-type="date" office:date-value="2001-09-18" calcext:value-type="date">
            <text:p>2001-09-18</text:p>
          </table:table-cell>
          <table:table-cell table:formula="of:=[.B75]+6" office:value-type="date" office:date-value="2001-09-24" calcext:value-type="date">
            <text:p>2001-09-24</text:p>
          </table:table-cell>
          <table:table-cell office:value-type="float" office:value="1329" calcext:value-type="float">
            <text:p>1329</text:p>
          </table:table-cell>
          <table:table-cell table:number-columns-repeated="2" office:value-type="float" office:value="404" calcext:value-type="float">
            <text:p>404</text:p>
          </table:table-cell>
        </table:table-row>
        <table:table-row table:style-name="ro1">
          <table:table-cell office:value-type="string" calcext:value-type="string">
            <text:p>AG_Tass</text:p>
          </table:table-cell>
          <table:table-cell table:formula="of:=[.B75]+7" office:value-type="date" office:date-value="2001-09-25" calcext:value-type="date">
            <text:p>2001-09-25</text:p>
          </table:table-cell>
          <table:table-cell table:formula="of:=[.B76]+6" office:value-type="date" office:date-value="2001-10-01" calcext:value-type="date">
            <text:p>2001-10-01</text:p>
          </table:table-cell>
          <table:table-cell office:value-type="float" office:value="1595" calcext:value-type="float">
            <text:p>1595</text:p>
          </table:table-cell>
          <table:table-cell table:number-columns-repeated="2" office:value-type="float" office:value="356" calcext:value-type="float">
            <text:p>356</text:p>
          </table:table-cell>
        </table:table-row>
        <table:table-row table:style-name="ro1">
          <table:table-cell office:value-type="string" calcext:value-type="string">
            <text:p>AG_Tass</text:p>
          </table:table-cell>
          <table:table-cell table:formula="of:=[.B76]+7" office:value-type="date" office:date-value="2001-10-02" calcext:value-type="date">
            <text:p>2001-10-02</text:p>
          </table:table-cell>
          <table:table-cell table:formula="of:=[.B77]+6" office:value-type="date" office:date-value="2001-10-08" calcext:value-type="date">
            <text:p>2001-10-08</text:p>
          </table:table-cell>
          <table:table-cell office:value-type="float" office:value="1571" calcext:value-type="float">
            <text:p>1571</text:p>
          </table:table-cell>
          <table:table-cell table:number-columns-repeated="2" office:value-type="float" office:value="323" calcext:value-type="float">
            <text:p>323</text:p>
          </table:table-cell>
        </table:table-row>
        <table:table-row table:style-name="ro1">
          <table:table-cell office:value-type="string" calcext:value-type="string">
            <text:p>AG_Tass</text:p>
          </table:table-cell>
          <table:table-cell table:formula="of:=[.B77]+7" office:value-type="date" office:date-value="2001-10-09" calcext:value-type="date">
            <text:p>2001-10-09</text:p>
          </table:table-cell>
          <table:table-cell table:formula="of:=[.B78]+6" office:value-type="date" office:date-value="2001-10-15" calcext:value-type="date">
            <text:p>2001-10-15</text:p>
          </table:table-cell>
          <table:table-cell office:value-type="float" office:value="1553" calcext:value-type="float">
            <text:p>1553</text:p>
          </table:table-cell>
          <table:table-cell table:number-columns-repeated="2" office:value-type="float" office:value="274" calcext:value-type="float">
            <text:p>274</text:p>
          </table:table-cell>
        </table:table-row>
        <table:table-row table:style-name="ro1">
          <table:table-cell office:value-type="string" calcext:value-type="string">
            <text:p>AG_Tass</text:p>
          </table:table-cell>
          <table:table-cell table:formula="of:=[.B78]+7" office:value-type="date" office:date-value="2001-10-16" calcext:value-type="date">
            <text:p>2001-10-16</text:p>
          </table:table-cell>
          <table:table-cell table:formula="of:=[.B79]+6" office:value-type="date" office:date-value="2001-10-22" calcext:value-type="date">
            <text:p>2001-10-22</text:p>
          </table:table-cell>
          <table:table-cell office:value-type="float" office:value="1371" calcext:value-type="float">
            <text:p>1371</text:p>
          </table:table-cell>
          <table:table-cell table:number-columns-repeated="2" office:value-type="float" office:value="256" calcext:value-type="float">
            <text:p>256</text:p>
          </table:table-cell>
        </table:table-row>
        <table:table-row table:style-name="ro1">
          <table:table-cell office:value-type="string" calcext:value-type="string">
            <text:p>AG_Tass</text:p>
          </table:table-cell>
          <table:table-cell table:formula="of:=[.B79]+7" office:value-type="date" office:date-value="2001-10-23" calcext:value-type="date">
            <text:p>2001-10-23</text:p>
          </table:table-cell>
          <table:table-cell table:formula="of:=[.B80]+6" office:value-type="date" office:date-value="2001-10-29" calcext:value-type="date">
            <text:p>2001-10-29</text:p>
          </table:table-cell>
          <table:table-cell office:value-type="float" office:value="1547" calcext:value-type="float">
            <text:p>1547</text:p>
          </table:table-cell>
          <table:table-cell table:number-columns-repeated="2" office:value-type="float" office:value="242" calcext:value-type="float">
            <text:p>242</text:p>
          </table:table-cell>
        </table:table-row>
        <table:table-row table:style-name="ro1">
          <table:table-cell office:value-type="string" calcext:value-type="string">
            <text:p>AG_Tass</text:p>
          </table:table-cell>
          <table:table-cell table:formula="of:=[.B80]+7" office:value-type="date" office:date-value="2001-10-30" calcext:value-type="date">
            <text:p>2001-10-30</text:p>
          </table:table-cell>
          <table:table-cell table:formula="of:=[.B81]+6" office:value-type="date" office:date-value="2001-11-05" calcext:value-type="date">
            <text:p>2001-11-05</text:p>
          </table:table-cell>
          <table:table-cell office:value-type="float" office:value="1486" calcext:value-type="float">
            <text:p>1486</text:p>
          </table:table-cell>
          <table:table-cell table:number-columns-repeated="2" office:value-type="float" office:value="228" calcext:value-type="float">
            <text:p>228</text:p>
          </table:table-cell>
        </table:table-row>
        <table:table-row table:style-name="ro1">
          <table:table-cell office:value-type="string" calcext:value-type="string">
            <text:p>AG_Tass</text:p>
          </table:table-cell>
          <table:table-cell table:formula="of:=[.B81]+7" office:value-type="date" office:date-value="2001-11-06" calcext:value-type="date">
            <text:p>2001-11-06</text:p>
          </table:table-cell>
          <table:table-cell table:formula="of:=[.B82]+6" office:value-type="date" office:date-value="2001-11-12" calcext:value-type="date">
            <text:p>2001-11-12</text:p>
          </table:table-cell>
          <table:table-cell office:value-type="float" office:value="1375" calcext:value-type="float">
            <text:p>1375</text:p>
          </table:table-cell>
          <table:table-cell table:number-columns-repeated="2" office:value-type="float" office:value="262" calcext:value-type="float">
            <text:p>262</text:p>
          </table:table-cell>
        </table:table-row>
        <table:table-row table:style-name="ro1">
          <table:table-cell office:value-type="string" calcext:value-type="string">
            <text:p>AG_Tass</text:p>
          </table:table-cell>
          <table:table-cell table:formula="of:=[.B82]+7" office:value-type="date" office:date-value="2001-11-13" calcext:value-type="date">
            <text:p>2001-11-13</text:p>
          </table:table-cell>
          <table:table-cell table:formula="of:=[.B83]+6" office:value-type="date" office:date-value="2001-11-19" calcext:value-type="date">
            <text:p>2001-11-19</text:p>
          </table:table-cell>
          <table:table-cell office:value-type="float" office:value="1570" calcext:value-type="float">
            <text:p>1570</text:p>
          </table:table-cell>
          <table:table-cell table:number-columns-repeated="2" office:value-type="float" office:value="238" calcext:value-type="float">
            <text:p>238</text:p>
          </table:table-cell>
        </table:table-row>
        <table:table-row table:style-name="ro1">
          <table:table-cell office:value-type="string" calcext:value-type="string">
            <text:p>AG_Tass</text:p>
          </table:table-cell>
          <table:table-cell table:formula="of:=[.B83]+7" office:value-type="date" office:date-value="2001-11-20" calcext:value-type="date">
            <text:p>2001-11-20</text:p>
          </table:table-cell>
          <table:table-cell table:formula="of:=[.B84]+6" office:value-type="date" office:date-value="2001-11-26" calcext:value-type="date">
            <text:p>2001-11-26</text:p>
          </table:table-cell>
          <table:table-cell office:value-type="float" office:value="1402" calcext:value-type="float">
            <text:p>1402</text:p>
          </table:table-cell>
          <table:table-cell table:number-columns-repeated="2"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AG_Tass</text:p>
          </table:table-cell>
          <table:table-cell table:formula="of:=[.B84]+7" office:value-type="date" office:date-value="2001-11-27" calcext:value-type="date">
            <text:p>2001-11-27</text:p>
          </table:table-cell>
          <table:table-cell table:formula="of:=[.B85]+6" office:value-type="date" office:date-value="2001-12-03" calcext:value-type="date">
            <text:p>2001-12-03</text:p>
          </table:table-cell>
          <table:table-cell office:value-type="float" office:value="1849" calcext:value-type="float">
            <text:p>1849</text:p>
          </table:table-cell>
          <table:table-cell table:number-columns-repeated="2" office:value-type="float" office:value="240" calcext:value-type="float">
            <text:p>240</text:p>
          </table:table-cell>
        </table:table-row>
        <table:table-row table:style-name="ro1">
          <table:table-cell office:value-type="string" calcext:value-type="string">
            <text:p>AG_Tass</text:p>
          </table:table-cell>
          <table:table-cell table:formula="of:=[.B85]+7" office:value-type="date" office:date-value="2001-12-04" calcext:value-type="date">
            <text:p>2001-12-04</text:p>
          </table:table-cell>
          <table:table-cell table:formula="of:=[.B86]+6" office:value-type="date" office:date-value="2001-12-10" calcext:value-type="date">
            <text:p>2001-12-10</text:p>
          </table:table-cell>
          <table:table-cell office:value-type="float" office:value="1708" calcext:value-type="float">
            <text:p>1708</text:p>
          </table:table-cell>
          <table:table-cell table:number-columns-repeated="2" office:value-type="float" office:value="215" calcext:value-type="float">
            <text:p>215</text:p>
          </table:table-cell>
        </table:table-row>
        <table:table-row table:style-name="ro1">
          <table:table-cell office:value-type="string" calcext:value-type="string">
            <text:p>AG_Tass</text:p>
          </table:table-cell>
          <table:table-cell table:formula="of:=[.B86]+7" office:value-type="date" office:date-value="2001-12-11" calcext:value-type="date">
            <text:p>2001-12-11</text:p>
          </table:table-cell>
          <table:table-cell table:formula="of:=[.B87]+6" office:value-type="date" office:date-value="2001-12-17" calcext:value-type="date">
            <text:p>2001-12-17</text:p>
          </table:table-cell>
          <table:table-cell office:value-type="float" office:value="1116" calcext:value-type="float">
            <text:p>1116</text:p>
          </table:table-cell>
          <table:table-cell table:number-columns-repeated="2" office:value-type="float" office:value="132" calcext:value-type="float">
            <text:p>132</text:p>
          </table:table-cell>
        </table:table-row>
        <table:table-row table:style-name="ro1">
          <table:table-cell office:value-type="string" calcext:value-type="string">
            <text:p>AG_Tass</text:p>
          </table:table-cell>
          <table:table-cell table:formula="of:=[.B87]+7" office:value-type="date" office:date-value="2001-12-18" calcext:value-type="date">
            <text:p>2001-12-18</text:p>
          </table:table-cell>
          <table:table-cell table:formula="of:=[.B88]+6" office:value-type="date" office:date-value="2001-12-24" calcext:value-type="date">
            <text:p>2001-12-24</text:p>
          </table:table-cell>
          <table:table-cell office:value-type="float" office:value="1526" calcext:value-type="float">
            <text:p>1526</text:p>
          </table:table-cell>
          <table:table-cell table:number-columns-repeated="2" office:value-type="float" office:value="167" calcext:value-type="float">
            <text:p>167</text:p>
          </table:table-cell>
        </table:table-row>
        <table:table-row table:style-name="ro1">
          <table:table-cell office:value-type="string" calcext:value-type="string">
            <text:p>AG_Tass</text:p>
          </table:table-cell>
          <table:table-cell table:formula="of:=[.B88]+7" office:value-type="date" office:date-value="2001-12-25" calcext:value-type="date">
            <text:p>2001-12-25</text:p>
          </table:table-cell>
          <table:table-cell table:formula="of:=[.B89]+6" office:value-type="date" office:date-value="2001-12-31" calcext:value-type="date">
            <text:p>2001-12-31</text:p>
          </table:table-cell>
          <table:table-cell office:value-type="float" office:value="895" calcext:value-type="float">
            <text:p>895</text:p>
          </table:table-cell>
          <table:table-cell table:number-columns-repeated="2"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SO_Tindia</text:p>
          </table:table-cell>
          <table:table-cell office:value-type="date" office:date-value="2001-07-31" calcext:value-type="date">
            <text:p>2001-07-31</text:p>
          </table:table-cell>
          <table:table-cell table:formula="of:=[.B90]+6" office:value-type="date" office:date-value="2001-08-06" calcext:value-type="date">
            <text:p>2001-08-06</text:p>
          </table:table-cell>
          <table:table-cell office:value-type="float" office:value="912" calcext:value-type="float">
            <text:p>912</text:p>
          </table:table-cell>
          <table:table-cell office:value-type="float" office:value="14" calcext:value-type="float">
            <text:p>14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SO_Tindia</text:p>
          </table:table-cell>
          <table:table-cell table:formula="of:=[.B90]+7" office:value-type="date" office:date-value="2001-08-07" calcext:value-type="date">
            <text:p>2001-08-07</text:p>
          </table:table-cell>
          <table:table-cell table:formula="of:=[.B91]+6" office:value-type="date" office:date-value="2001-08-13" calcext:value-type="date">
            <text:p>2001-08-13</text:p>
          </table:table-cell>
          <table:table-cell office:value-type="float" office:value="1519" calcext:value-type="float">
            <text:p>1519</text:p>
          </table:table-cell>
          <table:table-cell office:value-type="float" office:value="36" calcext:value-type="float">
            <text:p>36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SO_Tindia</text:p>
          </table:table-cell>
          <table:table-cell table:formula="of:=[.B91]+7" office:value-type="date" office:date-value="2001-08-14" calcext:value-type="date">
            <text:p>2001-08-14</text:p>
          </table:table-cell>
          <table:table-cell table:formula="of:=[.B92]+6" office:value-type="date" office:date-value="2001-08-20" calcext:value-type="date">
            <text:p>2001-08-20</text:p>
          </table:table-cell>
          <table:table-cell office:value-type="float" office:value="1538" calcext:value-type="float">
            <text:p>1538</text:p>
          </table:table-cell>
          <table:table-cell office:value-type="float" office:value="38" calcext:value-type="float">
            <text:p>38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SO_Tindia</text:p>
          </table:table-cell>
          <table:table-cell table:formula="of:=[.B92]+7" office:value-type="date" office:date-value="2001-08-21" calcext:value-type="date">
            <text:p>2001-08-21</text:p>
          </table:table-cell>
          <table:table-cell table:formula="of:=[.B93]+6" office:value-type="date" office:date-value="2001-08-27" calcext:value-type="date">
            <text:p>2001-08-27</text:p>
          </table:table-cell>
          <table:table-cell office:value-type="float" office:value="2066" calcext:value-type="float">
            <text:p>2066</text:p>
          </table:table-cell>
          <table:table-cell office:value-type="float" office:value="39" calcext:value-type="float">
            <text:p>39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string" calcext:value-type="string">
            <text:p>SO_Tindia</text:p>
          </table:table-cell>
          <table:table-cell table:formula="of:=[.B93]+7" office:value-type="date" office:date-value="2001-08-28" calcext:value-type="date">
            <text:p>2001-08-28</text:p>
          </table:table-cell>
          <table:table-cell table:formula="of:=[.B94]+6" office:value-type="date" office:date-value="2001-09-03" calcext:value-type="date">
            <text:p>2001-09-03</text:p>
          </table:table-cell>
          <table:table-cell office:value-type="float" office:value="1601" calcext:value-type="float">
            <text:p>1601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SO_Tindia</text:p>
          </table:table-cell>
          <table:table-cell table:formula="of:=[.B94]+7" office:value-type="date" office:date-value="2001-09-04" calcext:value-type="date">
            <text:p>2001-09-04</text:p>
          </table:table-cell>
          <table:table-cell table:formula="of:=[.B95]+6" office:value-type="date" office:date-value="2001-09-10" calcext:value-type="date">
            <text:p>2001-09-10</text:p>
          </table:table-cell>
          <table:table-cell office:value-type="float" office:value="1683" calcext:value-type="float">
            <text:p>1683</text:p>
          </table:table-cell>
          <table:table-cell office:value-type="float" office:value="19" calcext:value-type="float">
            <text:p>19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SO_Tindia</text:p>
          </table:table-cell>
          <table:table-cell table:formula="of:=[.B95]+7" office:value-type="date" office:date-value="2001-09-11" calcext:value-type="date">
            <text:p>2001-09-11</text:p>
          </table:table-cell>
          <table:table-cell table:formula="of:=[.B96]+6" office:value-type="date" office:date-value="2001-09-17" calcext:value-type="date">
            <text:p>2001-09-17</text:p>
          </table:table-cell>
          <table:table-cell office:value-type="float" office:value="1487" calcext:value-type="float">
            <text:p>1487</text:p>
          </table:table-cell>
          <table:table-cell office:value-type="float" office:value="187" calcext:value-type="float">
            <text:p>187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string" calcext:value-type="string">
            <text:p>SO_Tindia</text:p>
          </table:table-cell>
          <table:table-cell table:formula="of:=[.B96]+7" office:value-type="date" office:date-value="2001-09-18" calcext:value-type="date">
            <text:p>2001-09-18</text:p>
          </table:table-cell>
          <table:table-cell table:formula="of:=[.B97]+6" office:value-type="date" office:date-value="2001-09-24" calcext:value-type="date">
            <text:p>2001-09-24</text:p>
          </table:table-cell>
          <table:table-cell office:value-type="float" office:value="1020" calcext:value-type="float">
            <text:p>1020</text:p>
          </table:table-cell>
          <table:table-cell office:value-type="float" office:value="164" calcext:value-type="float">
            <text:p>164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string" calcext:value-type="string">
            <text:p>SO_Tindia</text:p>
          </table:table-cell>
          <table:table-cell table:formula="of:=[.B97]+7" office:value-type="date" office:date-value="2001-09-25" calcext:value-type="date">
            <text:p>2001-09-25</text:p>
          </table:table-cell>
          <table:table-cell table:formula="of:=[.B98]+6" office:value-type="date" office:date-value="2001-10-01" calcext:value-type="date">
            <text:p>2001-10-01</text:p>
          </table:table-cell>
          <table:table-cell office:value-type="float" office:value="1611" calcext:value-type="float">
            <text:p>1611</text:p>
          </table:table-cell>
          <table:table-cell office:value-type="float" office:value="202" calcext:value-type="float">
            <text:p>202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SO_Tindia</text:p>
          </table:table-cell>
          <table:table-cell table:formula="of:=[.B98]+7" office:value-type="date" office:date-value="2001-10-02" calcext:value-type="date">
            <text:p>2001-10-02</text:p>
          </table:table-cell>
          <table:table-cell table:formula="of:=[.B99]+6" office:value-type="date" office:date-value="2001-10-08" calcext:value-type="date">
            <text:p>2001-10-08</text:p>
          </table:table-cell>
          <table:table-cell office:value-type="float" office:value="1547" calcext:value-type="float">
            <text:p>1547</text:p>
          </table:table-cell>
          <table:table-cell office:value-type="float" office:value="141" calcext:value-type="float">
            <text:p>141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string" calcext:value-type="string">
            <text:p>SO_Tindia</text:p>
          </table:table-cell>
          <table:table-cell table:formula="of:=[.B99]+7" office:value-type="date" office:date-value="2001-10-09" calcext:value-type="date">
            <text:p>2001-10-09</text:p>
          </table:table-cell>
          <table:table-cell table:formula="of:=[.B100]+6" office:value-type="date" office:date-value="2001-10-15" calcext:value-type="date">
            <text:p>2001-10-15</text:p>
          </table:table-cell>
          <table:table-cell office:value-type="float" office:value="1127" calcext:value-type="float">
            <text:p>1127</text:p>
          </table:table-cell>
          <table:table-cell office:value-type="float" office:value="143" calcext:value-type="float">
            <text:p>143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string" calcext:value-type="string">
            <text:p>SO_Tindia</text:p>
          </table:table-cell>
          <table:table-cell table:formula="of:=[.B100]+7" office:value-type="date" office:date-value="2001-10-16" calcext:value-type="date">
            <text:p>2001-10-16</text:p>
          </table:table-cell>
          <table:table-cell table:formula="of:=[.B101]+6" office:value-type="date" office:date-value="2001-10-22" calcext:value-type="date">
            <text:p>2001-10-22</text:p>
          </table:table-cell>
          <table:table-cell office:value-type="float" office:value="1522" calcext:value-type="float">
            <text:p>1522</text:p>
          </table:table-cell>
          <table:table-cell office:value-type="float" office:value="150" calcext:value-type="float">
            <text:p>150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string" calcext:value-type="string">
            <text:p>SO_Tindia</text:p>
          </table:table-cell>
          <table:table-cell table:formula="of:=[.B101]+7" office:value-type="date" office:date-value="2001-10-23" calcext:value-type="date">
            <text:p>2001-10-23</text:p>
          </table:table-cell>
          <table:table-cell table:formula="of:=[.B102]+6" office:value-type="date" office:date-value="2001-10-29" calcext:value-type="date">
            <text:p>2001-10-29</text:p>
          </table:table-cell>
          <table:table-cell office:value-type="float" office:value="1335" calcext:value-type="float">
            <text:p>1335</text:p>
          </table:table-cell>
          <table:table-cell office:value-type="float" office:value="118" calcext:value-type="float">
            <text:p>118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string" calcext:value-type="string">
            <text:p>SO_Tindia</text:p>
          </table:table-cell>
          <table:table-cell table:formula="of:=[.B102]+7" office:value-type="date" office:date-value="2001-10-30" calcext:value-type="date">
            <text:p>2001-10-30</text:p>
          </table:table-cell>
          <table:table-cell table:formula="of:=[.B103]+6" office:value-type="date" office:date-value="2001-11-05" calcext:value-type="date">
            <text:p>2001-11-05</text:p>
          </table:table-cell>
          <table:table-cell office:value-type="float" office:value="1738" calcext:value-type="float">
            <text:p>1738</text:p>
          </table:table-cell>
          <table:table-cell office:value-type="float" office:value="159" calcext:value-type="float">
            <text:p>159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string" calcext:value-type="string">
            <text:p>SO_Tindia</text:p>
          </table:table-cell>
          <table:table-cell table:formula="of:=[.B103]+7" office:value-type="date" office:date-value="2001-11-06" calcext:value-type="date">
            <text:p>2001-11-06</text:p>
          </table:table-cell>
          <table:table-cell table:formula="of:=[.B104]+6" office:value-type="date" office:date-value="2001-11-12" calcext:value-type="date">
            <text:p>2001-11-12</text:p>
          </table:table-cell>
          <table:table-cell office:value-type="float" office:value="1427" calcext:value-type="float">
            <text:p>1427</text:p>
          </table:table-cell>
          <table:table-cell office:value-type="float" office:value="127" calcext:value-type="float">
            <text:p>12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string" calcext:value-type="string">
            <text:p>SO_Tindia</text:p>
          </table:table-cell>
          <table:table-cell table:formula="of:=[.B104]+7" office:value-type="date" office:date-value="2001-11-13" calcext:value-type="date">
            <text:p>2001-11-13</text:p>
          </table:table-cell>
          <table:table-cell table:formula="of:=[.B105]+6" office:value-type="date" office:date-value="2001-11-19" calcext:value-type="date">
            <text:p>2001-11-19</text:p>
          </table:table-cell>
          <table:table-cell office:value-type="float" office:value="1232" calcext:value-type="float">
            <text:p>1232</text:p>
          </table:table-cell>
          <table:table-cell office:value-type="float" office:value="82" calcext:value-type="float">
            <text:p>82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string" calcext:value-type="string">
            <text:p>SO_Tindia</text:p>
          </table:table-cell>
          <table:table-cell table:formula="of:=[.B105]+7" office:value-type="date" office:date-value="2001-11-20" calcext:value-type="date">
            <text:p>2001-11-20</text:p>
          </table:table-cell>
          <table:table-cell table:formula="of:=[.B106]+6" office:value-type="date" office:date-value="2001-11-26" calcext:value-type="date">
            <text:p>2001-11-26</text:p>
          </table:table-cell>
          <table:table-cell office:value-type="float" office:value="1629" calcext:value-type="float">
            <text:p>1629</text:p>
          </table:table-cell>
          <table:table-cell office:value-type="float" office:value="110" calcext:value-type="float">
            <text:p>110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string" calcext:value-type="string">
            <text:p>SO_Tindia</text:p>
          </table:table-cell>
          <table:table-cell table:formula="of:=[.B106]+7" office:value-type="date" office:date-value="2001-11-27" calcext:value-type="date">
            <text:p>2001-11-27</text:p>
          </table:table-cell>
          <table:table-cell table:formula="of:=[.B107]+6" office:value-type="date" office:date-value="2001-12-03" calcext:value-type="date">
            <text:p>2001-12-03</text:p>
          </table:table-cell>
          <table:table-cell office:value-type="float" office:value="1739" calcext:value-type="float">
            <text:p>1739</text:p>
          </table:table-cell>
          <table:table-cell office:value-type="float" office:value="90" calcext:value-type="float">
            <text:p>90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string" calcext:value-type="string">
            <text:p>SO_Tindia</text:p>
          </table:table-cell>
          <table:table-cell table:formula="of:=[.B107]+7" office:value-type="date" office:date-value="2001-12-04" calcext:value-type="date">
            <text:p>2001-12-04</text:p>
          </table:table-cell>
          <table:table-cell table:formula="of:=[.B108]+6" office:value-type="date" office:date-value="2001-12-10" calcext:value-type="date">
            <text:p>2001-12-10</text:p>
          </table:table-cell>
          <table:table-cell office:value-type="float" office:value="1648" calcext:value-type="float">
            <text:p>1648</text:p>
          </table:table-cell>
          <table:table-cell office:value-type="float" office:value="105" calcext:value-type="float">
            <text:p>105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SO_Tindia</text:p>
          </table:table-cell>
          <table:table-cell table:formula="of:=[.B108]+7" office:value-type="date" office:date-value="2001-12-11" calcext:value-type="date">
            <text:p>2001-12-11</text:p>
          </table:table-cell>
          <table:table-cell table:formula="of:=[.B109]+6" office:value-type="date" office:date-value="2001-12-17" calcext:value-type="date">
            <text:p>2001-12-17</text:p>
          </table:table-cell>
          <table:table-cell office:value-type="float" office:value="1360" calcext:value-type="float">
            <text:p>1360</text:p>
          </table:table-cell>
          <table:table-cell office:value-type="float" office:value="159" calcext:value-type="float">
            <text:p>159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string" calcext:value-type="string">
            <text:p>SO_Tindia</text:p>
          </table:table-cell>
          <table:table-cell table:formula="of:=[.B109]+7" office:value-type="date" office:date-value="2001-12-18" calcext:value-type="date">
            <text:p>2001-12-18</text:p>
          </table:table-cell>
          <table:table-cell table:formula="of:=[.B110]+6" office:value-type="date" office:date-value="2001-12-24" calcext:value-type="date">
            <text:p>2001-12-24</text:p>
          </table:table-cell>
          <table:table-cell office:value-type="float" office:value="1403" calcext:value-type="float">
            <text:p>1403</text:p>
          </table:table-cell>
          <table:table-cell office:value-type="float" office:value="184" calcext:value-type="float">
            <text:p>184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string" calcext:value-type="string">
            <text:p>SO_Tindia</text:p>
          </table:table-cell>
          <table:table-cell table:formula="of:=[.B110]+7" office:value-type="date" office:date-value="2001-12-25" calcext:value-type="date">
            <text:p>2001-12-25</text:p>
          </table:table-cell>
          <table:table-cell table:formula="of:=[.B111]+6" office:value-type="date" office:date-value="2001-12-31" calcext:value-type="date">
            <text:p>2001-12-31</text:p>
          </table:table-cell>
          <table:table-cell office:value-type="float" office:value="1379" calcext:value-type="float">
            <text:p>1379</text:p>
          </table:table-cell>
          <table:table-cell office:value-type="float" office:value="130" calcext:value-type="float">
            <text:p>130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string" calcext:value-type="string">
            <text:p>SO_Strait</text:p>
          </table:table-cell>
          <table:table-cell office:value-type="date" office:date-value="2001-07-31" calcext:value-type="date">
            <text:p>2001-07-31</text:p>
          </table:table-cell>
          <table:table-cell table:formula="of:=[.B112]+6" office:value-type="date" office:date-value="2001-08-06" calcext:value-type="date">
            <text:p>2001-08-06</text:p>
          </table:table-cell>
          <table:table-cell office:value-type="float" office:value="1090" calcext:value-type="float">
            <text:p>1090</text:p>
          </table:table-cell>
          <table:table-cell office:value-type="float" office:value="9" calcext:value-type="float">
            <text:p>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SO_Strait</text:p>
          </table:table-cell>
          <table:table-cell table:formula="of:=[.B112]+7" office:value-type="date" office:date-value="2001-08-07" calcext:value-type="date">
            <text:p>2001-08-07</text:p>
          </table:table-cell>
          <table:table-cell table:formula="of:=[.B113]+6" office:value-type="date" office:date-value="2001-08-13" calcext:value-type="date">
            <text:p>2001-08-13</text:p>
          </table:table-cell>
          <table:table-cell office:value-type="float" office:value="1051" calcext:value-type="float">
            <text:p>1051</text:p>
          </table:table-cell>
          <table:table-cell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SO_Strait</text:p>
          </table:table-cell>
          <table:table-cell table:formula="of:=[.B113]+7" office:value-type="date" office:date-value="2001-08-14" calcext:value-type="date">
            <text:p>2001-08-14</text:p>
          </table:table-cell>
          <table:table-cell table:formula="of:=[.B114]+6" office:value-type="date" office:date-value="2001-08-20" calcext:value-type="date">
            <text:p>2001-08-20</text:p>
          </table:table-cell>
          <table:table-cell office:value-type="float" office:value="1073" calcext:value-type="float">
            <text:p>1073</text:p>
          </table:table-cell>
          <table:table-cell office:value-type="float" office:value="13" calcext:value-type="float">
            <text:p>13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SO_Strait</text:p>
          </table:table-cell>
          <table:table-cell table:formula="of:=[.B114]+7" office:value-type="date" office:date-value="2001-08-21" calcext:value-type="date">
            <text:p>2001-08-21</text:p>
          </table:table-cell>
          <table:table-cell table:formula="of:=[.B115]+6" office:value-type="date" office:date-value="2001-08-27" calcext:value-type="date">
            <text:p>2001-08-27</text:p>
          </table:table-cell>
          <table:table-cell office:value-type="float" office:value="1041" calcext:value-type="float">
            <text:p>1041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SO_Strait</text:p>
          </table:table-cell>
          <table:table-cell table:formula="of:=[.B115]+7" office:value-type="date" office:date-value="2001-08-28" calcext:value-type="date">
            <text:p>2001-08-28</text:p>
          </table:table-cell>
          <table:table-cell table:formula="of:=[.B116]+6" office:value-type="date" office:date-value="2001-09-03" calcext:value-type="date">
            <text:p>2001-09-03</text:p>
          </table:table-cell>
          <table:table-cell office:value-type="float" office:value="824" calcext:value-type="float">
            <text:p>824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SO_Strait</text:p>
          </table:table-cell>
          <table:table-cell table:formula="of:=[.B116]+7" office:value-type="date" office:date-value="2001-09-04" calcext:value-type="date">
            <text:p>2001-09-04</text:p>
          </table:table-cell>
          <table:table-cell table:formula="of:=[.B117]+6" office:value-type="date" office:date-value="2001-09-10" calcext:value-type="date">
            <text:p>2001-09-10</text:p>
          </table:table-cell>
          <table:table-cell office:value-type="float" office:value="968" calcext:value-type="float">
            <text:p>968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SO_Strait</text:p>
          </table:table-cell>
          <table:table-cell table:formula="of:=[.B117]+7" office:value-type="date" office:date-value="2001-09-11" calcext:value-type="date">
            <text:p>2001-09-11</text:p>
          </table:table-cell>
          <table:table-cell table:formula="of:=[.B118]+6" office:value-type="date" office:date-value="2001-09-17" calcext:value-type="date">
            <text:p>2001-09-17</text:p>
          </table:table-cell>
          <table:table-cell office:value-type="float" office:value="901" calcext:value-type="float">
            <text:p>901</text:p>
          </table:table-cell>
          <table:table-cell office:value-type="float" office:value="91" calcext:value-type="float">
            <text:p>91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SO_Strait</text:p>
          </table:table-cell>
          <table:table-cell table:formula="of:=[.B118]+7" office:value-type="date" office:date-value="2001-09-18" calcext:value-type="date">
            <text:p>2001-09-18</text:p>
          </table:table-cell>
          <table:table-cell table:formula="of:=[.B119]+6" office:value-type="date" office:date-value="2001-09-24" calcext:value-type="date">
            <text:p>2001-09-24</text:p>
          </table:table-cell>
          <table:table-cell office:value-type="float" office:value="658" calcext:value-type="float">
            <text:p>658</text:p>
          </table:table-cell>
          <table:table-cell office:value-type="float" office:value="72" calcext:value-type="float">
            <text:p>7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SO_Strait</text:p>
          </table:table-cell>
          <table:table-cell table:formula="of:=[.B119]+7" office:value-type="date" office:date-value="2001-09-25" calcext:value-type="date">
            <text:p>2001-09-25</text:p>
          </table:table-cell>
          <table:table-cell table:formula="of:=[.B120]+6" office:value-type="date" office:date-value="2001-10-01" calcext:value-type="date">
            <text:p>2001-10-01</text:p>
          </table:table-cell>
          <table:table-cell office:value-type="float" office:value="804" calcext:value-type="float">
            <text:p>804</text:p>
          </table:table-cell>
          <table:table-cell office:value-type="float" office:value="86" calcext:value-type="float">
            <text:p>86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SO_Strait</text:p>
          </table:table-cell>
          <table:table-cell table:formula="of:=[.B120]+7" office:value-type="date" office:date-value="2001-10-02" calcext:value-type="date">
            <text:p>2001-10-02</text:p>
          </table:table-cell>
          <table:table-cell table:formula="of:=[.B121]+6" office:value-type="date" office:date-value="2001-10-08" calcext:value-type="date">
            <text:p>2001-10-08</text:p>
          </table:table-cell>
          <table:table-cell office:value-type="float" office:value="720" calcext:value-type="float">
            <text:p>720</text:p>
          </table:table-cell>
          <table:table-cell office:value-type="float" office:value="50" calcext:value-type="float">
            <text:p>50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SO_Strait</text:p>
          </table:table-cell>
          <table:table-cell table:formula="of:=[.B121]+7" office:value-type="date" office:date-value="2001-10-09" calcext:value-type="date">
            <text:p>2001-10-09</text:p>
          </table:table-cell>
          <table:table-cell table:formula="of:=[.B122]+6" office:value-type="date" office:date-value="2001-10-15" calcext:value-type="date">
            <text:p>2001-10-15</text:p>
          </table:table-cell>
          <table:table-cell office:value-type="float" office:value="812" calcext:value-type="float">
            <text:p>812</text:p>
          </table:table-cell>
          <table:table-cell office:value-type="float" office:value="85" calcext:value-type="float">
            <text:p>85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string" calcext:value-type="string">
            <text:p>SO_Strait</text:p>
          </table:table-cell>
          <table:table-cell table:formula="of:=[.B122]+7" office:value-type="date" office:date-value="2001-10-16" calcext:value-type="date">
            <text:p>2001-10-16</text:p>
          </table:table-cell>
          <table:table-cell table:formula="of:=[.B123]+6" office:value-type="date" office:date-value="2001-10-22" calcext:value-type="date">
            <text:p>2001-10-22</text:p>
          </table:table-cell>
          <table:table-cell office:value-type="float" office:value="1067" calcext:value-type="float">
            <text:p>1067</text:p>
          </table:table-cell>
          <table:table-cell office:value-type="float" office:value="68" calcext:value-type="float">
            <text:p>68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string" calcext:value-type="string">
            <text:p>SO_Strait</text:p>
          </table:table-cell>
          <table:table-cell table:formula="of:=[.B123]+7" office:value-type="date" office:date-value="2001-10-23" calcext:value-type="date">
            <text:p>2001-10-23</text:p>
          </table:table-cell>
          <table:table-cell table:formula="of:=[.B124]+6" office:value-type="date" office:date-value="2001-10-29" calcext:value-type="date">
            <text:p>2001-10-29</text:p>
          </table:table-cell>
          <table:table-cell office:value-type="float" office:value="961" calcext:value-type="float">
            <text:p>961</text:p>
          </table:table-cell>
          <table:table-cell office:value-type="float" office:value="56" calcext:value-type="float">
            <text:p>5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SO_Strait</text:p>
          </table:table-cell>
          <table:table-cell table:formula="of:=[.B124]+7" office:value-type="date" office:date-value="2001-10-30" calcext:value-type="date">
            <text:p>2001-10-30</text:p>
          </table:table-cell>
          <table:table-cell table:formula="of:=[.B125]+6" office:value-type="date" office:date-value="2001-11-05" calcext:value-type="date">
            <text:p>2001-11-05</text:p>
          </table:table-cell>
          <table:table-cell office:value-type="float" office:value="1003" calcext:value-type="float">
            <text:p>1003</text:p>
          </table:table-cell>
          <table:table-cell office:value-type="float" office:value="53" calcext:value-type="float">
            <text:p>53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SO_Strait</text:p>
          </table:table-cell>
          <table:table-cell table:formula="of:=[.B125]+7" office:value-type="date" office:date-value="2001-11-06" calcext:value-type="date">
            <text:p>2001-11-06</text:p>
          </table:table-cell>
          <table:table-cell table:formula="of:=[.B126]+6" office:value-type="date" office:date-value="2001-11-12" calcext:value-type="date">
            <text:p>2001-11-12</text:p>
          </table:table-cell>
          <table:table-cell office:value-type="float" office:value="990" calcext:value-type="float">
            <text:p>990</text:p>
          </table:table-cell>
          <table:table-cell office:value-type="float" office:value="38" calcext:value-type="float">
            <text:p>38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SO_Strait</text:p>
          </table:table-cell>
          <table:table-cell table:formula="of:=[.B126]+7" office:value-type="date" office:date-value="2001-11-13" calcext:value-type="date">
            <text:p>2001-11-13</text:p>
          </table:table-cell>
          <table:table-cell table:formula="of:=[.B127]+6" office:value-type="date" office:date-value="2001-11-19" calcext:value-type="date">
            <text:p>2001-11-19</text:p>
          </table:table-cell>
          <table:table-cell office:value-type="float" office:value="786" calcext:value-type="float">
            <text:p>786</text:p>
          </table:table-cell>
          <table:table-cell office:value-type="float" office:value="33" calcext:value-type="float">
            <text:p>33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SO_Strait</text:p>
          </table:table-cell>
          <table:table-cell table:formula="of:=[.B127]+7" office:value-type="date" office:date-value="2001-11-20" calcext:value-type="date">
            <text:p>2001-11-20</text:p>
          </table:table-cell>
          <table:table-cell table:formula="of:=[.B128]+6" office:value-type="date" office:date-value="2001-11-26" calcext:value-type="date">
            <text:p>2001-11-26</text:p>
          </table:table-cell>
          <table:table-cell office:value-type="float" office:value="862" calcext:value-type="float">
            <text:p>862</text:p>
          </table:table-cell>
          <table:table-cell office:value-type="float" office:value="23" calcext:value-type="float">
            <text:p>23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SO_Strait</text:p>
          </table:table-cell>
          <table:table-cell table:formula="of:=[.B128]+7" office:value-type="date" office:date-value="2001-11-27" calcext:value-type="date">
            <text:p>2001-11-27</text:p>
          </table:table-cell>
          <table:table-cell table:formula="of:=[.B129]+6" office:value-type="date" office:date-value="2001-12-03" calcext:value-type="date">
            <text:p>2001-12-03</text:p>
          </table:table-cell>
          <table:table-cell office:value-type="float" office:value="865" calcext:value-type="float">
            <text:p>865</text:p>
          </table:table-cell>
          <table:table-cell office:value-type="float" office:value="30" calcext:value-type="float">
            <text:p>30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SO_Strait</text:p>
          </table:table-cell>
          <table:table-cell table:formula="of:=[.B129]+7" office:value-type="date" office:date-value="2001-12-04" calcext:value-type="date">
            <text:p>2001-12-04</text:p>
          </table:table-cell>
          <table:table-cell table:formula="of:=[.B130]+6" office:value-type="date" office:date-value="2001-12-10" calcext:value-type="date">
            <text:p>2001-12-10</text:p>
          </table:table-cell>
          <table:table-cell office:value-type="float" office:value="906" calcext:value-type="float">
            <text:p>906</text:p>
          </table:table-cell>
          <table:table-cell office:value-type="float" office:value="23" calcext:value-type="float">
            <text:p>23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SO_Strait</text:p>
          </table:table-cell>
          <table:table-cell table:formula="of:=[.B130]+7" office:value-type="date" office:date-value="2001-12-11" calcext:value-type="date">
            <text:p>2001-12-11</text:p>
          </table:table-cell>
          <table:table-cell table:formula="of:=[.B131]+6" office:value-type="date" office:date-value="2001-12-17" calcext:value-type="date">
            <text:p>2001-12-17</text:p>
          </table:table-cell>
          <table:table-cell office:value-type="float" office:value="658" calcext:value-type="float">
            <text:p>658</text:p>
          </table:table-cell>
          <table:table-cell office:value-type="float" office:value="11" calcext:value-type="float">
            <text:p>11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SO_Strait</text:p>
          </table:table-cell>
          <table:table-cell table:formula="of:=[.B131]+7" office:value-type="date" office:date-value="2001-12-18" calcext:value-type="date">
            <text:p>2001-12-18</text:p>
          </table:table-cell>
          <table:table-cell table:formula="of:=[.B132]+6" office:value-type="date" office:date-value="2001-12-24" calcext:value-type="date">
            <text:p>2001-12-24</text:p>
          </table:table-cell>
          <table:table-cell office:value-type="float" office:value="552" calcext:value-type="float">
            <text:p>552</text:p>
          </table:table-cell>
          <table:table-cell office:value-type="float" office:value="12" calcext:value-type="float">
            <text:p>12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SO_Strait</text:p>
          </table:table-cell>
          <table:table-cell table:formula="of:=[.B132]+7" office:value-type="date" office:date-value="2001-12-25" calcext:value-type="date">
            <text:p>2001-12-25</text:p>
          </table:table-cell>
          <table:table-cell table:formula="of:=[.B133]+6" office:value-type="date" office:date-value="2001-12-31" calcext:value-type="date">
            <text:p>2001-12-31</text:p>
          </table:table-cell>
          <table:table-cell office:value-type="float" office:value="566" calcext:value-type="float">
            <text:p>566</text:p>
          </table:table-cell>
          <table:table-cell office:value-type="float" office:value="11" calcext:value-type="float">
            <text:p>11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SO_Folha</text:p>
          </table:table-cell>
          <table:table-cell office:value-type="date" office:date-value="2001-07-31" calcext:value-type="date">
            <text:p>2001-07-31</text:p>
          </table:table-cell>
          <table:table-cell table:formula="of:=[.B134]+6" office:value-type="date" office:date-value="2001-08-06" calcext:value-type="date">
            <text:p>2001-08-06</text:p>
          </table:table-cell>
          <table:table-cell office:value-type="float" office:value="1724" calcext:value-type="float">
            <text:p>1724</text:p>
          </table:table-cell>
          <table:table-cell office:value-type="float" office:value="21" calcext:value-type="float">
            <text:p>21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SO_Folha</text:p>
          </table:table-cell>
          <table:table-cell table:formula="of:=[.B134]+7" office:value-type="date" office:date-value="2001-08-07" calcext:value-type="date">
            <text:p>2001-08-07</text:p>
          </table:table-cell>
          <table:table-cell table:formula="of:=[.B135]+6" office:value-type="date" office:date-value="2001-08-13" calcext:value-type="date">
            <text:p>2001-08-13</text:p>
          </table:table-cell>
          <table:table-cell office:value-type="float" office:value="1569" calcext:value-type="float">
            <text:p>1569</text:p>
          </table:table-cell>
          <table:table-cell office:value-type="float" office:value="44" calcext:value-type="float">
            <text:p>44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SO_Folha</text:p>
          </table:table-cell>
          <table:table-cell table:formula="of:=[.B135]+7" office:value-type="date" office:date-value="2001-08-14" calcext:value-type="date">
            <text:p>2001-08-14</text:p>
          </table:table-cell>
          <table:table-cell table:formula="of:=[.B136]+6" office:value-type="date" office:date-value="2001-08-20" calcext:value-type="date">
            <text:p>2001-08-20</text:p>
          </table:table-cell>
          <table:table-cell office:value-type="float" office:value="1779" calcext:value-type="float">
            <text:p>1779</text:p>
          </table:table-cell>
          <table:table-cell office:value-type="float" office:value="47" calcext:value-type="float">
            <text:p>47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SO_Folha</text:p>
          </table:table-cell>
          <table:table-cell table:formula="of:=[.B136]+7" office:value-type="date" office:date-value="2001-08-21" calcext:value-type="date">
            <text:p>2001-08-21</text:p>
          </table:table-cell>
          <table:table-cell table:formula="of:=[.B137]+6" office:value-type="date" office:date-value="2001-08-27" calcext:value-type="date">
            <text:p>2001-08-27</text:p>
          </table:table-cell>
          <table:table-cell office:value-type="float" office:value="1737" calcext:value-type="float">
            <text:p>1737</text:p>
          </table:table-cell>
          <table:table-cell office:value-type="float" office:value="37" calcext:value-type="float">
            <text:p>37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SO_Folha</text:p>
          </table:table-cell>
          <table:table-cell table:formula="of:=[.B137]+7" office:value-type="date" office:date-value="2001-08-28" calcext:value-type="date">
            <text:p>2001-08-28</text:p>
          </table:table-cell>
          <table:table-cell table:formula="of:=[.B138]+6" office:value-type="date" office:date-value="2001-09-03" calcext:value-type="date">
            <text:p>2001-09-03</text:p>
          </table:table-cell>
          <table:table-cell office:value-type="float" office:value="1436" calcext:value-type="float">
            <text:p>1436</text:p>
          </table:table-cell>
          <table:table-cell office:value-type="float" office:value="20" calcext:value-type="float">
            <text:p>20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SO_Folha</text:p>
          </table:table-cell>
          <table:table-cell table:formula="of:=[.B138]+7" office:value-type="date" office:date-value="2001-09-04" calcext:value-type="date">
            <text:p>2001-09-04</text:p>
          </table:table-cell>
          <table:table-cell table:formula="of:=[.B139]+6" office:value-type="date" office:date-value="2001-09-10" calcext:value-type="date">
            <text:p>2001-09-10</text:p>
          </table:table-cell>
          <table:table-cell office:value-type="float" office:value="1262" calcext:value-type="float">
            <text:p>1262</text:p>
          </table:table-cell>
          <table:table-cell office:value-type="float" office:value="28" calcext:value-type="float">
            <text:p>28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SO_Folha</text:p>
          </table:table-cell>
          <table:table-cell table:formula="of:=[.B139]+7" office:value-type="date" office:date-value="2001-09-11" calcext:value-type="date">
            <text:p>2001-09-11</text:p>
          </table:table-cell>
          <table:table-cell table:formula="of:=[.B140]+6" office:value-type="date" office:date-value="2001-09-17" calcext:value-type="date">
            <text:p>2001-09-17</text:p>
          </table:table-cell>
          <table:table-cell office:value-type="float" office:value="731" calcext:value-type="float">
            <text:p>731</text:p>
          </table:table-cell>
          <table:table-cell office:value-type="float" office:value="187" calcext:value-type="float">
            <text:p>187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string" calcext:value-type="string">
            <text:p>SO_Folha</text:p>
          </table:table-cell>
          <table:table-cell table:formula="of:=[.B140]+7" office:value-type="date" office:date-value="2001-09-18" calcext:value-type="date">
            <text:p>2001-09-18</text:p>
          </table:table-cell>
          <table:table-cell table:formula="of:=[.B141]+6" office:value-type="date" office:date-value="2001-09-24" calcext:value-type="date">
            <text:p>2001-09-24</text:p>
          </table:table-cell>
          <table:table-cell office:value-type="float" office:value="690" calcext:value-type="float">
            <text:p>690</text:p>
          </table:table-cell>
          <table:table-cell office:value-type="float" office:value="155" calcext:value-type="float">
            <text:p>155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string" calcext:value-type="string">
            <text:p>SO_Folha</text:p>
          </table:table-cell>
          <table:table-cell table:formula="of:=[.B141]+7" office:value-type="date" office:date-value="2001-09-25" calcext:value-type="date">
            <text:p>2001-09-25</text:p>
          </table:table-cell>
          <table:table-cell table:formula="of:=[.B142]+6" office:value-type="date" office:date-value="2001-10-01" calcext:value-type="date">
            <text:p>2001-10-01</text:p>
          </table:table-cell>
          <table:table-cell office:value-type="float" office:value="1088" calcext:value-type="float">
            <text:p>1088</text:p>
          </table:table-cell>
          <table:table-cell office:value-type="float" office:value="217" calcext:value-type="float">
            <text:p>217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string" calcext:value-type="string">
            <text:p>SO_Folha</text:p>
          </table:table-cell>
          <table:table-cell table:formula="of:=[.B142]+7" office:value-type="date" office:date-value="2001-10-02" calcext:value-type="date">
            <text:p>2001-10-02</text:p>
          </table:table-cell>
          <table:table-cell table:formula="of:=[.B143]+6" office:value-type="date" office:date-value="2001-10-08" calcext:value-type="date">
            <text:p>2001-10-08</text:p>
          </table:table-cell>
          <table:table-cell office:value-type="float" office:value="1211" calcext:value-type="float">
            <text:p>1211</text:p>
          </table:table-cell>
          <table:table-cell office:value-type="float" office:value="194" calcext:value-type="float">
            <text:p>194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string" calcext:value-type="string">
            <text:p>SO_Folha</text:p>
          </table:table-cell>
          <table:table-cell table:formula="of:=[.B143]+7" office:value-type="date" office:date-value="2001-10-09" calcext:value-type="date">
            <text:p>2001-10-09</text:p>
          </table:table-cell>
          <table:table-cell table:formula="of:=[.B144]+6" office:value-type="date" office:date-value="2001-10-15" calcext:value-type="date">
            <text:p>2001-10-15</text:p>
          </table:table-cell>
          <table:table-cell office:value-type="float" office:value="1188" calcext:value-type="float">
            <text:p>1188</text:p>
          </table:table-cell>
          <table:table-cell office:value-type="float" office:value="230" calcext:value-type="float">
            <text:p>230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string" calcext:value-type="string">
            <text:p>SO_Folha</text:p>
          </table:table-cell>
          <table:table-cell table:formula="of:=[.B144]+7" office:value-type="date" office:date-value="2001-10-16" calcext:value-type="date">
            <text:p>2001-10-16</text:p>
          </table:table-cell>
          <table:table-cell table:formula="of:=[.B145]+6" office:value-type="date" office:date-value="2001-10-22" calcext:value-type="date">
            <text:p>2001-10-22</text:p>
          </table:table-cell>
          <table:table-cell office:value-type="float" office:value="964" calcext:value-type="float">
            <text:p>964</text:p>
          </table:table-cell>
          <table:table-cell office:value-type="float" office:value="133" calcext:value-type="float">
            <text:p>133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string" calcext:value-type="string">
            <text:p>SO_Folha</text:p>
          </table:table-cell>
          <table:table-cell table:formula="of:=[.B145]+7" office:value-type="date" office:date-value="2001-10-23" calcext:value-type="date">
            <text:p>2001-10-23</text:p>
          </table:table-cell>
          <table:table-cell table:formula="of:=[.B146]+6" office:value-type="date" office:date-value="2001-10-29" calcext:value-type="date">
            <text:p>2001-10-29</text:p>
          </table:table-cell>
          <table:table-cell office:value-type="float" office:value="1140" calcext:value-type="float">
            <text:p>1140</text:p>
          </table:table-cell>
          <table:table-cell office:value-type="float" office:value="142" calcext:value-type="float">
            <text:p>142</text:p>
          </table:table-cell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string" calcext:value-type="string">
            <text:p>SO_Folha</text:p>
          </table:table-cell>
          <table:table-cell table:formula="of:=[.B146]+7" office:value-type="date" office:date-value="2001-10-30" calcext:value-type="date">
            <text:p>2001-10-30</text:p>
          </table:table-cell>
          <table:table-cell table:formula="of:=[.B147]+6" office:value-type="date" office:date-value="2001-11-05" calcext:value-type="date">
            <text:p>2001-11-05</text:p>
          </table:table-cell>
          <table:table-cell office:value-type="float" office:value="1125" calcext:value-type="float">
            <text:p>1125</text:p>
          </table:table-cell>
          <table:table-cell office:value-type="float" office:value="130" calcext:value-type="float">
            <text:p>130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SO_Folha</text:p>
          </table:table-cell>
          <table:table-cell table:formula="of:=[.B147]+7" office:value-type="date" office:date-value="2001-11-06" calcext:value-type="date">
            <text:p>2001-11-06</text:p>
          </table:table-cell>
          <table:table-cell table:formula="of:=[.B148]+6" office:value-type="date" office:date-value="2001-11-12" calcext:value-type="date">
            <text:p>2001-11-12</text:p>
          </table:table-cell>
          <table:table-cell office:value-type="float" office:value="1171" calcext:value-type="float">
            <text:p>1171</text:p>
          </table:table-cell>
          <table:table-cell office:value-type="float" office:value="110" calcext:value-type="float">
            <text:p>110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string" calcext:value-type="string">
            <text:p>SO_Folha</text:p>
          </table:table-cell>
          <table:table-cell table:formula="of:=[.B148]+7" office:value-type="date" office:date-value="2001-11-13" calcext:value-type="date">
            <text:p>2001-11-13</text:p>
          </table:table-cell>
          <table:table-cell table:formula="of:=[.B149]+6" office:value-type="date" office:date-value="2001-11-19" calcext:value-type="date">
            <text:p>2001-11-19</text:p>
          </table:table-cell>
          <table:table-cell office:value-type="float" office:value="1189" calcext:value-type="float">
            <text:p>1189</text:p>
          </table:table-cell>
          <table:table-cell office:value-type="float" office:value="120" calcext:value-type="float">
            <text:p>120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string" calcext:value-type="string">
            <text:p>SO_Folha</text:p>
          </table:table-cell>
          <table:table-cell table:formula="of:=[.B149]+7" office:value-type="date" office:date-value="2001-11-20" calcext:value-type="date">
            <text:p>2001-11-20</text:p>
          </table:table-cell>
          <table:table-cell table:formula="of:=[.B150]+6" office:value-type="date" office:date-value="2001-11-26" calcext:value-type="date">
            <text:p>2001-11-26</text:p>
          </table:table-cell>
          <table:table-cell office:value-type="float" office:value="1201" calcext:value-type="float">
            <text:p>1201</text:p>
          </table:table-cell>
          <table:table-cell office:value-type="float" office:value="78" calcext:value-type="float">
            <text:p>78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string" calcext:value-type="string">
            <text:p>SO_Folha</text:p>
          </table:table-cell>
          <table:table-cell table:formula="of:=[.B150]+7" office:value-type="date" office:date-value="2001-11-27" calcext:value-type="date">
            <text:p>2001-11-27</text:p>
          </table:table-cell>
          <table:table-cell table:formula="of:=[.B151]+6" office:value-type="date" office:date-value="2001-12-03" calcext:value-type="date">
            <text:p>2001-12-03</text:p>
          </table:table-cell>
          <table:table-cell office:value-type="float" office:value="1183" calcext:value-type="float">
            <text:p>1183</text:p>
          </table:table-cell>
          <table:table-cell office:value-type="float" office:value="81" calcext:value-type="float">
            <text:p>81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SO_Folha</text:p>
          </table:table-cell>
          <table:table-cell table:formula="of:=[.B151]+7" office:value-type="date" office:date-value="2001-12-04" calcext:value-type="date">
            <text:p>2001-12-04</text:p>
          </table:table-cell>
          <table:table-cell table:formula="of:=[.B152]+6" office:value-type="date" office:date-value="2001-12-10" calcext:value-type="date">
            <text:p>2001-12-10</text:p>
          </table:table-cell>
          <table:table-cell office:value-type="float" office:value="1057" calcext:value-type="float">
            <text:p>1057</text:p>
          </table:table-cell>
          <table:table-cell office:value-type="float" office:value="65" calcext:value-type="float">
            <text:p>65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string" calcext:value-type="string">
            <text:p>SO_Folha</text:p>
          </table:table-cell>
          <table:table-cell table:formula="of:=[.B152]+7" office:value-type="date" office:date-value="2001-12-11" calcext:value-type="date">
            <text:p>2001-12-11</text:p>
          </table:table-cell>
          <table:table-cell table:formula="of:=[.B153]+6" office:value-type="date" office:date-value="2001-12-17" calcext:value-type="date">
            <text:p>2001-12-17</text:p>
          </table:table-cell>
          <table:table-cell office:value-type="float" office:value="1016" calcext:value-type="float">
            <text:p>1016</text:p>
          </table:table-cell>
          <table:table-cell office:value-type="float" office:value="67" calcext:value-type="float">
            <text:p>67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SO_Folha</text:p>
          </table:table-cell>
          <table:table-cell table:formula="of:=[.B153]+7" office:value-type="date" office:date-value="2001-12-18" calcext:value-type="date">
            <text:p>2001-12-18</text:p>
          </table:table-cell>
          <table:table-cell table:formula="of:=[.B154]+6" office:value-type="date" office:date-value="2001-12-24" calcext:value-type="date">
            <text:p>2001-12-24</text:p>
          </table:table-cell>
          <table:table-cell office:value-type="float" office:value="993" calcext:value-type="float">
            <text:p>993</text:p>
          </table:table-cell>
          <table:table-cell office:value-type="float" office:value="68" calcext:value-type="float">
            <text:p>68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SO_Folha</text:p>
          </table:table-cell>
          <table:table-cell table:formula="of:=[.B154]+7" office:value-type="date" office:date-value="2001-12-25" calcext:value-type="date">
            <text:p>2001-12-25</text:p>
          </table:table-cell>
          <table:table-cell table:formula="of:=[.B155]+6" office:value-type="date" office:date-value="2001-12-31" calcext:value-type="date">
            <text:p>2001-12-31</text:p>
          </table:table-cell>
          <table:table-cell office:value-type="float" office:value="820" calcext:value-type="float">
            <text:p>820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US_Today</text:p>
          </table:table-cell>
          <table:table-cell office:value-type="date" office:date-value="2001-07-31" calcext:value-type="date">
            <text:p>2001-07-31</text:p>
          </table:table-cell>
          <table:table-cell table:formula="of:=[.B156]+6" office:value-type="date" office:date-value="2001-08-06" calcext:value-type="date">
            <text:p>2001-08-06</text:p>
          </table:table-cell>
          <table:table-cell office:value-type="float" office:value="264" calcext:value-type="float">
            <text:p>264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US_Today</text:p>
          </table:table-cell>
          <table:table-cell table:formula="of:=[.B156]+7" office:value-type="date" office:date-value="2001-08-07" calcext:value-type="date">
            <text:p>2001-08-07</text:p>
          </table:table-cell>
          <table:table-cell table:formula="of:=[.B157]+6" office:value-type="date" office:date-value="2001-08-13" calcext:value-type="date">
            <text:p>2001-08-13</text:p>
          </table:table-cell>
          <table:table-cell office:value-type="float" office:value="362" calcext:value-type="float">
            <text:p>362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US_Today</text:p>
          </table:table-cell>
          <table:table-cell table:formula="of:=[.B157]+7" office:value-type="date" office:date-value="2001-08-14" calcext:value-type="date">
            <text:p>2001-08-14</text:p>
          </table:table-cell>
          <table:table-cell table:formula="of:=[.B158]+6" office:value-type="date" office:date-value="2001-08-20" calcext:value-type="date">
            <text:p>2001-08-20</text:p>
          </table:table-cell>
          <table:table-cell office:value-type="float" office:value="377" calcext:value-type="float">
            <text:p>377</text:p>
          </table:table-cell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US_Today</text:p>
          </table:table-cell>
          <table:table-cell table:formula="of:=[.B158]+7" office:value-type="date" office:date-value="2001-08-21" calcext:value-type="date">
            <text:p>2001-08-21</text:p>
          </table:table-cell>
          <table:table-cell table:formula="of:=[.B159]+6" office:value-type="date" office:date-value="2001-08-27" calcext:value-type="date">
            <text:p>2001-08-27</text:p>
          </table:table-cell>
          <table:table-cell office:value-type="float" office:value="442" calcext:value-type="float">
            <text:p>442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US_Today</text:p>
          </table:table-cell>
          <table:table-cell table:formula="of:=[.B159]+7" office:value-type="date" office:date-value="2001-08-28" calcext:value-type="date">
            <text:p>2001-08-28</text:p>
          </table:table-cell>
          <table:table-cell table:formula="of:=[.B160]+6" office:value-type="date" office:date-value="2001-09-03" calcext:value-type="date">
            <text:p>2001-09-03</text:p>
          </table:table-cell>
          <table:table-cell office:value-type="float" office:value="307" calcext:value-type="float">
            <text:p>307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US_Today</text:p>
          </table:table-cell>
          <table:table-cell table:formula="of:=[.B160]+7" office:value-type="date" office:date-value="2001-09-04" calcext:value-type="date">
            <text:p>2001-09-04</text:p>
          </table:table-cell>
          <table:table-cell table:formula="of:=[.B161]+6" office:value-type="date" office:date-value="2001-09-10" calcext:value-type="date">
            <text:p>2001-09-10</text:p>
          </table:table-cell>
          <table:table-cell office:value-type="float" office:value="642" calcext:value-type="float">
            <text:p>642</text:p>
          </table:table-cell>
          <table:table-cell office:value-type="float" office:value="12" calcext:value-type="float">
            <text:p>12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US_Today</text:p>
          </table:table-cell>
          <table:table-cell table:formula="of:=[.B161]+7" office:value-type="date" office:date-value="2001-09-11" calcext:value-type="date">
            <text:p>2001-09-11</text:p>
          </table:table-cell>
          <table:table-cell table:formula="of:=[.B162]+6" office:value-type="date" office:date-value="2001-09-17" calcext:value-type="date">
            <text:p>2001-09-17</text:p>
          </table:table-cell>
          <table:table-cell office:value-type="float" office:value="529" calcext:value-type="float">
            <text:p>529</text:p>
          </table:table-cell>
          <table:table-cell office:value-type="float" office:value="342" calcext:value-type="float">
            <text:p>342</text:p>
          </table:table-cell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string" calcext:value-type="string">
            <text:p>US_Today</text:p>
          </table:table-cell>
          <table:table-cell table:formula="of:=[.B162]+7" office:value-type="date" office:date-value="2001-09-18" calcext:value-type="date">
            <text:p>2001-09-18</text:p>
          </table:table-cell>
          <table:table-cell table:formula="of:=[.B163]+6" office:value-type="date" office:date-value="2001-09-24" calcext:value-type="date">
            <text:p>2001-09-24</text:p>
          </table:table-cell>
          <table:table-cell office:value-type="float" office:value="455" calcext:value-type="float">
            <text:p>455</text:p>
          </table:table-cell>
          <table:table-cell office:value-type="float" office:value="330" calcext:value-type="float">
            <text:p>330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string" calcext:value-type="string">
            <text:p>US_Today</text:p>
          </table:table-cell>
          <table:table-cell table:formula="of:=[.B163]+7" office:value-type="date" office:date-value="2001-09-25" calcext:value-type="date">
            <text:p>2001-09-25</text:p>
          </table:table-cell>
          <table:table-cell table:formula="of:=[.B164]+6" office:value-type="date" office:date-value="2001-10-01" calcext:value-type="date">
            <text:p>2001-10-01</text:p>
          </table:table-cell>
          <table:table-cell office:value-type="float" office:value="426" calcext:value-type="float">
            <text:p>426</text:p>
          </table:table-cell>
          <table:table-cell office:value-type="float" office:value="239" calcext:value-type="float">
            <text:p>239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string" calcext:value-type="string">
            <text:p>US_Today</text:p>
          </table:table-cell>
          <table:table-cell table:formula="of:=[.B164]+7" office:value-type="date" office:date-value="2001-10-02" calcext:value-type="date">
            <text:p>2001-10-02</text:p>
          </table:table-cell>
          <table:table-cell table:formula="of:=[.B165]+6" office:value-type="date" office:date-value="2001-10-08" calcext:value-type="date">
            <text:p>2001-10-08</text:p>
          </table:table-cell>
          <table:table-cell office:value-type="float" office:value="475" calcext:value-type="float">
            <text:p>475</text:p>
          </table:table-cell>
          <table:table-cell office:value-type="float" office:value="223" calcext:value-type="float">
            <text:p>223</text:p>
          </table:table-cell>
          <table:table-cell office:value-type="float" office:value="254" calcext:value-type="float">
            <text:p>254</text:p>
          </table:table-cell>
        </table:table-row>
        <table:table-row table:style-name="ro1">
          <table:table-cell office:value-type="string" calcext:value-type="string">
            <text:p>US_Today</text:p>
          </table:table-cell>
          <table:table-cell table:formula="of:=[.B165]+7" office:value-type="date" office:date-value="2001-10-09" calcext:value-type="date">
            <text:p>2001-10-09</text:p>
          </table:table-cell>
          <table:table-cell table:formula="of:=[.B166]+6" office:value-type="date" office:date-value="2001-10-15" calcext:value-type="date">
            <text:p>2001-10-15</text:p>
          </table:table-cell>
          <table:table-cell office:value-type="float" office:value="511" calcext:value-type="float">
            <text:p>511</text:p>
          </table:table-cell>
          <table:table-cell office:value-type="float" office:value="210" calcext:value-type="float">
            <text:p>210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string" calcext:value-type="string">
            <text:p>US_Today</text:p>
          </table:table-cell>
          <table:table-cell table:formula="of:=[.B166]+7" office:value-type="date" office:date-value="2001-10-16" calcext:value-type="date">
            <text:p>2001-10-16</text:p>
          </table:table-cell>
          <table:table-cell table:formula="of:=[.B167]+6" office:value-type="date" office:date-value="2001-10-22" calcext:value-type="date">
            <text:p>2001-10-22</text:p>
          </table:table-cell>
          <table:table-cell office:value-type="float" office:value="473" calcext:value-type="float">
            <text:p>473</text:p>
          </table:table-cell>
          <table:table-cell office:value-type="float" office:value="186" calcext:value-type="float">
            <text:p>18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string" calcext:value-type="string">
            <text:p>US_Today</text:p>
          </table:table-cell>
          <table:table-cell table:formula="of:=[.B167]+7" office:value-type="date" office:date-value="2001-10-23" calcext:value-type="date">
            <text:p>2001-10-23</text:p>
          </table:table-cell>
          <table:table-cell table:formula="of:=[.B168]+6" office:value-type="date" office:date-value="2001-10-29" calcext:value-type="date">
            <text:p>2001-10-29</text:p>
          </table:table-cell>
          <table:table-cell office:value-type="float" office:value="489" calcext:value-type="float">
            <text:p>489</text:p>
          </table:table-cell>
          <table:table-cell office:value-type="float" office:value="172" calcext:value-type="float">
            <text:p>172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string" calcext:value-type="string">
            <text:p>US_Today</text:p>
          </table:table-cell>
          <table:table-cell table:formula="of:=[.B168]+7" office:value-type="date" office:date-value="2001-10-30" calcext:value-type="date">
            <text:p>2001-10-30</text:p>
          </table:table-cell>
          <table:table-cell table:formula="of:=[.B169]+6" office:value-type="date" office:date-value="2001-11-05" calcext:value-type="date">
            <text:p>2001-11-05</text:p>
          </table:table-cell>
          <table:table-cell office:value-type="float" office:value="528" calcext:value-type="float">
            <text:p>528</text:p>
          </table:table-cell>
          <table:table-cell office:value-type="float" office:value="180" calcext:value-type="float">
            <text:p>180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string" calcext:value-type="string">
            <text:p>US_Today</text:p>
          </table:table-cell>
          <table:table-cell table:formula="of:=[.B169]+7" office:value-type="date" office:date-value="2001-11-06" calcext:value-type="date">
            <text:p>2001-11-06</text:p>
          </table:table-cell>
          <table:table-cell table:formula="of:=[.B170]+6" office:value-type="date" office:date-value="2001-11-12" calcext:value-type="date">
            <text:p>2001-11-12</text:p>
          </table:table-cell>
          <table:table-cell office:value-type="float" office:value="545" calcext:value-type="float">
            <text:p>545</text:p>
          </table:table-cell>
          <table:table-cell office:value-type="float" office:value="168" calcext:value-type="float">
            <text:p>168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string" calcext:value-type="string">
            <text:p>US_Today</text:p>
          </table:table-cell>
          <table:table-cell table:formula="of:=[.B170]+7" office:value-type="date" office:date-value="2001-11-13" calcext:value-type="date">
            <text:p>2001-11-13</text:p>
          </table:table-cell>
          <table:table-cell table:formula="of:=[.B171]+6" office:value-type="date" office:date-value="2001-11-19" calcext:value-type="date">
            <text:p>2001-11-19</text:p>
          </table:table-cell>
          <table:table-cell office:value-type="float" office:value="472" calcext:value-type="float">
            <text:p>472</text:p>
          </table:table-cell>
          <table:table-cell office:value-type="float" office:value="169" calcext:value-type="float">
            <text:p>169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string" calcext:value-type="string">
            <text:p>US_Today</text:p>
          </table:table-cell>
          <table:table-cell table:formula="of:=[.B171]+7" office:value-type="date" office:date-value="2001-11-20" calcext:value-type="date">
            <text:p>2001-11-20</text:p>
          </table:table-cell>
          <table:table-cell table:formula="of:=[.B172]+6" office:value-type="date" office:date-value="2001-11-26" calcext:value-type="date">
            <text:p>2001-11-26</text:p>
          </table:table-cell>
          <table:table-cell office:value-type="float" office:value="350" calcext:value-type="float">
            <text:p>350</text:p>
          </table:table-cell>
          <table:table-cell office:value-type="float" office:value="116" calcext:value-type="float">
            <text:p>116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string" calcext:value-type="string">
            <text:p>US_Today</text:p>
          </table:table-cell>
          <table:table-cell table:formula="of:=[.B172]+7" office:value-type="date" office:date-value="2001-11-27" calcext:value-type="date">
            <text:p>2001-11-27</text:p>
          </table:table-cell>
          <table:table-cell table:formula="of:=[.B173]+6" office:value-type="date" office:date-value="2001-12-03" calcext:value-type="date">
            <text:p>2001-12-03</text:p>
          </table:table-cell>
          <table:table-cell office:value-type="float" office:value="425" calcext:value-type="float">
            <text:p>425</text:p>
          </table:table-cell>
          <table:table-cell office:value-type="float" office:value="120" calcext:value-type="float">
            <text:p>120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US_Today</text:p>
          </table:table-cell>
          <table:table-cell table:formula="of:=[.B173]+7" office:value-type="date" office:date-value="2001-12-04" calcext:value-type="date">
            <text:p>2001-12-04</text:p>
          </table:table-cell>
          <table:table-cell table:formula="of:=[.B174]+6" office:value-type="date" office:date-value="2001-12-10" calcext:value-type="date">
            <text:p>2001-12-10</text:p>
          </table:table-cell>
          <table:table-cell office:value-type="float" office:value="489" calcext:value-type="float">
            <text:p>489</text:p>
          </table:table-cell>
          <table:table-cell office:value-type="float" office:value="134" calcext:value-type="float">
            <text:p>134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string" calcext:value-type="string">
            <text:p>US_Today</text:p>
          </table:table-cell>
          <table:table-cell table:formula="of:=[.B174]+7" office:value-type="date" office:date-value="2001-12-11" calcext:value-type="date">
            <text:p>2001-12-11</text:p>
          </table:table-cell>
          <table:table-cell table:formula="of:=[.B175]+6" office:value-type="date" office:date-value="2001-12-17" calcext:value-type="date">
            <text:p>2001-12-17</text:p>
          </table:table-cell>
          <table:table-cell office:value-type="float" office:value="420" calcext:value-type="float">
            <text:p>420</text:p>
          </table:table-cell>
          <table:table-cell office:value-type="float" office:value="118" calcext:value-type="float">
            <text:p>11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string" calcext:value-type="string">
            <text:p>US_Today</text:p>
          </table:table-cell>
          <table:table-cell table:formula="of:=[.B175]+7" office:value-type="date" office:date-value="2001-12-18" calcext:value-type="date">
            <text:p>2001-12-18</text:p>
          </table:table-cell>
          <table:table-cell table:formula="of:=[.B176]+6" office:value-type="date" office:date-value="2001-12-24" calcext:value-type="date">
            <text:p>2001-12-24</text:p>
          </table:table-cell>
          <table:table-cell office:value-type="float" office:value="402" calcext:value-type="float">
            <text:p>402</text:p>
          </table:table-cell>
          <table:table-cell office:value-type="float" office:value="92" calcext:value-type="float">
            <text:p>92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US_Today</text:p>
          </table:table-cell>
          <table:table-cell table:formula="of:=[.B176]+7" office:value-type="date" office:date-value="2001-12-25" calcext:value-type="date">
            <text:p>2001-12-25</text:p>
          </table:table-cell>
          <table:table-cell table:formula="of:=[.B177]+6" office:value-type="date" office:date-value="2001-12-31" calcext:value-type="date">
            <text:p>2001-12-31</text:p>
          </table:table-cell>
          <table:table-cell office:value-type="float" office:value="275" calcext:value-type="float">
            <text:p>275</text:p>
          </table:table-cell>
          <table:table-cell office:value-type="float" office:value="77" calcext:value-type="float">
            <text:p>77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US_Wapost</text:p>
          </table:table-cell>
          <table:table-cell office:value-type="date" office:date-value="2001-07-31" calcext:value-type="date">
            <text:p>2001-07-31</text:p>
          </table:table-cell>
          <table:table-cell table:formula="of:=[.B178]+6" office:value-type="date" office:date-value="2001-08-06" calcext:value-type="date">
            <text:p>2001-08-06</text:p>
          </table:table-cell>
          <table:table-cell office:value-type="float" office:value="1524" calcext:value-type="float">
            <text:p>1524</text:p>
          </table:table-cell>
          <table:table-cell office:value-type="float" office:value="29" calcext:value-type="float">
            <text:p>29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US_Wapost</text:p>
          </table:table-cell>
          <table:table-cell table:formula="of:=[.B178]+7" office:value-type="date" office:date-value="2001-08-07" calcext:value-type="date">
            <text:p>2001-08-07</text:p>
          </table:table-cell>
          <table:table-cell table:formula="of:=[.B179]+6" office:value-type="date" office:date-value="2001-08-13" calcext:value-type="date">
            <text:p>2001-08-13</text:p>
          </table:table-cell>
          <table:table-cell office:value-type="float" office:value="1552" calcext:value-type="float">
            <text:p>1552</text:p>
          </table:table-cell>
          <table:table-cell office:value-type="float" office:value="30" calcext:value-type="float">
            <text:p>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US_Wapost</text:p>
          </table:table-cell>
          <table:table-cell table:formula="of:=[.B179]+7" office:value-type="date" office:date-value="2001-08-14" calcext:value-type="date">
            <text:p>2001-08-14</text:p>
          </table:table-cell>
          <table:table-cell table:formula="of:=[.B180]+6" office:value-type="date" office:date-value="2001-08-20" calcext:value-type="date">
            <text:p>2001-08-20</text:p>
          </table:table-cell>
          <table:table-cell office:value-type="float" office:value="1511" calcext:value-type="float">
            <text:p>1511</text:p>
          </table:table-cell>
          <table:table-cell office:value-type="float" office:value="48" calcext:value-type="float">
            <text:p>48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US_Wapost</text:p>
          </table:table-cell>
          <table:table-cell table:formula="of:=[.B180]+7" office:value-type="date" office:date-value="2001-08-21" calcext:value-type="date">
            <text:p>2001-08-21</text:p>
          </table:table-cell>
          <table:table-cell table:formula="of:=[.B181]+6" office:value-type="date" office:date-value="2001-08-27" calcext:value-type="date">
            <text:p>2001-08-27</text:p>
          </table:table-cell>
          <table:table-cell office:value-type="float" office:value="1552" calcext:value-type="float">
            <text:p>1552</text:p>
          </table:table-cell>
          <table:table-cell office:value-type="float" office:value="32" calcext:value-type="float">
            <text:p>32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string" calcext:value-type="string">
            <text:p>US_Wapost</text:p>
          </table:table-cell>
          <table:table-cell table:formula="of:=[.B181]+7" office:value-type="date" office:date-value="2001-08-28" calcext:value-type="date">
            <text:p>2001-08-28</text:p>
          </table:table-cell>
          <table:table-cell table:formula="of:=[.B182]+6" office:value-type="date" office:date-value="2001-09-03" calcext:value-type="date">
            <text:p>2001-09-03</text:p>
          </table:table-cell>
          <table:table-cell office:value-type="float" office:value="1697" calcext:value-type="float">
            <text:p>1697</text:p>
          </table:table-cell>
          <table:table-cell office:value-type="float" office:value="25" calcext:value-type="float">
            <text:p>25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string" calcext:value-type="string">
            <text:p>US_Wapost</text:p>
          </table:table-cell>
          <table:table-cell table:formula="of:=[.B182]+7" office:value-type="date" office:date-value="2001-09-04" calcext:value-type="date">
            <text:p>2001-09-04</text:p>
          </table:table-cell>
          <table:table-cell table:formula="of:=[.B183]+6" office:value-type="date" office:date-value="2001-09-10" calcext:value-type="date">
            <text:p>2001-09-10</text:p>
          </table:table-cell>
          <table:table-cell office:value-type="float" office:value="1771" calcext:value-type="float">
            <text:p>1771</text:p>
          </table:table-cell>
          <table:table-cell office:value-type="float" office:value="41" calcext:value-type="float">
            <text:p>41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string" calcext:value-type="string">
            <text:p>US_Wapost</text:p>
          </table:table-cell>
          <table:table-cell table:formula="of:=[.B183]+7" office:value-type="date" office:date-value="2001-09-11" calcext:value-type="date">
            <text:p>2001-09-11</text:p>
          </table:table-cell>
          <table:table-cell table:formula="of:=[.B184]+6" office:value-type="date" office:date-value="2001-09-17" calcext:value-type="date">
            <text:p>2001-09-17</text:p>
          </table:table-cell>
          <table:table-cell office:value-type="float" office:value="1580" calcext:value-type="float">
            <text:p>1580</text:p>
          </table:table-cell>
          <table:table-cell office:value-type="float" office:value="586" calcext:value-type="float">
            <text:p>586</text:p>
          </table:table-cell>
          <table:table-cell office:value-type="float" office:value="698" calcext:value-type="float">
            <text:p>698</text:p>
          </table:table-cell>
        </table:table-row>
        <table:table-row table:style-name="ro1">
          <table:table-cell office:value-type="string" calcext:value-type="string">
            <text:p>US_Wapost</text:p>
          </table:table-cell>
          <table:table-cell table:formula="of:=[.B184]+7" office:value-type="date" office:date-value="2001-09-18" calcext:value-type="date">
            <text:p>2001-09-18</text:p>
          </table:table-cell>
          <table:table-cell table:formula="of:=[.B185]+6" office:value-type="date" office:date-value="2001-09-24" calcext:value-type="date">
            <text:p>2001-09-24</text:p>
          </table:table-cell>
          <table:table-cell office:value-type="float" office:value="1654" calcext:value-type="float">
            <text:p>1654</text:p>
          </table:table-cell>
          <table:table-cell office:value-type="float" office:value="758" calcext:value-type="float">
            <text:p>758</text:p>
          </table:table-cell>
          <table:table-cell office:value-type="float" office:value="885" calcext:value-type="float">
            <text:p>885</text:p>
          </table:table-cell>
        </table:table-row>
        <table:table-row table:style-name="ro1">
          <table:table-cell office:value-type="string" calcext:value-type="string">
            <text:p>US_Wapost</text:p>
          </table:table-cell>
          <table:table-cell table:formula="of:=[.B185]+7" office:value-type="date" office:date-value="2001-09-25" calcext:value-type="date">
            <text:p>2001-09-25</text:p>
          </table:table-cell>
          <table:table-cell table:formula="of:=[.B186]+6" office:value-type="date" office:date-value="2001-10-01" calcext:value-type="date">
            <text:p>2001-10-01</text:p>
          </table:table-cell>
          <table:table-cell office:value-type="float" office:value="1712" calcext:value-type="float">
            <text:p>1712</text:p>
          </table:table-cell>
          <table:table-cell office:value-type="float" office:value="647" calcext:value-type="float">
            <text:p>647</text:p>
          </table:table-cell>
          <table:table-cell office:value-type="float" office:value="770" calcext:value-type="float">
            <text:p>770</text:p>
          </table:table-cell>
        </table:table-row>
        <table:table-row table:style-name="ro1">
          <table:table-cell office:value-type="string" calcext:value-type="string">
            <text:p>US_Wapost</text:p>
          </table:table-cell>
          <table:table-cell table:formula="of:=[.B186]+7" office:value-type="date" office:date-value="2001-10-02" calcext:value-type="date">
            <text:p>2001-10-02</text:p>
          </table:table-cell>
          <table:table-cell table:formula="of:=[.B187]+6" office:value-type="date" office:date-value="2001-10-08" calcext:value-type="date">
            <text:p>2001-10-08</text:p>
          </table:table-cell>
          <table:table-cell office:value-type="float" office:value="1560" calcext:value-type="float">
            <text:p>1560</text:p>
          </table:table-cell>
          <table:table-cell office:value-type="float" office:value="519" calcext:value-type="float">
            <text:p>519</text:p>
          </table:table-cell>
          <table:table-cell office:value-type="float" office:value="624" calcext:value-type="float">
            <text:p>624</text:p>
          </table:table-cell>
        </table:table-row>
        <table:table-row table:style-name="ro1">
          <table:table-cell office:value-type="string" calcext:value-type="string">
            <text:p>US_Wapost</text:p>
          </table:table-cell>
          <table:table-cell table:formula="of:=[.B187]+7" office:value-type="date" office:date-value="2001-10-09" calcext:value-type="date">
            <text:p>2001-10-09</text:p>
          </table:table-cell>
          <table:table-cell table:formula="of:=[.B188]+6" office:value-type="date" office:date-value="2001-10-15" calcext:value-type="date">
            <text:p>2001-10-15</text:p>
          </table:table-cell>
          <table:table-cell office:value-type="float" office:value="1740" calcext:value-type="float">
            <text:p>1740</text:p>
          </table:table-cell>
          <table:table-cell office:value-type="float" office:value="566" calcext:value-type="float">
            <text:p>566</text:p>
          </table:table-cell>
          <table:table-cell office:value-type="float" office:value="715" calcext:value-type="float">
            <text:p>715</text:p>
          </table:table-cell>
        </table:table-row>
        <table:table-row table:style-name="ro1">
          <table:table-cell office:value-type="string" calcext:value-type="string">
            <text:p>US_Wapost</text:p>
          </table:table-cell>
          <table:table-cell table:formula="of:=[.B188]+7" office:value-type="date" office:date-value="2001-10-16" calcext:value-type="date">
            <text:p>2001-10-16</text:p>
          </table:table-cell>
          <table:table-cell table:formula="of:=[.B189]+6" office:value-type="date" office:date-value="2001-10-22" calcext:value-type="date">
            <text:p>2001-10-22</text:p>
          </table:table-cell>
          <table:table-cell office:value-type="float" office:value="1763" calcext:value-type="float">
            <text:p>1763</text:p>
          </table:table-cell>
          <table:table-cell office:value-type="float" office:value="507" calcext:value-type="float">
            <text:p>507</text:p>
          </table:table-cell>
          <table:table-cell office:value-type="float" office:value="649" calcext:value-type="float">
            <text:p>649</text:p>
          </table:table-cell>
        </table:table-row>
        <table:table-row table:style-name="ro1">
          <table:table-cell office:value-type="string" calcext:value-type="string">
            <text:p>US_Wapost</text:p>
          </table:table-cell>
          <table:table-cell table:formula="of:=[.B189]+7" office:value-type="date" office:date-value="2001-10-23" calcext:value-type="date">
            <text:p>2001-10-23</text:p>
          </table:table-cell>
          <table:table-cell table:formula="of:=[.B190]+6" office:value-type="date" office:date-value="2001-10-29" calcext:value-type="date">
            <text:p>2001-10-29</text:p>
          </table:table-cell>
          <table:table-cell office:value-type="float" office:value="1819" calcext:value-type="float">
            <text:p>1819</text:p>
          </table:table-cell>
          <table:table-cell office:value-type="float" office:value="458" calcext:value-type="float">
            <text:p>458</text:p>
          </table:table-cell>
          <table:table-cell office:value-type="float" office:value="579" calcext:value-type="float">
            <text:p>579</text:p>
          </table:table-cell>
        </table:table-row>
        <table:table-row table:style-name="ro1">
          <table:table-cell office:value-type="string" calcext:value-type="string">
            <text:p>US_Wapost</text:p>
          </table:table-cell>
          <table:table-cell table:formula="of:=[.B190]+7" office:value-type="date" office:date-value="2001-10-30" calcext:value-type="date">
            <text:p>2001-10-30</text:p>
          </table:table-cell>
          <table:table-cell table:formula="of:=[.B191]+6" office:value-type="date" office:date-value="2001-11-05" calcext:value-type="date">
            <text:p>2001-11-05</text:p>
          </table:table-cell>
          <table:table-cell office:value-type="float" office:value="1853" calcext:value-type="float">
            <text:p>1853</text:p>
          </table:table-cell>
          <table:table-cell office:value-type="float" office:value="481" calcext:value-type="float">
            <text:p>481</text:p>
          </table:table-cell>
          <table:table-cell office:value-type="float" office:value="616" calcext:value-type="float">
            <text:p>616</text:p>
          </table:table-cell>
        </table:table-row>
        <table:table-row table:style-name="ro1">
          <table:table-cell office:value-type="string" calcext:value-type="string">
            <text:p>US_Wapost</text:p>
          </table:table-cell>
          <table:table-cell table:formula="of:=[.B191]+7" office:value-type="date" office:date-value="2001-11-06" calcext:value-type="date">
            <text:p>2001-11-06</text:p>
          </table:table-cell>
          <table:table-cell table:formula="of:=[.B192]+6" office:value-type="date" office:date-value="2001-11-12" calcext:value-type="date">
            <text:p>2001-11-12</text:p>
          </table:table-cell>
          <table:table-cell office:value-type="float" office:value="1793" calcext:value-type="float">
            <text:p>1793</text:p>
          </table:table-cell>
          <table:table-cell office:value-type="float" office:value="392" calcext:value-type="float">
            <text:p>392</text:p>
          </table:table-cell>
          <table:table-cell office:value-type="float" office:value="531" calcext:value-type="float">
            <text:p>531</text:p>
          </table:table-cell>
        </table:table-row>
        <table:table-row table:style-name="ro1">
          <table:table-cell office:value-type="string" calcext:value-type="string">
            <text:p>US_Wapost</text:p>
          </table:table-cell>
          <table:table-cell table:formula="of:=[.B192]+7" office:value-type="date" office:date-value="2001-11-13" calcext:value-type="date">
            <text:p>2001-11-13</text:p>
          </table:table-cell>
          <table:table-cell table:formula="of:=[.B193]+6" office:value-type="date" office:date-value="2001-11-19" calcext:value-type="date">
            <text:p>2001-11-19</text:p>
          </table:table-cell>
          <table:table-cell office:value-type="float" office:value="1843" calcext:value-type="float">
            <text:p>1843</text:p>
          </table:table-cell>
          <table:table-cell office:value-type="float" office:value="431" calcext:value-type="float">
            <text:p>431</text:p>
          </table:table-cell>
          <table:table-cell office:value-type="float" office:value="546" calcext:value-type="float">
            <text:p>546</text:p>
          </table:table-cell>
        </table:table-row>
        <table:table-row table:style-name="ro1">
          <table:table-cell office:value-type="string" calcext:value-type="string">
            <text:p>US_Wapost</text:p>
          </table:table-cell>
          <table:table-cell table:formula="of:=[.B193]+7" office:value-type="date" office:date-value="2001-11-20" calcext:value-type="date">
            <text:p>2001-11-20</text:p>
          </table:table-cell>
          <table:table-cell table:formula="of:=[.B194]+6" office:value-type="date" office:date-value="2001-11-26" calcext:value-type="date">
            <text:p>2001-11-26</text:p>
          </table:table-cell>
          <table:table-cell office:value-type="float" office:value="1480" calcext:value-type="float">
            <text:p>1480</text:p>
          </table:table-cell>
          <table:table-cell office:value-type="float" office:value="325" calcext:value-type="float">
            <text:p>325</text:p>
          </table:table-cell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string" calcext:value-type="string">
            <text:p>US_Wapost</text:p>
          </table:table-cell>
          <table:table-cell table:formula="of:=[.B194]+7" office:value-type="date" office:date-value="2001-11-27" calcext:value-type="date">
            <text:p>2001-11-27</text:p>
          </table:table-cell>
          <table:table-cell table:formula="of:=[.B195]+6" office:value-type="date" office:date-value="2001-12-03" calcext:value-type="date">
            <text:p>2001-12-03</text:p>
          </table:table-cell>
          <table:table-cell office:value-type="float" office:value="1725" calcext:value-type="float">
            <text:p>1725</text:p>
          </table:table-cell>
          <table:table-cell office:value-type="float" office:value="311" calcext:value-type="float">
            <text:p>311</text:p>
          </table:table-cell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string" calcext:value-type="string">
            <text:p>US_Wapost</text:p>
          </table:table-cell>
          <table:table-cell table:formula="of:=[.B195]+7" office:value-type="date" office:date-value="2001-12-04" calcext:value-type="date">
            <text:p>2001-12-04</text:p>
          </table:table-cell>
          <table:table-cell table:formula="of:=[.B196]+6" office:value-type="date" office:date-value="2001-12-10" calcext:value-type="date">
            <text:p>2001-12-10</text:p>
          </table:table-cell>
          <table:table-cell office:value-type="float" office:value="1749" calcext:value-type="float">
            <text:p>1749</text:p>
          </table:table-cell>
          <table:table-cell office:value-type="float" office:value="335" calcext:value-type="float">
            <text:p>335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string" calcext:value-type="string">
            <text:p>US_Wapost</text:p>
          </table:table-cell>
          <table:table-cell table:formula="of:=[.B196]+7" office:value-type="date" office:date-value="2001-12-11" calcext:value-type="date">
            <text:p>2001-12-11</text:p>
          </table:table-cell>
          <table:table-cell table:formula="of:=[.B197]+6" office:value-type="date" office:date-value="2001-12-17" calcext:value-type="date">
            <text:p>2001-12-17</text:p>
          </table:table-cell>
          <table:table-cell office:value-type="float" office:value="1739" calcext:value-type="float">
            <text:p>1739</text:p>
          </table:table-cell>
          <table:table-cell office:value-type="float" office:value="295" calcext:value-type="float">
            <text:p>295</text:p>
          </table:table-cell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string" calcext:value-type="string">
            <text:p>US_Wapost</text:p>
          </table:table-cell>
          <table:table-cell table:formula="of:=[.B197]+7" office:value-type="date" office:date-value="2001-12-18" calcext:value-type="date">
            <text:p>2001-12-18</text:p>
          </table:table-cell>
          <table:table-cell table:formula="of:=[.B198]+6" office:value-type="date" office:date-value="2001-12-24" calcext:value-type="date">
            <text:p>2001-12-24</text:p>
          </table:table-cell>
          <table:table-cell office:value-type="float" office:value="1584" calcext:value-type="float">
            <text:p>1584</text:p>
          </table:table-cell>
          <table:table-cell office:value-type="float" office:value="291" calcext:value-type="float">
            <text:p>291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string" calcext:value-type="string">
            <text:p>US_Wapost</text:p>
          </table:table-cell>
          <table:table-cell table:formula="of:=[.B198]+7" office:value-type="date" office:date-value="2001-12-25" calcext:value-type="date">
            <text:p>2001-12-25</text:p>
          </table:table-cell>
          <table:table-cell table:formula="of:=[.B199]+6" office:value-type="date" office:date-value="2001-12-31" calcext:value-type="date">
            <text:p>2001-12-31</text:p>
          </table:table-cell>
          <table:table-cell office:value-type="float" office:value="1253" calcext:value-type="float">
            <text:p>1253</text:p>
          </table:table-cell>
          <table:table-cell office:value-type="float" office:value="207" calcext:value-type="float">
            <text:p>207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string" calcext:value-type="string">
            <text:p>EU_Guardi</text:p>
          </table:table-cell>
          <table:table-cell office:value-type="date" office:date-value="2001-07-31" calcext:value-type="date">
            <text:p>2001-07-31</text:p>
          </table:table-cell>
          <table:table-cell table:formula="of:=[.B200]+6" office:value-type="date" office:date-value="2001-08-06" calcext:value-type="date">
            <text:p>2001-08-06</text:p>
          </table:table-cell>
          <table:table-cell office:value-type="float" office:value="1932" calcext:value-type="float">
            <text:p>1932</text:p>
          </table:table-cell>
          <table:table-cell office:value-type="float" office:value="70" calcext:value-type="float">
            <text:p>70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string" calcext:value-type="string">
            <text:p>EU_Guardi</text:p>
          </table:table-cell>
          <table:table-cell table:formula="of:=[.B200]+7" office:value-type="date" office:date-value="2001-08-07" calcext:value-type="date">
            <text:p>2001-08-07</text:p>
          </table:table-cell>
          <table:table-cell table:formula="of:=[.B201]+6" office:value-type="date" office:date-value="2001-08-13" calcext:value-type="date">
            <text:p>2001-08-13</text:p>
          </table:table-cell>
          <table:table-cell office:value-type="float" office:value="2143" calcext:value-type="float">
            <text:p>2143</text:p>
          </table:table-cell>
          <table:table-cell office:value-type="float" office:value="72" calcext:value-type="float">
            <text:p>72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string" calcext:value-type="string">
            <text:p>EU_Guardi</text:p>
          </table:table-cell>
          <table:table-cell table:formula="of:=[.B201]+7" office:value-type="date" office:date-value="2001-08-14" calcext:value-type="date">
            <text:p>2001-08-14</text:p>
          </table:table-cell>
          <table:table-cell table:formula="of:=[.B202]+6" office:value-type="date" office:date-value="2001-08-20" calcext:value-type="date">
            <text:p>2001-08-20</text:p>
          </table:table-cell>
          <table:table-cell office:value-type="float" office:value="2026" calcext:value-type="float">
            <text:p>2026</text:p>
          </table:table-cell>
          <table:table-cell office:value-type="float" office:value="94" calcext:value-type="float">
            <text:p>94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string" calcext:value-type="string">
            <text:p>EU_Guardi</text:p>
          </table:table-cell>
          <table:table-cell table:formula="of:=[.B202]+7" office:value-type="date" office:date-value="2001-08-21" calcext:value-type="date">
            <text:p>2001-08-21</text:p>
          </table:table-cell>
          <table:table-cell table:formula="of:=[.B203]+6" office:value-type="date" office:date-value="2001-08-27" calcext:value-type="date">
            <text:p>2001-08-27</text:p>
          </table:table-cell>
          <table:table-cell office:value-type="float" office:value="1994" calcext:value-type="float">
            <text:p>1994</text:p>
          </table:table-cell>
          <table:table-cell office:value-type="float" office:value="69" calcext:value-type="float">
            <text:p>69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string" calcext:value-type="string">
            <text:p>EU_Guardi</text:p>
          </table:table-cell>
          <table:table-cell table:formula="of:=[.B203]+7" office:value-type="date" office:date-value="2001-08-28" calcext:value-type="date">
            <text:p>2001-08-28</text:p>
          </table:table-cell>
          <table:table-cell table:formula="of:=[.B204]+6" office:value-type="date" office:date-value="2001-09-03" calcext:value-type="date">
            <text:p>2001-09-03</text:p>
          </table:table-cell>
          <table:table-cell office:value-type="float" office:value="2295" calcext:value-type="float">
            <text:p>2295</text:p>
          </table:table-cell>
          <table:table-cell office:value-type="float" office:value="48" calcext:value-type="float">
            <text:p>48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string" calcext:value-type="string">
            <text:p>EU_Guardi</text:p>
          </table:table-cell>
          <table:table-cell table:formula="of:=[.B204]+7" office:value-type="date" office:date-value="2001-09-04" calcext:value-type="date">
            <text:p>2001-09-04</text:p>
          </table:table-cell>
          <table:table-cell table:formula="of:=[.B205]+6" office:value-type="date" office:date-value="2001-09-10" calcext:value-type="date">
            <text:p>2001-09-10</text:p>
          </table:table-cell>
          <table:table-cell office:value-type="float" office:value="2012" calcext:value-type="float">
            <text:p>2012</text:p>
          </table:table-cell>
          <table:table-cell office:value-type="float" office:value="43" calcext:value-type="float">
            <text:p>43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U_Guardi</text:p>
          </table:table-cell>
          <table:table-cell table:formula="of:=[.B205]+7" office:value-type="date" office:date-value="2001-09-11" calcext:value-type="date">
            <text:p>2001-09-11</text:p>
          </table:table-cell>
          <table:table-cell table:formula="of:=[.B206]+6" office:value-type="date" office:date-value="2001-09-17" calcext:value-type="date">
            <text:p>2001-09-17</text:p>
          </table:table-cell>
          <table:table-cell office:value-type="float" office:value="2259" calcext:value-type="float">
            <text:p>2259</text:p>
          </table:table-cell>
          <table:table-cell office:value-type="float" office:value="509" calcext:value-type="float">
            <text:p>509</text:p>
          </table:table-cell>
          <table:table-cell office:value-type="float" office:value="799" calcext:value-type="float">
            <text:p>799</text:p>
          </table:table-cell>
        </table:table-row>
        <table:table-row table:style-name="ro1">
          <table:table-cell office:value-type="string" calcext:value-type="string">
            <text:p>EU_Guardi</text:p>
          </table:table-cell>
          <table:table-cell table:formula="of:=[.B206]+7" office:value-type="date" office:date-value="2001-09-18" calcext:value-type="date">
            <text:p>2001-09-18</text:p>
          </table:table-cell>
          <table:table-cell table:formula="of:=[.B207]+6" office:value-type="date" office:date-value="2001-09-24" calcext:value-type="date">
            <text:p>2001-09-24</text:p>
          </table:table-cell>
          <table:table-cell office:value-type="float" office:value="2268" calcext:value-type="float">
            <text:p>2268</text:p>
          </table:table-cell>
          <table:table-cell office:value-type="float" office:value="529" calcext:value-type="float">
            <text:p>529</text:p>
          </table:table-cell>
          <table:table-cell office:value-type="float" office:value="807" calcext:value-type="float">
            <text:p>807</text:p>
          </table:table-cell>
        </table:table-row>
        <table:table-row table:style-name="ro1">
          <table:table-cell office:value-type="string" calcext:value-type="string">
            <text:p>EU_Guardi</text:p>
          </table:table-cell>
          <table:table-cell table:formula="of:=[.B207]+7" office:value-type="date" office:date-value="2001-09-25" calcext:value-type="date">
            <text:p>2001-09-25</text:p>
          </table:table-cell>
          <table:table-cell table:formula="of:=[.B208]+6" office:value-type="date" office:date-value="2001-10-01" calcext:value-type="date">
            <text:p>2001-10-01</text:p>
          </table:table-cell>
          <table:table-cell office:value-type="float" office:value="2284" calcext:value-type="float">
            <text:p>2284</text:p>
          </table:table-cell>
          <table:table-cell office:value-type="float" office:value="603" calcext:value-type="float">
            <text:p>603</text:p>
          </table:table-cell>
          <table:table-cell office:value-type="float" office:value="830" calcext:value-type="float">
            <text:p>830</text:p>
          </table:table-cell>
        </table:table-row>
        <table:table-row table:style-name="ro1">
          <table:table-cell office:value-type="string" calcext:value-type="string">
            <text:p>EU_Guardi</text:p>
          </table:table-cell>
          <table:table-cell table:formula="of:=[.B208]+7" office:value-type="date" office:date-value="2001-10-02" calcext:value-type="date">
            <text:p>2001-10-02</text:p>
          </table:table-cell>
          <table:table-cell table:formula="of:=[.B209]+6" office:value-type="date" office:date-value="2001-10-08" calcext:value-type="date">
            <text:p>2001-10-08</text:p>
          </table:table-cell>
          <table:table-cell office:value-type="float" office:value="2567" calcext:value-type="float">
            <text:p>2567</text:p>
          </table:table-cell>
          <table:table-cell office:value-type="float" office:value="512" calcext:value-type="float">
            <text:p>512</text:p>
          </table:table-cell>
          <table:table-cell office:value-type="float" office:value="749" calcext:value-type="float">
            <text:p>749</text:p>
          </table:table-cell>
        </table:table-row>
        <table:table-row table:style-name="ro1">
          <table:table-cell office:value-type="string" calcext:value-type="string">
            <text:p>EU_Guardi</text:p>
          </table:table-cell>
          <table:table-cell table:formula="of:=[.B209]+7" office:value-type="date" office:date-value="2001-10-09" calcext:value-type="date">
            <text:p>2001-10-09</text:p>
          </table:table-cell>
          <table:table-cell table:formula="of:=[.B210]+6" office:value-type="date" office:date-value="2001-10-15" calcext:value-type="date">
            <text:p>2001-10-15</text:p>
          </table:table-cell>
          <table:table-cell office:value-type="float" office:value="2588" calcext:value-type="float">
            <text:p>2588</text:p>
          </table:table-cell>
          <table:table-cell office:value-type="float" office:value="478" calcext:value-type="float">
            <text:p>478</text:p>
          </table:table-cell>
          <table:table-cell office:value-type="float" office:value="807" calcext:value-type="float">
            <text:p>807</text:p>
          </table:table-cell>
        </table:table-row>
        <table:table-row table:style-name="ro1">
          <table:table-cell office:value-type="string" calcext:value-type="string">
            <text:p>EU_Guardi</text:p>
          </table:table-cell>
          <table:table-cell table:formula="of:=[.B210]+7" office:value-type="date" office:date-value="2001-10-16" calcext:value-type="date">
            <text:p>2001-10-16</text:p>
          </table:table-cell>
          <table:table-cell table:formula="of:=[.B211]+6" office:value-type="date" office:date-value="2001-10-22" calcext:value-type="date">
            <text:p>2001-10-22</text:p>
          </table:table-cell>
          <table:table-cell office:value-type="float" office:value="2524" calcext:value-type="float">
            <text:p>2524</text:p>
          </table:table-cell>
          <table:table-cell office:value-type="float" office:value="419" calcext:value-type="float">
            <text:p>419</text:p>
          </table:table-cell>
          <table:table-cell office:value-type="float" office:value="742" calcext:value-type="float">
            <text:p>742</text:p>
          </table:table-cell>
        </table:table-row>
        <table:table-row table:style-name="ro1">
          <table:table-cell office:value-type="string" calcext:value-type="string">
            <text:p>EU_Guardi</text:p>
          </table:table-cell>
          <table:table-cell table:formula="of:=[.B211]+7" office:value-type="date" office:date-value="2001-10-23" calcext:value-type="date">
            <text:p>2001-10-23</text:p>
          </table:table-cell>
          <table:table-cell table:formula="of:=[.B212]+6" office:value-type="date" office:date-value="2001-10-29" calcext:value-type="date">
            <text:p>2001-10-29</text:p>
          </table:table-cell>
          <table:table-cell office:value-type="float" office:value="2681" calcext:value-type="float">
            <text:p>2681</text:p>
          </table:table-cell>
          <table:table-cell office:value-type="float" office:value="368" calcext:value-type="float">
            <text:p>368</text:p>
          </table:table-cell>
          <table:table-cell office:value-type="float" office:value="649" calcext:value-type="float">
            <text:p>649</text:p>
          </table:table-cell>
        </table:table-row>
        <table:table-row table:style-name="ro1">
          <table:table-cell office:value-type="string" calcext:value-type="string">
            <text:p>EU_Guardi</text:p>
          </table:table-cell>
          <table:table-cell table:formula="of:=[.B212]+7" office:value-type="date" office:date-value="2001-10-30" calcext:value-type="date">
            <text:p>2001-10-30</text:p>
          </table:table-cell>
          <table:table-cell table:formula="of:=[.B213]+6" office:value-type="date" office:date-value="2001-11-05" calcext:value-type="date">
            <text:p>2001-11-05</text:p>
          </table:table-cell>
          <table:table-cell office:value-type="float" office:value="2754" calcext:value-type="float">
            <text:p>2754</text:p>
          </table:table-cell>
          <table:table-cell office:value-type="float" office:value="365" calcext:value-type="float">
            <text:p>365</text:p>
          </table:table-cell>
          <table:table-cell office:value-type="float" office:value="698" calcext:value-type="float">
            <text:p>698</text:p>
          </table:table-cell>
        </table:table-row>
        <table:table-row table:style-name="ro1">
          <table:table-cell office:value-type="string" calcext:value-type="string">
            <text:p>EU_Guardi</text:p>
          </table:table-cell>
          <table:table-cell table:formula="of:=[.B213]+7" office:value-type="date" office:date-value="2001-11-06" calcext:value-type="date">
            <text:p>2001-11-06</text:p>
          </table:table-cell>
          <table:table-cell table:formula="of:=[.B214]+6" office:value-type="date" office:date-value="2001-11-12" calcext:value-type="date">
            <text:p>2001-11-12</text:p>
          </table:table-cell>
          <table:table-cell office:value-type="float" office:value="2731" calcext:value-type="float">
            <text:p>2731</text:p>
          </table:table-cell>
          <table:table-cell office:value-type="float" office:value="297" calcext:value-type="float">
            <text:p>297</text:p>
          </table:table-cell>
          <table:table-cell office:value-type="float" office:value="604" calcext:value-type="float">
            <text:p>604</text:p>
          </table:table-cell>
        </table:table-row>
        <table:table-row table:style-name="ro1">
          <table:table-cell office:value-type="string" calcext:value-type="string">
            <text:p>EU_Guardi</text:p>
          </table:table-cell>
          <table:table-cell table:formula="of:=[.B214]+7" office:value-type="date" office:date-value="2001-11-13" calcext:value-type="date">
            <text:p>2001-11-13</text:p>
          </table:table-cell>
          <table:table-cell table:formula="of:=[.B215]+6" office:value-type="date" office:date-value="2001-11-19" calcext:value-type="date">
            <text:p>2001-11-19</text:p>
          </table:table-cell>
          <table:table-cell office:value-type="float" office:value="2819" calcext:value-type="float">
            <text:p>2819</text:p>
          </table:table-cell>
          <table:table-cell office:value-type="float" office:value="316" calcext:value-type="float">
            <text:p>316</text:p>
          </table:table-cell>
          <table:table-cell office:value-type="float" office:value="573" calcext:value-type="float">
            <text:p>573</text:p>
          </table:table-cell>
        </table:table-row>
        <table:table-row table:style-name="ro1">
          <table:table-cell office:value-type="string" calcext:value-type="string">
            <text:p>EU_Guardi</text:p>
          </table:table-cell>
          <table:table-cell table:formula="of:=[.B215]+7" office:value-type="date" office:date-value="2001-11-20" calcext:value-type="date">
            <text:p>2001-11-20</text:p>
          </table:table-cell>
          <table:table-cell table:formula="of:=[.B216]+6" office:value-type="date" office:date-value="2001-11-26" calcext:value-type="date">
            <text:p>2001-11-26</text:p>
          </table:table-cell>
          <table:table-cell office:value-type="float" office:value="3107" calcext:value-type="float">
            <text:p>3107</text:p>
          </table:table-cell>
          <table:table-cell office:value-type="float" office:value="252" calcext:value-type="float">
            <text:p>252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string" calcext:value-type="string">
            <text:p>EU_Guardi</text:p>
          </table:table-cell>
          <table:table-cell table:formula="of:=[.B216]+7" office:value-type="date" office:date-value="2001-11-27" calcext:value-type="date">
            <text:p>2001-11-27</text:p>
          </table:table-cell>
          <table:table-cell table:formula="of:=[.B217]+6" office:value-type="date" office:date-value="2001-12-03" calcext:value-type="date">
            <text:p>2001-12-03</text:p>
          </table:table-cell>
          <table:table-cell office:value-type="float" office:value="3169" calcext:value-type="float">
            <text:p>3169</text:p>
          </table:table-cell>
          <table:table-cell office:value-type="float" office:value="249" calcext:value-type="float">
            <text:p>249</text:p>
          </table:table-cell>
          <table:table-cell office:value-type="float" office:value="492" calcext:value-type="float">
            <text:p>492</text:p>
          </table:table-cell>
        </table:table-row>
        <table:table-row table:style-name="ro1">
          <table:table-cell office:value-type="string" calcext:value-type="string">
            <text:p>EU_Guardi</text:p>
          </table:table-cell>
          <table:table-cell table:formula="of:=[.B217]+7" office:value-type="date" office:date-value="2001-12-04" calcext:value-type="date">
            <text:p>2001-12-04</text:p>
          </table:table-cell>
          <table:table-cell table:formula="of:=[.B218]+6" office:value-type="date" office:date-value="2001-12-10" calcext:value-type="date">
            <text:p>2001-12-10</text:p>
          </table:table-cell>
          <table:table-cell office:value-type="float" office:value="3088" calcext:value-type="float">
            <text:p>3088</text:p>
          </table:table-cell>
          <table:table-cell office:value-type="float" office:value="263" calcext:value-type="float">
            <text:p>263</text:p>
          </table:table-cell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string" calcext:value-type="string">
            <text:p>EU_Guardi</text:p>
          </table:table-cell>
          <table:table-cell table:formula="of:=[.B218]+7" office:value-type="date" office:date-value="2001-12-11" calcext:value-type="date">
            <text:p>2001-12-11</text:p>
          </table:table-cell>
          <table:table-cell table:formula="of:=[.B219]+6" office:value-type="date" office:date-value="2001-12-17" calcext:value-type="date">
            <text:p>2001-12-17</text:p>
          </table:table-cell>
          <table:table-cell office:value-type="float" office:value="3267" calcext:value-type="float">
            <text:p>3267</text:p>
          </table:table-cell>
          <table:table-cell office:value-type="float" office:value="254" calcext:value-type="float">
            <text:p>254</text:p>
          </table:table-cell>
          <table:table-cell office:value-type="float" office:value="529" calcext:value-type="float">
            <text:p>529</text:p>
          </table:table-cell>
        </table:table-row>
        <table:table-row table:style-name="ro1">
          <table:table-cell office:value-type="string" calcext:value-type="string">
            <text:p>EU_Guardi</text:p>
          </table:table-cell>
          <table:table-cell table:formula="of:=[.B219]+7" office:value-type="date" office:date-value="2001-12-18" calcext:value-type="date">
            <text:p>2001-12-18</text:p>
          </table:table-cell>
          <table:table-cell table:formula="of:=[.B220]+6" office:value-type="date" office:date-value="2001-12-24" calcext:value-type="date">
            <text:p>2001-12-24</text:p>
          </table:table-cell>
          <table:table-cell office:value-type="float" office:value="3178" calcext:value-type="float">
            <text:p>3178</text:p>
          </table:table-cell>
          <table:table-cell office:value-type="float" office:value="233" calcext:value-type="float">
            <text:p>233</text:p>
          </table:table-cell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string" calcext:value-type="string">
            <text:p>EU_Guardi</text:p>
          </table:table-cell>
          <table:table-cell table:formula="of:=[.B220]+7" office:value-type="date" office:date-value="2001-12-25" calcext:value-type="date">
            <text:p>2001-12-25</text:p>
          </table:table-cell>
          <table:table-cell table:formula="of:=[.B221]+6" office:value-type="date" office:date-value="2001-12-31" calcext:value-type="date">
            <text:p>2001-12-31</text:p>
          </table:table-cell>
          <table:table-cell office:value-type="float" office:value="1715" calcext:value-type="float">
            <text:p>1715</text:p>
          </table:table-cell>
          <table:table-cell office:value-type="float" office:value="158" calcext:value-type="float">
            <text:p>158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string" calcext:value-type="string">
            <text:p>EU_Suddeu</text:p>
          </table:table-cell>
          <table:table-cell office:value-type="date" office:date-value="2001-07-31" calcext:value-type="date">
            <text:p>2001-07-31</text:p>
          </table:table-cell>
          <table:table-cell table:formula="of:=[.B222]+6" office:value-type="date" office:date-value="2001-08-06" calcext:value-type="date">
            <text:p>2001-08-06</text:p>
          </table:table-cell>
          <table:table-cell office:value-type="float" office:value="1270" calcext:value-type="float">
            <text:p>1270</text:p>
          </table:table-cell>
          <table:table-cell office:value-type="float" office:value="41" calcext:value-type="float">
            <text:p>41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EU_Suddeu</text:p>
          </table:table-cell>
          <table:table-cell table:formula="of:=[.B222]+7" office:value-type="date" office:date-value="2001-08-07" calcext:value-type="date">
            <text:p>2001-08-07</text:p>
          </table:table-cell>
          <table:table-cell table:formula="of:=[.B223]+6" office:value-type="date" office:date-value="2001-08-13" calcext:value-type="date">
            <text:p>2001-08-13</text:p>
          </table:table-cell>
          <table:table-cell office:value-type="float" office:value="1278" calcext:value-type="float">
            <text:p>1278</text:p>
          </table:table-cell>
          <table:table-cell office:value-type="float" office:value="39" calcext:value-type="float">
            <text:p>39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EU_Suddeu</text:p>
          </table:table-cell>
          <table:table-cell table:formula="of:=[.B223]+7" office:value-type="date" office:date-value="2001-08-14" calcext:value-type="date">
            <text:p>2001-08-14</text:p>
          </table:table-cell>
          <table:table-cell table:formula="of:=[.B224]+6" office:value-type="date" office:date-value="2001-08-20" calcext:value-type="date">
            <text:p>2001-08-20</text:p>
          </table:table-cell>
          <table:table-cell office:value-type="float" office:value="1107" calcext:value-type="float">
            <text:p>1107</text:p>
          </table:table-cell>
          <table:table-cell office:value-type="float" office:value="37" calcext:value-type="float">
            <text:p>37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EU_Suddeu</text:p>
          </table:table-cell>
          <table:table-cell table:formula="of:=[.B224]+7" office:value-type="date" office:date-value="2001-08-21" calcext:value-type="date">
            <text:p>2001-08-21</text:p>
          </table:table-cell>
          <table:table-cell table:formula="of:=[.B225]+6" office:value-type="date" office:date-value="2001-08-27" calcext:value-type="date">
            <text:p>2001-08-27</text:p>
          </table:table-cell>
          <table:table-cell office:value-type="float" office:value="1299" calcext:value-type="float">
            <text:p>1299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EU_Suddeu</text:p>
          </table:table-cell>
          <table:table-cell table:formula="of:=[.B225]+7" office:value-type="date" office:date-value="2001-08-28" calcext:value-type="date">
            <text:p>2001-08-28</text:p>
          </table:table-cell>
          <table:table-cell table:formula="of:=[.B226]+6" office:value-type="date" office:date-value="2001-09-03" calcext:value-type="date">
            <text:p>2001-09-03</text:p>
          </table:table-cell>
          <table:table-cell office:value-type="float" office:value="1178" calcext:value-type="float">
            <text:p>1178</text:p>
          </table:table-cell>
          <table:table-cell office:value-type="float" office:value="27" calcext:value-type="float">
            <text:p>27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EU_Suddeu</text:p>
          </table:table-cell>
          <table:table-cell table:formula="of:=[.B226]+7" office:value-type="date" office:date-value="2001-09-04" calcext:value-type="date">
            <text:p>2001-09-04</text:p>
          </table:table-cell>
          <table:table-cell table:formula="of:=[.B227]+6" office:value-type="date" office:date-value="2001-09-10" calcext:value-type="date">
            <text:p>2001-09-10</text:p>
          </table:table-cell>
          <table:table-cell office:value-type="float" office:value="1326" calcext:value-type="float">
            <text:p>1326</text:p>
          </table:table-cell>
          <table:table-cell office:value-type="float" office:value="35" calcext:value-type="float">
            <text:p>35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EU_Suddeu</text:p>
          </table:table-cell>
          <table:table-cell table:formula="of:=[.B227]+7" office:value-type="date" office:date-value="2001-09-11" calcext:value-type="date">
            <text:p>2001-09-11</text:p>
          </table:table-cell>
          <table:table-cell table:formula="of:=[.B228]+6" office:value-type="date" office:date-value="2001-09-17" calcext:value-type="date">
            <text:p>2001-09-17</text:p>
          </table:table-cell>
          <table:table-cell office:value-type="float" office:value="1169" calcext:value-type="float">
            <text:p>1169</text:p>
          </table:table-cell>
          <table:table-cell office:value-type="float" office:value="378" calcext:value-type="float">
            <text:p>378</text:p>
          </table:table-cell>
          <table:table-cell office:value-type="float" office:value="415" calcext:value-type="float">
            <text:p>415</text:p>
          </table:table-cell>
        </table:table-row>
        <table:table-row table:style-name="ro1">
          <table:table-cell office:value-type="string" calcext:value-type="string">
            <text:p>EU_Suddeu</text:p>
          </table:table-cell>
          <table:table-cell table:formula="of:=[.B228]+7" office:value-type="date" office:date-value="2001-09-18" calcext:value-type="date">
            <text:p>2001-09-18</text:p>
          </table:table-cell>
          <table:table-cell table:formula="of:=[.B229]+6" office:value-type="date" office:date-value="2001-09-24" calcext:value-type="date">
            <text:p>2001-09-24</text:p>
          </table:table-cell>
          <table:table-cell office:value-type="float" office:value="1307" calcext:value-type="float">
            <text:p>1307</text:p>
          </table:table-cell>
          <table:table-cell office:value-type="float" office:value="481" calcext:value-type="float">
            <text:p>481</text:p>
          </table:table-cell>
          <table:table-cell office:value-type="float" office:value="535" calcext:value-type="float">
            <text:p>535</text:p>
          </table:table-cell>
        </table:table-row>
        <table:table-row table:style-name="ro1">
          <table:table-cell office:value-type="string" calcext:value-type="string">
            <text:p>EU_Suddeu</text:p>
          </table:table-cell>
          <table:table-cell table:formula="of:=[.B229]+7" office:value-type="date" office:date-value="2001-09-25" calcext:value-type="date">
            <text:p>2001-09-25</text:p>
          </table:table-cell>
          <table:table-cell table:formula="of:=[.B230]+6" office:value-type="date" office:date-value="2001-10-01" calcext:value-type="date">
            <text:p>2001-10-01</text:p>
          </table:table-cell>
          <table:table-cell office:value-type="float" office:value="1331" calcext:value-type="float">
            <text:p>1331</text:p>
          </table:table-cell>
          <table:table-cell office:value-type="float" office:value="382" calcext:value-type="float">
            <text:p>382</text:p>
          </table:table-cell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string" calcext:value-type="string">
            <text:p>EU_Suddeu</text:p>
          </table:table-cell>
          <table:table-cell table:formula="of:=[.B230]+7" office:value-type="date" office:date-value="2001-10-02" calcext:value-type="date">
            <text:p>2001-10-02</text:p>
          </table:table-cell>
          <table:table-cell table:formula="of:=[.B231]+6" office:value-type="date" office:date-value="2001-10-08" calcext:value-type="date">
            <text:p>2001-10-08</text:p>
          </table:table-cell>
          <table:table-cell office:value-type="float" office:value="1154" calcext:value-type="float">
            <text:p>1154</text:p>
          </table:table-cell>
          <table:table-cell office:value-type="float" office:value="274" calcext:value-type="float">
            <text:p>274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EU_Suddeu</text:p>
          </table:table-cell>
          <table:table-cell table:formula="of:=[.B231]+7" office:value-type="date" office:date-value="2001-10-09" calcext:value-type="date">
            <text:p>2001-10-09</text:p>
          </table:table-cell>
          <table:table-cell table:formula="of:=[.B232]+6" office:value-type="date" office:date-value="2001-10-15" calcext:value-type="date">
            <text:p>2001-10-15</text:p>
          </table:table-cell>
          <table:table-cell office:value-type="float" office:value="1425" calcext:value-type="float">
            <text:p>1425</text:p>
          </table:table-cell>
          <table:table-cell office:value-type="float" office:value="349" calcext:value-type="float">
            <text:p>349</text:p>
          </table:table-cell>
          <table:table-cell office:value-type="float" office:value="405" calcext:value-type="float">
            <text:p>405</text:p>
          </table:table-cell>
        </table:table-row>
        <table:table-row table:style-name="ro1">
          <table:table-cell office:value-type="string" calcext:value-type="string">
            <text:p>EU_Suddeu</text:p>
          </table:table-cell>
          <table:table-cell table:formula="of:=[.B232]+7" office:value-type="date" office:date-value="2001-10-16" calcext:value-type="date">
            <text:p>2001-10-16</text:p>
          </table:table-cell>
          <table:table-cell table:formula="of:=[.B233]+6" office:value-type="date" office:date-value="2001-10-22" calcext:value-type="date">
            <text:p>2001-10-22</text:p>
          </table:table-cell>
          <table:table-cell office:value-type="float" office:value="1414" calcext:value-type="float">
            <text:p>1414</text:p>
          </table:table-cell>
          <table:table-cell office:value-type="float" office:value="292" calcext:value-type="float">
            <text:p>292</text:p>
          </table:table-cell>
          <table:table-cell office:value-type="float" office:value="328" calcext:value-type="float">
            <text:p>328</text:p>
          </table:table-cell>
        </table:table-row>
        <table:table-row table:style-name="ro1">
          <table:table-cell office:value-type="string" calcext:value-type="string">
            <text:p>EU_Suddeu</text:p>
          </table:table-cell>
          <table:table-cell table:formula="of:=[.B233]+7" office:value-type="date" office:date-value="2001-10-23" calcext:value-type="date">
            <text:p>2001-10-23</text:p>
          </table:table-cell>
          <table:table-cell table:formula="of:=[.B234]+6" office:value-type="date" office:date-value="2001-10-29" calcext:value-type="date">
            <text:p>2001-10-29</text:p>
          </table:table-cell>
          <table:table-cell office:value-type="float" office:value="1442" calcext:value-type="float">
            <text:p>1442</text:p>
          </table:table-cell>
          <table:table-cell office:value-type="float" office:value="246" calcext:value-type="float">
            <text:p>246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string" calcext:value-type="string">
            <text:p>EU_Suddeu</text:p>
          </table:table-cell>
          <table:table-cell table:formula="of:=[.B234]+7" office:value-type="date" office:date-value="2001-10-30" calcext:value-type="date">
            <text:p>2001-10-30</text:p>
          </table:table-cell>
          <table:table-cell table:formula="of:=[.B235]+6" office:value-type="date" office:date-value="2001-11-05" calcext:value-type="date">
            <text:p>2001-11-05</text:p>
          </table:table-cell>
          <table:table-cell office:value-type="float" office:value="1205" calcext:value-type="float">
            <text:p>1205</text:p>
          </table:table-cell>
          <table:table-cell office:value-type="float" office:value="162" calcext:value-type="float">
            <text:p>162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EU_Suddeu</text:p>
          </table:table-cell>
          <table:table-cell table:formula="of:=[.B235]+7" office:value-type="date" office:date-value="2001-11-06" calcext:value-type="date">
            <text:p>2001-11-06</text:p>
          </table:table-cell>
          <table:table-cell table:formula="of:=[.B236]+6" office:value-type="date" office:date-value="2001-11-12" calcext:value-type="date">
            <text:p>2001-11-12</text:p>
          </table:table-cell>
          <table:table-cell office:value-type="float" office:value="1388" calcext:value-type="float">
            <text:p>1388</text:p>
          </table:table-cell>
          <table:table-cell office:value-type="float" office:value="217" calcext:value-type="float">
            <text:p>217</text:p>
          </table:table-cell>
          <table:table-cell office:value-type="float" office:value="246" calcext:value-type="float">
            <text:p>246</text:p>
          </table:table-cell>
        </table:table-row>
        <table:table-row table:style-name="ro1">
          <table:table-cell office:value-type="string" calcext:value-type="string">
            <text:p>EU_Suddeu</text:p>
          </table:table-cell>
          <table:table-cell table:formula="of:=[.B236]+7" office:value-type="date" office:date-value="2001-11-13" calcext:value-type="date">
            <text:p>2001-11-13</text:p>
          </table:table-cell>
          <table:table-cell table:formula="of:=[.B237]+6" office:value-type="date" office:date-value="2001-11-19" calcext:value-type="date">
            <text:p>2001-11-19</text:p>
          </table:table-cell>
          <table:table-cell office:value-type="float" office:value="1409" calcext:value-type="float">
            <text:p>1409</text:p>
          </table:table-cell>
          <table:table-cell office:value-type="float" office:value="205" calcext:value-type="float">
            <text:p>205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string" calcext:value-type="string">
            <text:p>EU_Suddeu</text:p>
          </table:table-cell>
          <table:table-cell table:formula="of:=[.B237]+7" office:value-type="date" office:date-value="2001-11-20" calcext:value-type="date">
            <text:p>2001-11-20</text:p>
          </table:table-cell>
          <table:table-cell table:formula="of:=[.B238]+6" office:value-type="date" office:date-value="2001-11-26" calcext:value-type="date">
            <text:p>2001-11-26</text:p>
          </table:table-cell>
          <table:table-cell office:value-type="float" office:value="1352" calcext:value-type="float">
            <text:p>1352</text:p>
          </table:table-cell>
          <table:table-cell office:value-type="float" office:value="171" calcext:value-type="float">
            <text:p>171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string" calcext:value-type="string">
            <text:p>EU_Suddeu</text:p>
          </table:table-cell>
          <table:table-cell table:formula="of:=[.B238]+7" office:value-type="date" office:date-value="2001-11-27" calcext:value-type="date">
            <text:p>2001-11-27</text:p>
          </table:table-cell>
          <table:table-cell table:formula="of:=[.B239]+6" office:value-type="date" office:date-value="2001-12-03" calcext:value-type="date">
            <text:p>2001-12-03</text:p>
          </table:table-cell>
          <table:table-cell office:value-type="float" office:value="1346" calcext:value-type="float">
            <text:p>1346</text:p>
          </table:table-cell>
          <table:table-cell office:value-type="float" office:value="129" calcext:value-type="float">
            <text:p>129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EU_Suddeu</text:p>
          </table:table-cell>
          <table:table-cell table:formula="of:=[.B239]+7" office:value-type="date" office:date-value="2001-12-04" calcext:value-type="date">
            <text:p>2001-12-04</text:p>
          </table:table-cell>
          <table:table-cell table:formula="of:=[.B240]+6" office:value-type="date" office:date-value="2001-12-10" calcext:value-type="date">
            <text:p>2001-12-10</text:p>
          </table:table-cell>
          <table:table-cell office:value-type="float" office:value="1318" calcext:value-type="float">
            <text:p>1318</text:p>
          </table:table-cell>
          <table:table-cell office:value-type="float" office:value="139" calcext:value-type="float">
            <text:p>139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string" calcext:value-type="string">
            <text:p>EU_Suddeu</text:p>
          </table:table-cell>
          <table:table-cell table:formula="of:=[.B240]+7" office:value-type="date" office:date-value="2001-12-11" calcext:value-type="date">
            <text:p>2001-12-11</text:p>
          </table:table-cell>
          <table:table-cell table:formula="of:=[.B241]+6" office:value-type="date" office:date-value="2001-12-17" calcext:value-type="date">
            <text:p>2001-12-17</text:p>
          </table:table-cell>
          <table:table-cell office:value-type="float" office:value="1321" calcext:value-type="float">
            <text:p>1321</text:p>
          </table:table-cell>
          <table:table-cell office:value-type="float" office:value="124" calcext:value-type="float">
            <text:p>124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EU_Suddeu</text:p>
          </table:table-cell>
          <table:table-cell table:formula="of:=[.B241]+7" office:value-type="date" office:date-value="2001-12-18" calcext:value-type="date">
            <text:p>2001-12-18</text:p>
          </table:table-cell>
          <table:table-cell table:formula="of:=[.B242]+6" office:value-type="date" office:date-value="2001-12-24" calcext:value-type="date">
            <text:p>2001-12-24</text:p>
          </table:table-cell>
          <table:table-cell office:value-type="float" office:value="1334" calcext:value-type="float">
            <text:p>1334</text:p>
          </table:table-cell>
          <table:table-cell office:value-type="float" office:value="129" calcext:value-type="float">
            <text:p>129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string" calcext:value-type="string">
            <text:p>EU_Suddeu</text:p>
          </table:table-cell>
          <table:table-cell table:formula="of:=[.B242]+7" office:value-type="date" office:date-value="2001-12-25" calcext:value-type="date">
            <text:p>2001-12-25</text:p>
          </table:table-cell>
          <table:table-cell table:formula="of:=[.B243]+6" office:value-type="date" office:date-value="2001-12-31" calcext:value-type="date">
            <text:p>2001-12-31</text:p>
          </table:table-cell>
          <table:table-cell office:value-type="float" office:value="857" calcext:value-type="float">
            <text:p>857</text:p>
          </table:table-cell>
          <table:table-cell office:value-type="float" office:value="102" calcext:value-type="float">
            <text:p>102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EU_Stampa</text:p>
          </table:table-cell>
          <table:table-cell office:value-type="date" office:date-value="2001-07-31" calcext:value-type="date">
            <text:p>2001-07-31</text:p>
          </table:table-cell>
          <table:table-cell table:formula="of:=[.B244]+6" office:value-type="date" office:date-value="2001-08-06" calcext:value-type="date">
            <text:p>2001-08-06</text:p>
          </table:table-cell>
          <table:table-cell office:value-type="float" office:value="790" calcext:value-type="float">
            <text:p>790</text:p>
          </table:table-cell>
          <table:table-cell office:value-type="float" office:value="31" calcext:value-type="float">
            <text:p>31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EU_Stampa</text:p>
          </table:table-cell>
          <table:table-cell table:formula="of:=[.B244]+7" office:value-type="date" office:date-value="2001-08-07" calcext:value-type="date">
            <text:p>2001-08-07</text:p>
          </table:table-cell>
          <table:table-cell table:formula="of:=[.B245]+6" office:value-type="date" office:date-value="2001-08-13" calcext:value-type="date">
            <text:p>2001-08-13</text:p>
          </table:table-cell>
          <table:table-cell office:value-type="float" office:value="871" calcext:value-type="float">
            <text:p>871</text:p>
          </table:table-cell>
          <table:table-cell office:value-type="float" office:value="85" calcext:value-type="float">
            <text:p>85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string" calcext:value-type="string">
            <text:p>EU_Stampa</text:p>
          </table:table-cell>
          <table:table-cell table:formula="of:=[.B245]+7" office:value-type="date" office:date-value="2001-08-14" calcext:value-type="date">
            <text:p>2001-08-14</text:p>
          </table:table-cell>
          <table:table-cell table:formula="of:=[.B246]+6" office:value-type="date" office:date-value="2001-08-20" calcext:value-type="date">
            <text:p>2001-08-20</text:p>
          </table:table-cell>
          <table:table-cell office:value-type="float" office:value="718" calcext:value-type="float">
            <text:p>718</text:p>
          </table:table-cell>
          <table:table-cell office:value-type="float" office:value="56" calcext:value-type="float">
            <text:p>56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string" calcext:value-type="string">
            <text:p>EU_Stampa</text:p>
          </table:table-cell>
          <table:table-cell table:formula="of:=[.B246]+7" office:value-type="date" office:date-value="2001-08-21" calcext:value-type="date">
            <text:p>2001-08-21</text:p>
          </table:table-cell>
          <table:table-cell table:formula="of:=[.B247]+6" office:value-type="date" office:date-value="2001-08-27" calcext:value-type="date">
            <text:p>2001-08-27</text:p>
          </table:table-cell>
          <table:table-cell office:value-type="float" office:value="720" calcext:value-type="float">
            <text:p>720</text:p>
          </table:table-cell>
          <table:table-cell office:value-type="float" office:value="55" calcext:value-type="float">
            <text:p>55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string" calcext:value-type="string">
            <text:p>EU_Stampa</text:p>
          </table:table-cell>
          <table:table-cell table:formula="of:=[.B247]+7" office:value-type="date" office:date-value="2001-08-28" calcext:value-type="date">
            <text:p>2001-08-28</text:p>
          </table:table-cell>
          <table:table-cell table:formula="of:=[.B248]+6" office:value-type="date" office:date-value="2001-09-03" calcext:value-type="date">
            <text:p>2001-09-03</text:p>
          </table:table-cell>
          <table:table-cell office:value-type="float" office:value="728" calcext:value-type="float">
            <text:p>728</text:p>
          </table:table-cell>
          <table:table-cell office:value-type="float" office:value="42" calcext:value-type="float">
            <text:p>4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string" calcext:value-type="string">
            <text:p>EU_Stampa</text:p>
          </table:table-cell>
          <table:table-cell table:formula="of:=[.B248]+7" office:value-type="date" office:date-value="2001-09-04" calcext:value-type="date">
            <text:p>2001-09-04</text:p>
          </table:table-cell>
          <table:table-cell table:formula="of:=[.B249]+6" office:value-type="date" office:date-value="2001-09-10" calcext:value-type="date">
            <text:p>2001-09-10</text:p>
          </table:table-cell>
          <table:table-cell office:value-type="float" office:value="931" calcext:value-type="float">
            <text:p>931</text:p>
          </table:table-cell>
          <table:table-cell office:value-type="float" office:value="37" calcext:value-type="float">
            <text:p>37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EU_Stampa</text:p>
          </table:table-cell>
          <table:table-cell table:formula="of:=[.B249]+7" office:value-type="date" office:date-value="2001-09-11" calcext:value-type="date">
            <text:p>2001-09-11</text:p>
          </table:table-cell>
          <table:table-cell table:formula="of:=[.B250]+6" office:value-type="date" office:date-value="2001-09-17" calcext:value-type="date">
            <text:p>2001-09-17</text:p>
          </table:table-cell>
          <table:table-cell office:value-type="float" office:value="898" calcext:value-type="float">
            <text:p>898</text:p>
          </table:table-cell>
          <table:table-cell office:value-type="float" office:value="275" calcext:value-type="float">
            <text:p>275</text:p>
          </table:table-cell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string" calcext:value-type="string">
            <text:p>EU_Stampa</text:p>
          </table:table-cell>
          <table:table-cell table:formula="of:=[.B250]+7" office:value-type="date" office:date-value="2001-09-18" calcext:value-type="date">
            <text:p>2001-09-18</text:p>
          </table:table-cell>
          <table:table-cell table:formula="of:=[.B251]+6" office:value-type="date" office:date-value="2001-09-24" calcext:value-type="date">
            <text:p>2001-09-24</text:p>
          </table:table-cell>
          <table:table-cell office:value-type="float" office:value="746" calcext:value-type="float">
            <text:p>746</text:p>
          </table:table-cell>
          <table:table-cell office:value-type="float" office:value="255" calcext:value-type="float">
            <text:p>255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string" calcext:value-type="string">
            <text:p>EU_Stampa</text:p>
          </table:table-cell>
          <table:table-cell table:formula="of:=[.B251]+7" office:value-type="date" office:date-value="2001-09-25" calcext:value-type="date">
            <text:p>2001-09-25</text:p>
          </table:table-cell>
          <table:table-cell table:formula="of:=[.B252]+6" office:value-type="date" office:date-value="2001-10-01" calcext:value-type="date">
            <text:p>2001-10-01</text:p>
          </table:table-cell>
          <table:table-cell office:value-type="float" office:value="807" calcext:value-type="float">
            <text:p>807</text:p>
          </table:table-cell>
          <table:table-cell office:value-type="float" office:value="252" calcext:value-type="float">
            <text:p>252</text:p>
          </table:table-cell>
          <table:table-cell office:value-type="float" office:value="341" calcext:value-type="float">
            <text:p>341</text:p>
          </table:table-cell>
        </table:table-row>
        <table:table-row table:style-name="ro1">
          <table:table-cell office:value-type="string" calcext:value-type="string">
            <text:p>EU_Stampa</text:p>
          </table:table-cell>
          <table:table-cell table:formula="of:=[.B252]+7" office:value-type="date" office:date-value="2001-10-02" calcext:value-type="date">
            <text:p>2001-10-02</text:p>
          </table:table-cell>
          <table:table-cell table:formula="of:=[.B253]+6" office:value-type="date" office:date-value="2001-10-08" calcext:value-type="date">
            <text:p>2001-10-08</text:p>
          </table:table-cell>
          <table:table-cell office:value-type="float" office:value="811" calcext:value-type="float">
            <text:p>811</text:p>
          </table:table-cell>
          <table:table-cell office:value-type="float" office:value="265" calcext:value-type="float">
            <text:p>265</text:p>
          </table:table-cell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string" calcext:value-type="string">
            <text:p>EU_Stampa</text:p>
          </table:table-cell>
          <table:table-cell table:formula="of:=[.B253]+7" office:value-type="date" office:date-value="2001-10-09" calcext:value-type="date">
            <text:p>2001-10-09</text:p>
          </table:table-cell>
          <table:table-cell table:formula="of:=[.B254]+6" office:value-type="date" office:date-value="2001-10-15" calcext:value-type="date">
            <text:p>2001-10-15</text:p>
          </table:table-cell>
          <table:table-cell office:value-type="float" office:value="922" calcext:value-type="float">
            <text:p>922</text:p>
          </table:table-cell>
          <table:table-cell office:value-type="float" office:value="322" calcext:value-type="float">
            <text:p>322</text:p>
          </table:table-cell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string" calcext:value-type="string">
            <text:p>EU_Stampa</text:p>
          </table:table-cell>
          <table:table-cell table:formula="of:=[.B254]+7" office:value-type="date" office:date-value="2001-10-16" calcext:value-type="date">
            <text:p>2001-10-16</text:p>
          </table:table-cell>
          <table:table-cell table:formula="of:=[.B255]+6" office:value-type="date" office:date-value="2001-10-22" calcext:value-type="date">
            <text:p>2001-10-22</text:p>
          </table:table-cell>
          <table:table-cell office:value-type="float" office:value="955" calcext:value-type="float">
            <text:p>955</text:p>
          </table:table-cell>
          <table:table-cell office:value-type="float" office:value="318" calcext:value-type="float">
            <text:p>318</text:p>
          </table:table-cell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string" calcext:value-type="string">
            <text:p>EU_Stampa</text:p>
          </table:table-cell>
          <table:table-cell table:formula="of:=[.B255]+7" office:value-type="date" office:date-value="2001-10-23" calcext:value-type="date">
            <text:p>2001-10-23</text:p>
          </table:table-cell>
          <table:table-cell table:formula="of:=[.B256]+6" office:value-type="date" office:date-value="2001-10-29" calcext:value-type="date">
            <text:p>2001-10-29</text:p>
          </table:table-cell>
          <table:table-cell office:value-type="float" office:value="937" calcext:value-type="float">
            <text:p>937</text:p>
          </table:table-cell>
          <table:table-cell office:value-type="float" office:value="224" calcext:value-type="float">
            <text:p>224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string" calcext:value-type="string">
            <text:p>EU_Stampa</text:p>
          </table:table-cell>
          <table:table-cell table:formula="of:=[.B256]+7" office:value-type="date" office:date-value="2001-10-30" calcext:value-type="date">
            <text:p>2001-10-30</text:p>
          </table:table-cell>
          <table:table-cell table:formula="of:=[.B257]+6" office:value-type="date" office:date-value="2001-11-05" calcext:value-type="date">
            <text:p>2001-11-05</text:p>
          </table:table-cell>
          <table:table-cell office:value-type="float" office:value="785" calcext:value-type="float">
            <text:p>785</text:p>
          </table:table-cell>
          <table:table-cell office:value-type="float" office:value="227" calcext:value-type="float">
            <text:p>227</text:p>
          </table:table-cell>
          <table:table-cell office:value-type="float" office:value="308" calcext:value-type="float">
            <text:p>308</text:p>
          </table:table-cell>
        </table:table-row>
        <table:table-row table:style-name="ro1">
          <table:table-cell office:value-type="string" calcext:value-type="string">
            <text:p>EU_Stampa</text:p>
          </table:table-cell>
          <table:table-cell table:formula="of:=[.B257]+7" office:value-type="date" office:date-value="2001-11-06" calcext:value-type="date">
            <text:p>2001-11-06</text:p>
          </table:table-cell>
          <table:table-cell table:formula="of:=[.B258]+6" office:value-type="date" office:date-value="2001-11-12" calcext:value-type="date">
            <text:p>2001-11-12</text:p>
          </table:table-cell>
          <table:table-cell office:value-type="float" office:value="882" calcext:value-type="float">
            <text:p>882</text:p>
          </table:table-cell>
          <table:table-cell office:value-type="float" office:value="260" calcext:value-type="float">
            <text:p>260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string" calcext:value-type="string">
            <text:p>EU_Stampa</text:p>
          </table:table-cell>
          <table:table-cell table:formula="of:=[.B258]+7" office:value-type="date" office:date-value="2001-11-13" calcext:value-type="date">
            <text:p>2001-11-13</text:p>
          </table:table-cell>
          <table:table-cell table:formula="of:=[.B259]+6" office:value-type="date" office:date-value="2001-11-19" calcext:value-type="date">
            <text:p>2001-11-19</text:p>
          </table:table-cell>
          <table:table-cell office:value-type="float" office:value="907" calcext:value-type="float">
            <text:p>907</text:p>
          </table:table-cell>
          <table:table-cell office:value-type="float" office:value="178" calcext:value-type="float">
            <text:p>178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string" calcext:value-type="string">
            <text:p>EU_Stampa</text:p>
          </table:table-cell>
          <table:table-cell table:formula="of:=[.B259]+7" office:value-type="date" office:date-value="2001-11-20" calcext:value-type="date">
            <text:p>2001-11-20</text:p>
          </table:table-cell>
          <table:table-cell table:formula="of:=[.B260]+6" office:value-type="date" office:date-value="2001-11-26" calcext:value-type="date">
            <text:p>2001-11-26</text:p>
          </table:table-cell>
          <table:table-cell office:value-type="float" office:value="915" calcext:value-type="float">
            <text:p>915</text:p>
          </table:table-cell>
          <table:table-cell office:value-type="float" office:value="184" calcext:value-type="float">
            <text:p>184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string" calcext:value-type="string">
            <text:p>EU_Stampa</text:p>
          </table:table-cell>
          <table:table-cell table:formula="of:=[.B260]+7" office:value-type="date" office:date-value="2001-11-27" calcext:value-type="date">
            <text:p>2001-11-27</text:p>
          </table:table-cell>
          <table:table-cell table:formula="of:=[.B261]+6" office:value-type="date" office:date-value="2001-12-03" calcext:value-type="date">
            <text:p>2001-12-03</text:p>
          </table:table-cell>
          <table:table-cell office:value-type="float" office:value="906" calcext:value-type="float">
            <text:p>906</text:p>
          </table:table-cell>
          <table:table-cell office:value-type="float" office:value="183" calcext:value-type="float">
            <text:p>183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string" calcext:value-type="string">
            <text:p>EU_Stampa</text:p>
          </table:table-cell>
          <table:table-cell table:formula="of:=[.B261]+7" office:value-type="date" office:date-value="2001-12-04" calcext:value-type="date">
            <text:p>2001-12-04</text:p>
          </table:table-cell>
          <table:table-cell table:formula="of:=[.B262]+6" office:value-type="date" office:date-value="2001-12-10" calcext:value-type="date">
            <text:p>2001-12-10</text:p>
          </table:table-cell>
          <table:table-cell office:value-type="float" office:value="907" calcext:value-type="float">
            <text:p>907</text:p>
          </table:table-cell>
          <table:table-cell office:value-type="float" office:value="174" calcext:value-type="float">
            <text:p>174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string" calcext:value-type="string">
            <text:p>EU_Stampa</text:p>
          </table:table-cell>
          <table:table-cell table:formula="of:=[.B262]+7" office:value-type="date" office:date-value="2001-12-11" calcext:value-type="date">
            <text:p>2001-12-11</text:p>
          </table:table-cell>
          <table:table-cell table:formula="of:=[.B263]+6" office:value-type="date" office:date-value="2001-12-17" calcext:value-type="date">
            <text:p>2001-12-17</text:p>
          </table:table-cell>
          <table:table-cell office:value-type="float" office:value="789" calcext:value-type="float">
            <text:p>789</text:p>
          </table:table-cell>
          <table:table-cell office:value-type="float" office:value="123" calcext:value-type="float">
            <text:p>123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string" calcext:value-type="string">
            <text:p>EU_Stampa</text:p>
          </table:table-cell>
          <table:table-cell table:formula="of:=[.B263]+7" office:value-type="date" office:date-value="2001-12-18" calcext:value-type="date">
            <text:p>2001-12-18</text:p>
          </table:table-cell>
          <table:table-cell table:formula="of:=[.B264]+6" office:value-type="date" office:date-value="2001-12-24" calcext:value-type="date">
            <text:p>2001-12-24</text:p>
          </table:table-cell>
          <table:table-cell office:value-type="float" office:value="861" calcext:value-type="float">
            <text:p>861</text:p>
          </table:table-cell>
          <table:table-cell office:value-type="float" office:value="79" calcext:value-type="float">
            <text:p>79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string" calcext:value-type="string">
            <text:p>EU_Stampa</text:p>
          </table:table-cell>
          <table:table-cell table:formula="of:=[.B264]+7" office:value-type="date" office:date-value="2001-12-25" calcext:value-type="date">
            <text:p>2001-12-25</text:p>
          </table:table-cell>
          <table:table-cell table:formula="of:=[.B265]+6" office:value-type="date" office:date-value="2001-12-31" calcext:value-type="date">
            <text:p>2001-12-31</text:p>
          </table:table-cell>
          <table:table-cell office:value-type="float" office:value="528" calcext:value-type="float">
            <text:p>528</text:p>
          </table:table-cell>
          <table:table-cell office:value-type="float" office:value="72" calcext:value-type="float">
            <text:p>72</text:p>
          </table:table-cell>
          <table:table-cell office:value-type="float" office:value="113" calcext:value-type="float">
            <text:p>113</text:p>
          </table:table-cell>
        </table:table-row>
      </table:table>
      <table:table table:name="meta" table:style-name="ta1">
        <table:table-column table:style-name="co8" table:default-cell-style-name="Default"/>
        <table:table-column table:style-name="co7" table:number-columns-repeated="3" table:default-cell-style-name="Default"/>
        <table:table-column table:style-name="co9" table:default-cell-style-name="ce2"/>
        <table:table-row table:style-name="ro1">
          <table:table-cell office:value-type="string" calcext:value-type="string">
            <text:p>media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langage</text:p>
          </table:table-cell>
          <table:table-cell office:value-type="string" calcext:value-type="string">
            <text:p>country</text:p>
          </table:table-cell>
          <table:table-cell table:style-name="Default" office:value-type="string" calcext:value-type="string">
            <text:p>description</text:p>
          </table:table-cell>
        </table:table-row>
        <table:table-row table:style-name="ro2">
          <table:table-cell office:value-type="string" calcext:value-type="string">
            <text:p>AG_AFP</text:p>
          </table:table-cell>
          <table:table-cell office:value-type="string" calcext:value-type="string">
            <text:p>AFPR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AFP general news wire in English from Agence France Press, an international news agency providing timely, comprehensive general and business news. Excludes urgents and advisories. Country of origin: France</text:p>
          </table:table-cell>
        </table:table-row>
        <table:table-row table:style-name="ro2">
          <table:table-cell office:value-type="string" calcext:value-type="string">
            <text:p>AG_Reuters</text:p>
          </table:table-cell>
          <table:table-cell office:value-type="string" calcext:value-type="string">
            <text:p>LBA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U.K.</text:p>
          </table:table-cell>
          <table:table-cell office:value-type="string" calcext:value-type="string">
            <text:p>Global news from Reuters covering all leading business, political and general news. Includes content from Reuters EU Highlights as of February 2019. Country of origin: United Kingdom</text:p>
          </table:table-cell>
        </table:table-row>
        <table:table-row table:style-name="ro2">
          <table:table-cell office:value-type="string" calcext:value-type="string">
            <text:p>AG_Tass</text:p>
          </table:table-cell>
          <table:table-cell office:value-type="string" calcext:value-type="string">
            <text:p>TASSRU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Comprehensive news from Russia, the CIS region, and abroad. Formerly known as TASS World Service. Country of origin: Russia</text:p>
          </table:table-cell>
        </table:table-row>
        <table:table-row table:style-name="ro2">
          <table:table-cell office:value-type="string" calcext:value-type="string">
            <text:p>EU_Guardi</text:p>
          </table:table-cell>
          <table:table-cell office:value-type="string" calcext:value-type="string">
            <text:p>GRDN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U.K.</text:p>
          </table:table-cell>
          <table:table-cell office:value-type="string" calcext:value-type="string">
            <text:p>UK national newspaper covering world affairs, politics, economics and business, with a particular interest in social issues. From January 2015 this source will contain both print and online content. Country of origin: United Kingdom</text:p>
          </table:table-cell>
        </table:table-row>
        <table:table-row table:style-name="ro1">
          <table:table-cell office:value-type="string" calcext:value-type="string">
            <text:p>EU_Stampa</text:p>
          </table:table-cell>
          <table:table-cell office:value-type="string" calcext:value-type="string">
            <text:p>STMA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Leading Italian daily newspaper covering politics, international affairs, company news and sport Country of origin: Italy</text:p>
          </table:table-cell>
        </table:table-row>
        <table:table-row table:style-name="ro2">
          <table:table-cell office:value-type="string" calcext:value-type="string">
            <text:p>EU_Suddeu</text:p>
          </table:table-cell>
          <table:table-cell office:value-type="string" calcext:value-type="string">
            <text:p>SDDZ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Munich-based daily national German newspaper with a focus on Bavaria and southern Germany. Süddeutsche Zeitung reports daily on politics, economics, science and culture. <text:s/>Country of origin: Germany</text:p>
          </table:table-cell>
        </table:table-row>
        <table:table-row table:style-name="ro1">
          <table:table-cell office:value-type="string" calcext:value-type="string">
            <text:p>SO_Folha</text:p>
          </table:table-cell>
          <table:table-cell office:value-type="string" calcext:value-type="string">
            <text:p>FOLHA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Sao Paulo-based daily newspaper including a strong business section. Country of origin: Brazil</text:p>
          </table:table-cell>
        </table:table-row>
        <table:table-row table:style-name="ro2">
          <table:table-cell office:value-type="string" calcext:value-type="string">
            <text:p>SO_Strait</text:p>
          </table:table-cell>
          <table:table-cell office:value-type="string" calcext:value-type="string">
            <text:p>NSTRAT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New Straits Times provides news coverage of finance, trade, economics, culture, politics and sports. Country of origin: Malaysia</text:p>
          </table:table-cell>
        </table:table-row>
        <table:table-row table:style-name="ro1">
          <table:table-cell office:value-type="string" calcext:value-type="string">
            <text:p>SO_Tindia</text:p>
          </table:table-cell>
          <table:table-cell office:value-type="string" calcext:value-type="string">
            <text:p>TOI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The Times of India covers business, economic, political and general news. Country of origin: India</text:p>
          </table:table-cell>
        </table:table-row>
        <table:table-row table:style-name="ro2">
          <table:table-cell office:value-type="string" calcext:value-type="string">
            <text:p>US_Nytime</text:p>
          </table:table-cell>
          <table:table-cell office:value-type="string" calcext:value-type="string">
            <text:p>NYTF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A major daily known world-wide for its in-depth news coverage. Articles are from the final New York City edition. Includes the News York Times Magazine section. Country of origin: United States</text:p>
          </table:table-cell>
        </table:table-row>
        <table:table-row table:style-name="ro2">
          <table:table-cell office:value-type="string" calcext:value-type="string">
            <text:p>US_Today</text:p>
          </table:table-cell>
          <table:table-cell office:value-type="string" calcext:value-type="string">
            <text:p>USAT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Daily national newspaper known for its concise stories, sports and weather coverage. Covers regional, national and world news. East Coast Final Edition. Country of origin: United States</text:p>
          </table:table-cell>
        </table:table-row>
        <table:table-row table:style-name="ro2">
          <table:table-cell office:value-type="string" calcext:value-type="string">
            <text:p>US_Wapost</text:p>
          </table:table-cell>
          <table:table-cell office:value-type="string" calcext:value-type="string">
            <text:p>WP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overage of national, international, and local news. <text:s/>The Washington Post is the largest newspaper in Washington, D.C. and also one of the capital’s oldest, having been founded in 1877. Country of origin: United States</text:p>
          </table:table-cell>
        </table:table-row>
      </table:table>
      <table:table table:name="regexp" table:style-name="ta1">
        <table:table-column table:style-name="co7" table:number-columns-repeated="2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tag</text:p>
          </table:table-cell>
          <table:table-cell office:value-type="string" calcext:value-type="string">
            <text:p>lang</text:p>
          </table:table-cell>
          <table:table-cell office:value-type="string" calcext:value-type="string">
            <text:p>key</text:p>
          </table:table-cell>
        </table:table-row>
        <table:table-row table:style-name="ro1">
          <table:table-cell office:value-type="string" calcext:value-type="string">
            <text:p>terror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terror*</text:p>
          </table:table-cell>
        </table:table-row>
        <table:table-row table:style-name="ro1">
          <table:table-cell office:value-type="string" calcext:value-type="string">
            <text:p>terror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terror*</text:p>
          </table:table-cell>
        </table:table-row>
        <table:table-row table:style-name="ro1">
          <table:table-cell office:value-type="string" calcext:value-type="string">
            <text:p>terror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error*</text:p>
          </table:table-cell>
        </table:table-row>
        <table:table-row table:style-name="ro1">
          <table:table-cell office:value-type="string" calcext:value-type="string">
            <text:p>terror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terror*</text:p>
          </table:table-cell>
        </table:table-row>
        <table:table-row table:style-name="ro1">
          <table:table-cell office:value-type="string" calcext:value-type="string">
            <text:p>terror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terror*</text:p>
          </table:table-cell>
        </table:table-row>
        <table:table-row table:style-name="ro1">
          <table:table-cell office:value-type="string" calcext:value-type="string">
            <text:p>terror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террор*</text:p>
          </table:table-cell>
        </table:table-row>
        <table:table-row table:style-name="ro1">
          <table:table-cell office:value-type="string" calcext:value-type="string">
            <text:p>attack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nschlag* or attack*</text:p>
          </table:table-cell>
        </table:table-row>
        <table:table-row table:style-name="ro1">
          <table:table-cell office:value-type="string" calcext:value-type="string">
            <text:p>attack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attack* </text:p>
          </table:table-cell>
        </table:table-row>
        <table:table-row table:style-name="ro1">
          <table:table-cell office:value-type="string" calcext:value-type="string">
            <text:p>attack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attaque* or attentat*</text:p>
          </table:table-cell>
        </table:table-row>
        <table:table-row table:style-name="ro1">
          <table:table-cell office:value-type="string" calcext:value-type="string">
            <text:p>attack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attac* or attentat*</text:p>
          </table:table-cell>
        </table:table-row>
        <table:table-row table:style-name="ro1">
          <table:table-cell office:value-type="string" calcext:value-type="string">
            <text:p>attack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atenc* or atentad*</text:p>
          </table:table-cell>
        </table:table-row>
        <table:table-row table:style-name="ro1">
          <table:table-cell office:value-type="string" calcext:value-type="string">
            <text:p>attack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нападк*</text:p>
          </table:table-cell>
        </table:table-row>
      </table:table>
      <table:named-expressions/>
      <table:database-ranges>
        <table:database-range table:name="__Anonymous_Sheet_DB__1" table:target-range-address="meta.A1:meta.AMJ1048576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regexp.A1:regexp.C1048576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date-style style:name="N109">
      <number:year number:style="long"/>
      <number:text>/</number:text>
      <number:month number:style="long"/>
      <number:text>/</number:text>
      <number:day number:style="long"/>
    </number:date-style>
    <number:percentage-style style:name="N110">
      <number:number number:decimal-places="1" loext:min-decimal-places="1" number:min-integer-digits="1"/>
      <number:text>%</number:text>
    </number:percentage-style>
    <number:currency-style style:name="N111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7-01">00/00/0000</text:date>, <text:time style:data-style-name="N2" text:time-value="16:39:14.090857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laude Grasland</meta:initial-creator>
    <meta:creation-date>2020-04-10T15:55:31.899994000</meta:creation-date>
    <dc:date>2020-07-01T16:34:05.604300000</dc:date>
    <dc:creator>Claude Grasland</dc:creator>
    <meta:editing-duration>PT8H41M44S</meta:editing-duration>
    <meta:editing-cycles>29</meta:editing-cycles>
    <meta:generator>LibreOffice/5.0.0.5$MacOSX_X86_64 LibreOffice_project/1b1a90865e348b492231e1c451437d7a15bb262b</meta:generator>
    <meta:document-statistic meta:table-count="3" meta:cell-count="1694" meta:object-count="0"/>
  </office:meta>
</office:document-meta>
</file>